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4.041cm"/>
    </style:style>
    <style:style style:name="co9" style:family="table-column">
      <style:table-column-properties fo:break-before="auto" style:column-width="6.53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0.703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5.175cm"/>
    </style:style>
    <style:style style:name="co14" style:family="table-column">
      <style:table-column-properties fo:break-before="auto" style:column-width="3.157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table:style-name="Default"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4659865">
            <text:p>4659865</text:p>
          </table:table-cell>
          <table:table-cell office:value-type="float" office:value="84720955">
            <text:p>84720955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2-20</text:p>
          </table:table-cell>
          <table:table-cell office:value-type="float" office:value="53190883050">
            <text:p>531908830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Korrata Hba1c 2</text:p>
          </table:table-cell>
          <table:table-cell office:value-type="string">
            <text:p>Hba1c 2</text:p>
          </table:table-cell>
          <table:table-cell office:value-type="string">
            <text:p>-3 kuu pärast , kui korrigeeritu</text:p>
          </table:table-cell>
          <table:table-cell office:value-type="string">
            <text:p>Hba1c</text:p>
          </table:table-cell>
          <table:table-cell table:style-name="Default"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789999">
            <text:p>1789999</text:p>
          </table:table-cell>
          <table:table-cell office:value-type="float" office:value="148283632">
            <text:p>148283632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762362084">
            <text:p>87762362084</text:p>
          </table:table-cell>
          <table:table-cell office:value-type="string">
            <text:p>original</text:p>
          </table:table-cell>
          <table:table-cell office:value-type="string">
            <text:p>a_regime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lisa piirab süsivesikuid ja uus HbA1c 4</text:p>
          </table:table-cell>
          <table:table-cell office:value-type="string">
            <text:p>HbA1c 4</text:p>
          </table:table-cell>
          <table:table-cell office:value-type="string">
            <text:p>-6 kuu pärast</text:p>
          </table:table-cell>
          <table:table-cell office:value-type="string">
            <text:p>HbA1c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09311">
            <text:p>309311</text:p>
          </table:table-cell>
          <table:table-cell office:value-type="float" office:value="79691086">
            <text:p>79691086</text:p>
          </table:table-cell>
          <table:table-cell office:value-type="string">
            <text:p>2012-01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2458778760">
            <text:p>4245877876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profiil 7,1-&gt; 4,4-&gt; 4,7-&gt; 5,4 , HbA1c 4,6 %</text:p>
          </table:table-cell>
          <table:table-cell office:value-type="string">
            <text:p>HbA1c 4,6 %</text:p>
          </table:table-cell>
          <table:table-cell office:value-type="string">
            <text:p><text:s/>( langenud , eelmisel korral 5 </text:p>
          </table:table-cell>
          <table:table-cell office:value-type="string">
            <text:p>HbA1c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10995">
            <text:p>5110995</text:p>
          </table:table-cell>
          <table:table-cell office:value-type="float" office:value="148475085">
            <text:p>148475085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59354861075">
            <text:p>593548610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4.7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32510">
            <text:p>21932510</text:p>
          </table:table-cell>
          <table:table-cell office:value-type="float" office:value="212106022">
            <text:p>212106022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673030746113">
            <text:p>6730307461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4.7</text:p>
          </table:table-cell>
          <table:table-cell office:value-type="string">
            <text:p><text:s/>↓ ( 4.8 . 5.9 % kogu Hb-st )</text:p>
          </table:table-cell>
          <table:table-cell office:value-type="string">
            <text:p>HbA1c</text:p>
          </table:table-cell>
          <table:table-cell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18583">
            <text:p>19018583</text:p>
          </table:table-cell>
          <table:table-cell office:value-type="float" office:value="192448815">
            <text:p>192448815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96533">
            <text:p>6730304965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4.8 %</text:p>
          </table:table-cell>
          <table:table-cell/>
          <table:table-cell office:value-type="string">
            <text:p>HbA1c</text:p>
          </table:table-cell>
          <table:table-cell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43887">
            <text:p>12843887</text:p>
          </table:table-cell>
          <table:table-cell office:value-type="float" office:value="157650486">
            <text:p>157650486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22587135768">
            <text:p>225871357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4.8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4.8">
            <text:p>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33572">
            <text:p>17833572</text:p>
          </table:table-cell>
          <table:table-cell office:value-type="float" office:value="172061423">
            <text:p>172061423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7565255948">
            <text:p>975652559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3,8 , CRV 1,6 , HbA1C 4,9</text:p>
          </table:table-cell>
          <table:table-cell office:value-type="string">
            <text:p>HbA1C 4,9</text:p>
          </table:table-cell>
          <table:table-cell office:value-type="string">
            <text:p><text:s/>, TSH 1,23 .</text:p>
          </table:table-cell>
          <table:table-cell office:value-type="string">
            <text:p>HbA1C</text:p>
          </table:table-cell>
          <table:table-cell office:value-type="float" office:value="4.9">
            <text:p>4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94690">
            <text:p>24194690</text:p>
          </table:table-cell>
          <table:table-cell office:value-type="float" office:value="165369541">
            <text:p>165369541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673031090201">
            <text:p>6730310902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0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05362">
            <text:p>14905362</text:p>
          </table:table-cell>
          <table:table-cell office:value-type="float" office:value="170488037">
            <text:p>170488037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91846778329">
            <text:p>918467783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0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21948">
            <text:p>21121948</text:p>
          </table:table-cell>
          <table:table-cell office:value-type="float" office:value="209143551">
            <text:p>209143551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21867441934">
            <text:p>218674419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ol 2,7 tri 0,92 HDL 1,0 LDL 1,4 HbA1C 5.0 %</text:p>
          </table:table-cell>
          <table:table-cell office:value-type="string">
            <text:p>HbA1C 5.0 %</text:p>
          </table:table-cell>
          <table:table-cell office:value-type="string">
            <text:p><text:s/>D-vitamiin 35.5 TSH 1,24 FT415 </text:p>
          </table:table-cell>
          <table:table-cell office:value-type="string">
            <text:p>HbA1C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06246">
            <text:p>20206246</text:p>
          </table:table-cell>
          <table:table-cell office:value-type="float" office:value="200819414">
            <text:p>200819414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437191360">
            <text:p>154371913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neuropatia . GFR - 60 ml / min- HbA1c-5,1 %</text:p>
          </table:table-cell>
          <table:table-cell office:value-type="string">
            <text:p>HbA1c-5,1 %</text:p>
          </table:table-cell>
          <table:table-cell office:value-type="string">
            <text:p><text:s/>- 5,3%-5,0%TPO AK695IU / mlTRAK</text:p>
          </table:table-cell>
          <table:table-cell office:value-type="string">
            <text:p>HbA1c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53491">
            <text:p>16853491</text:p>
          </table:table-cell>
          <table:table-cell office:value-type="float" office:value="211378127">
            <text:p>211378127</text:p>
          </table:table-cell>
          <table:table-cell office:value-type="string">
            <text:p>2013-11-26</text:p>
          </table:table-cell>
          <table:table-cell office:value-type="string">
            <text:p>S</text:p>
          </table:table-cell>
          <table:table-cell office:value-type="string">
            <text:p>2013-11-14</text:p>
          </table:table-cell>
          <table:table-cell office:value-type="float" office:value="30920340641">
            <text:p>3092034064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1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1">
            <text:p>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88256">
            <text:p>11088256</text:p>
          </table:table-cell>
          <table:table-cell office:value-type="float" office:value="203023003">
            <text:p>203023003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14864065850">
            <text:p>148640658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1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1">
            <text:p>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17503">
            <text:p>18117503</text:p>
          </table:table-cell>
          <table:table-cell office:value-type="float" office:value="191754944">
            <text:p>191754944</text:p>
          </table:table-cell>
          <table:table-cell office:value-type="string">
            <text:p>2013-08-09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30189648842">
            <text:p>301896488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6.08.201316 : 49 : HbA1c 5.1 %</text:p>
          </table:table-cell>
          <table:table-cell office:value-type="string">
            <text:p>HbA1c 5.1 %</text:p>
          </table:table-cell>
          <table:table-cell/>
          <table:table-cell office:value-type="string">
            <text:p>HbA1c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33406">
            <text:p>23633406</text:p>
          </table:table-cell>
          <table:table-cell office:value-type="float" office:value="195480908">
            <text:p>195480908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673030562338">
            <text:p>6730305623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1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1">
            <text:p>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60895">
            <text:p>22260895</text:p>
          </table:table-cell>
          <table:table-cell office:value-type="float" office:value="203361275">
            <text:p>203361275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35898653788">
            <text:p>358986537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5.1</text:p>
          </table:table-cell>
          <table:table-cell office:value-type="string">
            <text:p><text:s/>( &lt;6.0 % )</text:p>
          </table:table-cell>
          <table:table-cell office:value-type="string">
            <text:p>Glükohemoglobiin</text:p>
          </table:table-cell>
          <table:table-cell office:value-type="float" office:value="5.1">
            <text:p>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56022">
            <text:p>11156022</text:p>
          </table:table-cell>
          <table:table-cell office:value-type="float" office:value="218633971">
            <text:p>218633971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3-12-17</text:p>
          </table:table-cell>
          <table:table-cell office:value-type="float" office:value="97946762061">
            <text:p>979467620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2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65916">
            <text:p>16865916</text:p>
          </table:table-cell>
          <table:table-cell office:value-type="float" office:value="192981287">
            <text:p>192981287</text:p>
          </table:table-cell>
          <table:table-cell office:value-type="string">
            <text:p>2013-08-16</text:p>
          </table:table-cell>
          <table:table-cell office:value-type="string">
            <text:p>S</text:p>
          </table:table-cell>
          <table:table-cell office:value-type="string">
            <text:p>2013-08-08</text:p>
          </table:table-cell>
          <table:table-cell office:value-type="float" office:value="69853833514">
            <text:p>698538335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2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33626">
            <text:p>17333626</text:p>
          </table:table-cell>
          <table:table-cell office:value-type="float" office:value="198640288">
            <text:p>198640288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673030409890">
            <text:p>6730304098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4.08.201315 : 56 : HbA1c 5.2 %</text:p>
          </table:table-cell>
          <table:table-cell office:value-type="string">
            <text:p>HbA1c 5.2 %</text:p>
          </table:table-cell>
          <table:table-cell/>
          <table:table-cell office:value-type="string">
            <text:p>HbA1c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54014">
            <text:p>19054014</text:p>
          </table:table-cell>
          <table:table-cell office:value-type="float" office:value="164509943">
            <text:p>164509943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077779">
            <text:p>6730410777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ivne , veresuhkur - 6,6 mmolL , glükoHgb - 5,20 %</text:p>
          </table:table-cell>
          <table:table-cell office:value-type="string">
            <text:p>glükoHgb - 5,20 %</text:p>
          </table:table-cell>
          <table:table-cell/>
          <table:table-cell office:value-type="string">
            <text:p>glükoHgb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85611">
            <text:p>13185611</text:p>
          </table:table-cell>
          <table:table-cell office:value-type="float" office:value="165632439">
            <text:p>165632439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53192837651">
            <text:p>531928376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IFCC ) 33 ( 29 . 42 mmol/mol ) HbA1c 5.2</text:p>
          </table:table-cell>
          <table:table-cell office:value-type="string">
            <text:p>HbA1c 5.2</text:p>
          </table:table-cell>
          <table:table-cell office:value-type="string">
            <text:p><text:s/>( 4.8 . 5.9 % kogu Hb-st ) Hemo</text:p>
          </table:table-cell>
          <table:table-cell office:value-type="string">
            <text:p>HbA1c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97005">
            <text:p>21497005</text:p>
          </table:table-cell>
          <table:table-cell office:value-type="float" office:value="204664790">
            <text:p>204664790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55957830541">
            <text:p>559578305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,2 %</text:p>
          </table:table-cell>
          <table:table-cell office:value-type="string">
            <text:p><text:s/>, TSH normis , normokaltseemia</text:p>
          </table:table-cell>
          <table:table-cell office:value-type="string">
            <text:p>HbA1C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03076">
            <text:p>13103076</text:p>
          </table:table-cell>
          <table:table-cell office:value-type="float" office:value="185496391">
            <text:p>185496391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3-06-26</text:p>
          </table:table-cell>
          <table:table-cell office:value-type="float" office:value="35538096697">
            <text:p>355380966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2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71692">
            <text:p>15071692</text:p>
          </table:table-cell>
          <table:table-cell office:value-type="float" office:value="158041021">
            <text:p>158041021</text:p>
          </table:table-cell>
          <table:table-cell office:value-type="string">
            <text:p>2012-10-01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673030861536">
            <text:p>6730308615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2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72428">
            <text:p>12072428</text:p>
          </table:table-cell>
          <table:table-cell office:value-type="float" office:value="215208929">
            <text:p>215208929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32884829067">
            <text:p>328848290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5.3</text:p>
          </table:table-cell>
          <table:table-cell office:value-type="string">
            <text:p><text:s/>( &lt;6.0 % )</text:p>
          </table:table-cell>
          <table:table-cell office:value-type="string">
            <text:p>Glükohemoglobiin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06326">
            <text:p>18406326</text:p>
          </table:table-cell>
          <table:table-cell office:value-type="float" office:value="176811059">
            <text:p>176811059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62597773869">
            <text:p>625977738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Uuringud 08.02.2013 TSH 1,083 Hba1C 5,3 %</text:p>
          </table:table-cell>
          <table:table-cell office:value-type="string">
            <text:p>Hba1C 5,3 %</text:p>
          </table:table-cell>
          <table:table-cell office:value-type="string">
            <text:p><text:s/>A veri-n , INR 1,23 Kreat</text:p>
          </table:table-cell>
          <table:table-cell office:value-type="string">
            <text:p>Hba1C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23965">
            <text:p>23523965</text:p>
          </table:table-cell>
          <table:table-cell office:value-type="float" office:value="158150021">
            <text:p>158150021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673047286326">
            <text:p>6730472863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3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93049">
            <text:p>20393049</text:p>
          </table:table-cell>
          <table:table-cell office:value-type="float" office:value="183006343">
            <text:p>183006343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673030425710">
            <text:p>6730304257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R 0,99 , TSH-1,7 ; FT4 - 14,3 ; Hba1c 5,3 %</text:p>
          </table:table-cell>
          <table:table-cell office:value-type="string">
            <text:p>Hba1c 5,3 %</text:p>
          </table:table-cell>
          <table:table-cell office:value-type="string">
            <text:p><text:s/>;</text:p>
          </table:table-cell>
          <table:table-cell office:value-type="string">
            <text:p>Hba1c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77089">
            <text:p>23077089</text:p>
          </table:table-cell>
          <table:table-cell office:value-type="float" office:value="166665777">
            <text:p>166665777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87357666095">
            <text:p>873576660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3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16481">
            <text:p>13616481</text:p>
          </table:table-cell>
          <table:table-cell office:value-type="float" office:value="218140175">
            <text:p>218140175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1-27</text:p>
          </table:table-cell>
          <table:table-cell office:value-type="float" office:value="37513963169">
            <text:p>375139631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3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16386">
            <text:p>23216386</text:p>
          </table:table-cell>
          <table:table-cell office:value-type="float" office:value="210753729">
            <text:p>210753729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45778684381">
            <text:p>457786843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3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48854">
            <text:p>17148854</text:p>
          </table:table-cell>
          <table:table-cell office:value-type="float" office:value="201891004">
            <text:p>201891004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48865351756">
            <text:p>488653517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0.2013 <text:s text:c="2"/>: 11.09.201317 : 46 : HbA1c 5.3 %</text:p>
          </table:table-cell>
          <table:table-cell office:value-type="string">
            <text:p>HbA1c 5.3 %</text:p>
          </table:table-cell>
          <table:table-cell/>
          <table:table-cell office:value-type="string">
            <text:p>HbA1c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8418">
            <text:p>1848418</text:p>
          </table:table-cell>
          <table:table-cell office:value-type="float" office:value="126693761">
            <text:p>126693761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office:value-type="string">
            <text:p>2012-06-18</text:p>
          </table:table-cell>
          <table:table-cell office:value-type="float" office:value="25479881907">
            <text:p>254798819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8.06.201214 : 14 : HbA1c 5.3 %</text:p>
          </table:table-cell>
          <table:table-cell office:value-type="string">
            <text:p>HbA1c 5.3 %</text:p>
          </table:table-cell>
          <table:table-cell/>
          <table:table-cell office:value-type="string">
            <text:p>HbA1c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26155">
            <text:p>4426155</text:p>
          </table:table-cell>
          <table:table-cell office:value-type="float" office:value="81681002">
            <text:p>81681002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2-01-05</text:p>
          </table:table-cell>
          <table:table-cell office:value-type="float" office:value="13531359558">
            <text:p>135313595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3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07105">
            <text:p>17707105</text:p>
          </table:table-cell>
          <table:table-cell office:value-type="float" office:value="159861901">
            <text:p>159861901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460069052">
            <text:p>444600690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.6 mmol/L , 24.01.201315 : 49 : HbA1c 5.4 %</text:p>
          </table:table-cell>
          <table:table-cell office:value-type="string">
            <text:p>HbA1c 5.4 %</text:p>
          </table:table-cell>
          <table:table-cell/>
          <table:table-cell office:value-type="string">
            <text:p>HbA1c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21963">
            <text:p>17921963</text:p>
          </table:table-cell>
          <table:table-cell office:value-type="float" office:value="161544932">
            <text:p>161544932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2012-03-26</text:p>
          </table:table-cell>
          <table:table-cell office:value-type="float" office:value="673046387250">
            <text:p>6730463872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6.03.2012 : HbA1c 5.4 %</text:p>
          </table:table-cell>
          <table:table-cell office:value-type="string">
            <text:p>HbA1c 5.4 %</text:p>
          </table:table-cell>
          <table:table-cell/>
          <table:table-cell office:value-type="string">
            <text:p>HbA1c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5798">
            <text:p>2415798</text:p>
          </table:table-cell>
          <table:table-cell office:value-type="float" office:value="153941456">
            <text:p>153941456</text:p>
          </table:table-cell>
          <table:table-cell office:value-type="string">
            <text:p>2012-12-21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51091065459">
            <text:p>510910654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,4 %</text:p>
          </table:table-cell>
          <table:table-cell/>
          <table:table-cell office:value-type="string">
            <text:p>HbA1c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98731">
            <text:p>23698731</text:p>
          </table:table-cell>
          <table:table-cell office:value-type="float" office:value="185159871">
            <text:p>185159871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91972567370">
            <text:p>919725673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5.4</text:p>
          </table:table-cell>
          <table:table-cell office:value-type="string">
            <text:p><text:s/>( &lt;6.0 % )</text:p>
          </table:table-cell>
          <table:table-cell office:value-type="string">
            <text:p>Glükohemoglobiin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81997">
            <text:p>8581997</text:p>
          </table:table-cell>
          <table:table-cell office:value-type="float" office:value="131796733">
            <text:p>131796733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office:value-type="string">
            <text:p>2012-06-22</text:p>
          </table:table-cell>
          <table:table-cell office:value-type="float" office:value="77395932307">
            <text:p>7739593230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4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32304">
            <text:p>3932304</text:p>
          </table:table-cell>
          <table:table-cell office:value-type="float" office:value="140206794">
            <text:p>140206794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1526914110">
            <text:p>215269141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,4 %</text:p>
          </table:table-cell>
          <table:table-cell/>
          <table:table-cell office:value-type="string">
            <text:p>HbA1c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13031">
            <text:p>7613031</text:p>
          </table:table-cell>
          <table:table-cell office:value-type="float" office:value="81679781">
            <text:p>81679781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2-01-10</text:p>
          </table:table-cell>
          <table:table-cell office:value-type="float" office:value="72657796816">
            <text:p>7265779681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4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22553">
            <text:p>10422553</text:p>
          </table:table-cell>
          <table:table-cell office:value-type="float" office:value="205324611">
            <text:p>205324611</text:p>
          </table:table-cell>
          <table:table-cell office:value-type="string">
            <text:p>2013-10-28</text:p>
          </table:table-cell>
          <table:table-cell office:value-type="string">
            <text:p>S</text:p>
          </table:table-cell>
          <table:table-cell office:value-type="string">
            <text:p>2013-10-14</text:p>
          </table:table-cell>
          <table:table-cell office:value-type="float" office:value="673035533298">
            <text:p>67303553329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4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69599">
            <text:p>8369599</text:p>
          </table:table-cell>
          <table:table-cell office:value-type="float" office:value="151199920">
            <text:p>151199920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27</text:p>
          </table:table-cell>
          <table:table-cell office:value-type="float" office:value="68087057744">
            <text:p>6808705774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4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02526">
            <text:p>22002526</text:p>
          </table:table-cell>
          <table:table-cell office:value-type="float" office:value="156321970">
            <text:p>156321970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2012-12-21</text:p>
          </table:table-cell>
          <table:table-cell office:value-type="float" office:value="58326677166">
            <text:p>583266771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4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62899">
            <text:p>16462899</text:p>
          </table:table-cell>
          <table:table-cell office:value-type="float" office:value="166182260">
            <text:p>166182260</text:p>
          </table:table-cell>
          <table:table-cell office:value-type="string">
            <text:p>2013-03-11</text:p>
          </table:table-cell>
          <table:table-cell office:value-type="string">
            <text:p>S</text:p>
          </table:table-cell>
          <table:table-cell office:value-type="string">
            <text:p>2013-03-01</text:p>
          </table:table-cell>
          <table:table-cell office:value-type="float" office:value="673033202760">
            <text:p>67303320276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4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99691">
            <text:p>21599691</text:p>
          </table:table-cell>
          <table:table-cell office:value-type="float" office:value="186615906">
            <text:p>186615906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54133784707">
            <text:p>541337847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IFCC ) 36 ( 29 . 42 mmol/mol ) HbA1c 5.4</text:p>
          </table:table-cell>
          <table:table-cell office:value-type="string">
            <text:p>HbA1c 5.4</text:p>
          </table:table-cell>
          <table:table-cell office:value-type="string">
            <text:p><text:s/>( 4.8 . 5.9 % kogu Hb-st ) Hemo</text:p>
          </table:table-cell>
          <table:table-cell office:value-type="string">
            <text:p>HbA1c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26907">
            <text:p>16326907</text:p>
          </table:table-cell>
          <table:table-cell office:value-type="float" office:value="205369608">
            <text:p>205369608</text:p>
          </table:table-cell>
          <table:table-cell office:value-type="string">
            <text:p>2013-10-28</text:p>
          </table:table-cell>
          <table:table-cell office:value-type="string">
            <text:p>S</text:p>
          </table:table-cell>
          <table:table-cell office:value-type="string">
            <text:p>2013-10-10</text:p>
          </table:table-cell>
          <table:table-cell office:value-type="float" office:value="673036085058">
            <text:p>6730360850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5.4</text:p>
          </table:table-cell>
          <table:table-cell office:value-type="string">
            <text:p><text:s/>( &lt;6.0 % )</text:p>
          </table:table-cell>
          <table:table-cell office:value-type="string">
            <text:p>Glükohemoglobiin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73222">
            <text:p>19473222</text:p>
          </table:table-cell>
          <table:table-cell office:value-type="float" office:value="206715725">
            <text:p>206715725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673030524355">
            <text:p>6730305243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3.06.201310 : 37 : Glükohemoglobiin 5.4 %</text:p>
          </table:table-cell>
          <table:table-cell office:value-type="string">
            <text:p>Glükohemoglobiin 5.4 %</text:p>
          </table:table-cell>
          <table:table-cell/>
          <table:table-cell office:value-type="string">
            <text:p>Glükohemoglobiin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06325">
            <text:p>22906325</text:p>
          </table:table-cell>
          <table:table-cell office:value-type="float" office:value="160362397">
            <text:p>160362397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39409263420">
            <text:p>394092634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4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74564">
            <text:p>14674564</text:p>
          </table:table-cell>
          <table:table-cell office:value-type="float" office:value="205767883">
            <text:p>205767883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70139825839">
            <text:p>701398258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5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19514">
            <text:p>18619514</text:p>
          </table:table-cell>
          <table:table-cell office:value-type="float" office:value="202606073">
            <text:p>202606073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59860156276">
            <text:p>598601562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7.09.201316 : 28 : HbA1c 5.5 %</text:p>
          </table:table-cell>
          <table:table-cell office:value-type="string">
            <text:p>HbA1c 5.5 %</text:p>
          </table:table-cell>
          <table:table-cell office:value-type="string">
            <text:p><text:s/>, 27.09.201316 : 24 : eGFR ( MD</text:p>
          </table:table-cell>
          <table:table-cell office:value-type="string">
            <text:p>HbA1c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08661">
            <text:p>23008661</text:p>
          </table:table-cell>
          <table:table-cell office:value-type="float" office:value="197704521">
            <text:p>197704521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53794272820">
            <text:p>537942728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5.5</text:p>
          </table:table-cell>
          <table:table-cell office:value-type="string">
            <text:p><text:s/>( &lt;6.0 % )</text:p>
          </table:table-cell>
          <table:table-cell office:value-type="string">
            <text:p>Glükohemoglobiin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64941">
            <text:p>17464941</text:p>
          </table:table-cell>
          <table:table-cell office:value-type="float" office:value="169605739">
            <text:p>169605739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7293">
            <text:p>6730303272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,5</text:p>
          </table:table-cell>
          <table:table-cell/>
          <table:table-cell office:value-type="string">
            <text:p>HbA1C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28452">
            <text:p>24228452</text:p>
          </table:table-cell>
          <table:table-cell office:value-type="float" office:value="159025285">
            <text:p>159025285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3-01-07</text:p>
          </table:table-cell>
          <table:table-cell office:value-type="float" office:value="96247648513">
            <text:p>962476485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5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68768">
            <text:p>10568768</text:p>
          </table:table-cell>
          <table:table-cell office:value-type="float" office:value="181988132">
            <text:p>181988132</text:p>
          </table:table-cell>
          <table:table-cell office:value-type="string">
            <text:p>2013-06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446454739">
            <text:p>6344645473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; 5.5-&gt; 4.2-&gt; 4.0-&gt; 6.8-&gt; 6.7 ) HbA1C 5.5 %</text:p>
          </table:table-cell>
          <table:table-cell office:value-type="string">
            <text:p>HbA1C 5.5 %</text:p>
          </table:table-cell>
          <table:table-cell office:value-type="string">
            <text:p><text:s/>konsulteeritud endokrinoloogiga</text:p>
          </table:table-cell>
          <table:table-cell office:value-type="string">
            <text:p>HbA1C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7098">
            <text:p>707098</text:p>
          </table:table-cell>
          <table:table-cell office:value-type="float" office:value="84609700">
            <text:p>84609700</text:p>
          </table:table-cell>
          <table:table-cell office:value-type="string">
            <text:p>2012-02-16</text:p>
          </table:table-cell>
          <table:table-cell office:value-type="string">
            <text:p>S</text:p>
          </table:table-cell>
          <table:table-cell office:value-type="string">
            <text:p>2012-02-03</text:p>
          </table:table-cell>
          <table:table-cell office:value-type="float" office:value="42045752224">
            <text:p>4204575222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FCC ) 37 ( 29 . 42 mmol/mol ) , B-HbA1c 5.5</text:p>
          </table:table-cell>
          <table:table-cell office:value-type="string">
            <text:p>B-HbA1c 5.5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88558">
            <text:p>17188558</text:p>
          </table:table-cell>
          <table:table-cell office:value-type="float" office:value="165654398">
            <text:p>165654398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861378220">
            <text:p>388613782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oli 5,5</text:p>
          </table:table-cell>
          <table:table-cell office:value-type="string">
            <text:p>-5,8 % viimati Varem võttis hüpe</text:p>
          </table:table-cell>
          <table:table-cell office:value-type="string">
            <text:p>Hba1c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57880">
            <text:p>24457880</text:p>
          </table:table-cell>
          <table:table-cell office:value-type="float" office:value="160470208">
            <text:p>160470208</text:p>
          </table:table-cell>
          <table:table-cell office:value-type="string">
            <text:p>2013-02-01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45788690578">
            <text:p>457886905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5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03318">
            <text:p>2503318</text:p>
          </table:table-cell>
          <table:table-cell office:value-type="float" office:value="143875785">
            <text:p>143875785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34539140261">
            <text:p>345391402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5.10.201213 : 30 : HbA1c 5,5 %</text:p>
          </table:table-cell>
          <table:table-cell office:value-type="string">
            <text:p>HbA1c 5,5 %</text:p>
          </table:table-cell>
          <table:table-cell/>
          <table:table-cell office:value-type="string">
            <text:p>HbA1c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69710">
            <text:p>8269710</text:p>
          </table:table-cell>
          <table:table-cell office:value-type="float" office:value="151194286">
            <text:p>151194286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75167237328">
            <text:p>7516723732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5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61835">
            <text:p>10561835</text:p>
          </table:table-cell>
          <table:table-cell office:value-type="float" office:value="174517686">
            <text:p>174517686</text:p>
          </table:table-cell>
          <table:table-cell office:value-type="string">
            <text:p>2013-04-29</text:p>
          </table:table-cell>
          <table:table-cell office:value-type="string">
            <text:p>S</text:p>
          </table:table-cell>
          <table:table-cell office:value-type="string">
            <text:p>2013-04-24</text:p>
          </table:table-cell>
          <table:table-cell office:value-type="float" office:value="12824527507">
            <text:p>1282452750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5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77828">
            <text:p>23477828</text:p>
          </table:table-cell>
          <table:table-cell office:value-type="float" office:value="179609554">
            <text:p>179609554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95190552980">
            <text:p>951905529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5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53369">
            <text:p>19553369</text:p>
          </table:table-cell>
          <table:table-cell office:value-type="float" office:value="194962481">
            <text:p>194962481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673030324977">
            <text:p>6730303249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9.08.201312 : 32 : HbA1c 5.5 %</text:p>
          </table:table-cell>
          <table:table-cell office:value-type="string">
            <text:p>HbA1c 5.5 %</text:p>
          </table:table-cell>
          <table:table-cell/>
          <table:table-cell office:value-type="string">
            <text:p>HbA1c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70919">
            <text:p>22370919</text:p>
          </table:table-cell>
          <table:table-cell office:value-type="float" office:value="188583541">
            <text:p>188583541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office:value-type="string">
            <text:p>2013-07-11</text:p>
          </table:table-cell>
          <table:table-cell office:value-type="float" office:value="673030419732">
            <text:p>6730304197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5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83718">
            <text:p>12683718</text:p>
          </table:table-cell>
          <table:table-cell office:value-type="float" office:value="205084604">
            <text:p>205084604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79424498831">
            <text:p>794244988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6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31471">
            <text:p>17431471</text:p>
          </table:table-cell>
          <table:table-cell office:value-type="float" office:value="180481219">
            <text:p>180481219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52820310509">
            <text:p>528203105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4.05.201316 : 09 : Glükohemoglobiin 5.6 %</text:p>
          </table:table-cell>
          <table:table-cell office:value-type="string">
            <text:p>Glükohemoglobiin 5.6 %</text:p>
          </table:table-cell>
          <table:table-cell/>
          <table:table-cell office:value-type="string">
            <text:p>Glükohemoglobiin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09400">
            <text:p>17209400</text:p>
          </table:table-cell>
          <table:table-cell office:value-type="float" office:value="211491026">
            <text:p>211491026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68391869611">
            <text:p>683918696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9.01.201314 : 08 : HbA1c 5.6 %</text:p>
          </table:table-cell>
          <table:table-cell office:value-type="string">
            <text:p>HbA1c 5.6 %</text:p>
          </table:table-cell>
          <table:table-cell office:value-type="string">
            <text:p><text:s/>[ norm 4.0 - 6.0 ]</text:p>
          </table:table-cell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50924">
            <text:p>14750924</text:p>
          </table:table-cell>
          <table:table-cell office:value-type="float" office:value="199032927">
            <text:p>199032927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6-25</text:p>
          </table:table-cell>
          <table:table-cell office:value-type="float" office:value="88434214524">
            <text:p>884342145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5.6</text:p>
          </table:table-cell>
          <table:table-cell office:value-type="string">
            <text:p><text:s/>( &lt;6.0 % )</text:p>
          </table:table-cell>
          <table:table-cell office:value-type="string">
            <text:p>Glükohemoglobiin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7068">
            <text:p>5527068</text:p>
          </table:table-cell>
          <table:table-cell office:value-type="float" office:value="80415367">
            <text:p>80415367</text:p>
          </table:table-cell>
          <table:table-cell office:value-type="string">
            <text:p>2012-0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643831126">
            <text:p>9964383112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,6 %</text:p>
          </table:table-cell>
          <table:table-cell/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50924">
            <text:p>18050924</text:p>
          </table:table-cell>
          <table:table-cell office:value-type="float" office:value="172850380">
            <text:p>172850380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36478822740">
            <text:p>364788227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7.04.201312 : 27 : HbA1c 5.6 %</text:p>
          </table:table-cell>
          <table:table-cell office:value-type="string">
            <text:p>HbA1c 5.6 %</text:p>
          </table:table-cell>
          <table:table-cell/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96200">
            <text:p>7896200</text:p>
          </table:table-cell>
          <table:table-cell office:value-type="float" office:value="136375427">
            <text:p>136375427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2011-11-21</text:p>
          </table:table-cell>
          <table:table-cell office:value-type="float" office:value="93660539936">
            <text:p>9366053993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Täna HbA1c -5,6 %</text:p>
          </table:table-cell>
          <table:table-cell office:value-type="string">
            <text:p>HbA1c -5,6 %</text:p>
          </table:table-cell>
          <table:table-cell/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78767">
            <text:p>24678767</text:p>
          </table:table-cell>
          <table:table-cell office:value-type="float" office:value="184618478">
            <text:p>184618478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95804636034">
            <text:p>958046360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6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52474">
            <text:p>4752474</text:p>
          </table:table-cell>
          <table:table-cell office:value-type="float" office:value="139732900">
            <text:p>139732900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32916973713">
            <text:p>329169737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WBC-4,26 ( leukogramm korras ) HbA1c5,6</text:p>
          </table:table-cell>
          <table:table-cell office:value-type="string">
            <text:p>HbA1c5,6</text:p>
          </table:table-cell>
          <table:table-cell office:value-type="string">
            <text:p>--&gt; 5,7%--&gt; 6,1 % ; üldkolestero</text:p>
          </table:table-cell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1701">
            <text:p>2011701</text:p>
          </table:table-cell>
          <table:table-cell office:value-type="float" office:value="126949250">
            <text:p>126949250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8</text:p>
          </table:table-cell>
          <table:table-cell office:value-type="float" office:value="54643822690">
            <text:p>546438226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8.06.201216 : 28 : HbA1c 5.6 %</text:p>
          </table:table-cell>
          <table:table-cell office:value-type="string">
            <text:p>HbA1c 5.6 %</text:p>
          </table:table-cell>
          <table:table-cell/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75717">
            <text:p>17775717</text:p>
          </table:table-cell>
          <table:table-cell office:value-type="float" office:value="206044373">
            <text:p>206044373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81526337309">
            <text:p>815263373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9.10.201317 : 38 : HbA1c 5.6 %</text:p>
          </table:table-cell>
          <table:table-cell office:value-type="string">
            <text:p>HbA1c 5.6 %</text:p>
          </table:table-cell>
          <table:table-cell/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28320">
            <text:p>7528320</text:p>
          </table:table-cell>
          <table:table-cell office:value-type="float" office:value="83082847">
            <text:p>83082847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2-01-23</text:p>
          </table:table-cell>
          <table:table-cell office:value-type="float" office:value="88776845830">
            <text:p>8877684583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6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48290">
            <text:p>12148290</text:p>
          </table:table-cell>
          <table:table-cell office:value-type="float" office:value="192534801">
            <text:p>192534801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27006329903">
            <text:p>270063299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6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97103">
            <text:p>3197103</text:p>
          </table:table-cell>
          <table:table-cell office:value-type="float" office:value="84587625">
            <text:p>84587625</text:p>
          </table:table-cell>
          <table:table-cell office:value-type="string">
            <text:p>2011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368977486">
            <text:p>103689774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,6 %</text:p>
          </table:table-cell>
          <table:table-cell/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05157">
            <text:p>16005157</text:p>
          </table:table-cell>
          <table:table-cell office:value-type="float" office:value="187494983">
            <text:p>187494983</text:p>
          </table:table-cell>
          <table:table-cell office:value-type="string">
            <text:p>2013-07-09</text:p>
          </table:table-cell>
          <table:table-cell office:value-type="string">
            <text:p>S</text:p>
          </table:table-cell>
          <table:table-cell office:value-type="string">
            <text:p>2013-07-03</text:p>
          </table:table-cell>
          <table:table-cell office:value-type="float" office:value="51413375995">
            <text:p>5141337599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6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62341">
            <text:p>16262341</text:p>
          </table:table-cell>
          <table:table-cell office:value-type="float" office:value="216187288">
            <text:p>216187288</text:p>
          </table:table-cell>
          <table:table-cell office:value-type="string">
            <text:p>2013-12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3013672849">
            <text:p>530136728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6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24668">
            <text:p>19124668</text:p>
          </table:table-cell>
          <table:table-cell office:value-type="float" office:value="216640831">
            <text:p>216640831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2-06-06</text:p>
          </table:table-cell>
          <table:table-cell office:value-type="float" office:value="21768855534">
            <text:p>217688555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6.06.201217 : 27 : Glükohemoglobiin 5,6 %</text:p>
          </table:table-cell>
          <table:table-cell office:value-type="string">
            <text:p>Glükohemoglobiin 5,6 %</text:p>
          </table:table-cell>
          <table:table-cell office:value-type="string">
            <text:p><text:s/>[ norm .. - 6 ]</text:p>
          </table:table-cell>
          <table:table-cell office:value-type="string">
            <text:p>Glükohemoglobiin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29369">
            <text:p>13129369</text:p>
          </table:table-cell>
          <table:table-cell office:value-type="float" office:value="191348562">
            <text:p>191348562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673039844508">
            <text:p>6730398445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6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73316">
            <text:p>15973316</text:p>
          </table:table-cell>
          <table:table-cell office:value-type="float" office:value="182849697">
            <text:p>182849697</text:p>
          </table:table-cell>
          <table:table-cell office:value-type="string">
            <text:p>2013-06-12</text:p>
          </table:table-cell>
          <table:table-cell office:value-type="string">
            <text:p>S</text:p>
          </table:table-cell>
          <table:table-cell office:value-type="string">
            <text:p>2013-06-05</text:p>
          </table:table-cell>
          <table:table-cell office:value-type="float" office:value="89117796332">
            <text:p>8911779633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6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81285">
            <text:p>11081285</text:p>
          </table:table-cell>
          <table:table-cell office:value-type="float" office:value="193050872">
            <text:p>193050872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673030444119">
            <text:p>6730304441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5.6</text:p>
          </table:table-cell>
          <table:table-cell office:value-type="string">
            <text:p><text:s/>( &lt;6.0 % )</text:p>
          </table:table-cell>
          <table:table-cell office:value-type="string">
            <text:p>Glükohemoglobiin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81328">
            <text:p>19481328</text:p>
          </table:table-cell>
          <table:table-cell office:value-type="float" office:value="169852434">
            <text:p>169852434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2867">
            <text:p>6730303428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6 , WBC 4,82 , veresuhkur 5,3 , HbA1C 5,6 %</text:p>
          </table:table-cell>
          <table:table-cell office:value-type="string">
            <text:p>HbA1C 5,6 %</text:p>
          </table:table-cell>
          <table:table-cell office:value-type="string">
            <text:p><text:s/>; kolesterool 5,6 , HDL 1,51 , </text:p>
          </table:table-cell>
          <table:table-cell office:value-type="string">
            <text:p>HbA1C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87197">
            <text:p>7787197</text:p>
          </table:table-cell>
          <table:table-cell office:value-type="float" office:value="81680045">
            <text:p>81680045</text:p>
          </table:table-cell>
          <table:table-cell office:value-type="string">
            <text:p>2012-01-13</text:p>
          </table:table-cell>
          <table:table-cell office:value-type="string">
            <text:p>A</text:p>
          </table:table-cell>
          <table:table-cell office:value-type="string">
            <text:p>2011-12-12</text:p>
          </table:table-cell>
          <table:table-cell office:value-type="float" office:value="62145879035">
            <text:p>6214587903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61</text:p>
          </table:table-cell>
          <table:table-cell office:value-type="string">
            <text:p><text:s/>( 4.80 . 5.90 % kogu Hb-st )</text:p>
          </table:table-cell>
          <table:table-cell office:value-type="string">
            <text:p>B-HbA1c</text:p>
          </table:table-cell>
          <table:table-cell table:style-name="Default" office:value-type="float" office:value="5.61">
            <text:p>5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61692">
            <text:p>18861692</text:p>
          </table:table-cell>
          <table:table-cell office:value-type="float" office:value="200895706">
            <text:p>200895706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673030478420">
            <text:p>6730304784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4.09.201316 : 07 : HbA1c 5.7 %</text:p>
          </table:table-cell>
          <table:table-cell office:value-type="string">
            <text:p>HbA1c 5.7 %</text:p>
          </table:table-cell>
          <table:table-cell/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02823">
            <text:p>6602823</text:p>
          </table:table-cell>
          <table:table-cell office:value-type="float" office:value="129281944">
            <text:p>129281944</text:p>
          </table:table-cell>
          <table:table-cell office:value-type="string">
            <text:p>2012-07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3578793181">
            <text:p>2357879318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nenud v/s väärtused 9-11 mmol/l HbA1c 5,7%</text:p>
          </table:table-cell>
          <table:table-cell office:value-type="string">
            <text:p>HbA1c 5,7%</text:p>
          </table:table-cell>
          <table:table-cell office:value-type="string">
            <text:p><text:s/>GTT normis , seega diabeeti het</text:p>
          </table:table-cell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9270">
            <text:p>2039270</text:p>
          </table:table-cell>
          <table:table-cell office:value-type="float" office:value="126085354">
            <text:p>126085354</text:p>
          </table:table-cell>
          <table:table-cell office:value-type="string">
            <text:p>2012-06-20</text:p>
          </table:table-cell>
          <table:table-cell office:value-type="string">
            <text:p>A</text:p>
          </table:table-cell>
          <table:table-cell office:value-type="string">
            <text:p>2012-06-18</text:p>
          </table:table-cell>
          <table:table-cell office:value-type="float" office:value="89522475161">
            <text:p>895224751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8.06.201214 : 14 : HbA1c 5.7 %</text:p>
          </table:table-cell>
          <table:table-cell office:value-type="string">
            <text:p>HbA1c 5.7 %</text:p>
          </table:table-cell>
          <table:table-cell/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14848">
            <text:p>16714848</text:p>
          </table:table-cell>
          <table:table-cell office:value-type="float" office:value="215206149">
            <text:p>215206149</text:p>
          </table:table-cell>
          <table:table-cell office:value-type="string">
            <text:p>2013-12-12</text:p>
          </table:table-cell>
          <table:table-cell office:value-type="string">
            <text:p>S</text:p>
          </table:table-cell>
          <table:table-cell office:value-type="string">
            <text:p>2013-11-12</text:p>
          </table:table-cell>
          <table:table-cell office:value-type="float" office:value="673043297111">
            <text:p>67304329711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7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62181">
            <text:p>8362181</text:p>
          </table:table-cell>
          <table:table-cell office:value-type="float" office:value="137485455">
            <text:p>137485455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office:value-type="string">
            <text:p>2012-07-18</text:p>
          </table:table-cell>
          <table:table-cell office:value-type="float" office:value="50234791452">
            <text:p>5023479145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IFCC ) 39 ( 29 . 42 mmol/mol ) B-HbA1c 5.7</text:p>
          </table:table-cell>
          <table:table-cell office:value-type="string">
            <text:p>B-HbA1c 5.7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7">
            <text:p>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83176">
            <text:p>17483176</text:p>
          </table:table-cell>
          <table:table-cell office:value-type="float" office:value="178892609">
            <text:p>178892609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673030473395">
            <text:p>6730304733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6.05.201313 : 32 : HbA1c 5.7 %</text:p>
          </table:table-cell>
          <table:table-cell office:value-type="string">
            <text:p>HbA1c 5.7 %</text:p>
          </table:table-cell>
          <table:table-cell/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89817">
            <text:p>20189817</text:p>
          </table:table-cell>
          <table:table-cell office:value-type="float" office:value="203548115">
            <text:p>203548115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1308">
            <text:p>6730304413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,7 %</text:p>
          </table:table-cell>
          <table:table-cell/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1928">
            <text:p>2061928</text:p>
          </table:table-cell>
          <table:table-cell office:value-type="float" office:value="87555076">
            <text:p>87555076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87677157667">
            <text:p>876771576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0.03.201212 : 52 : 14 : HbA1c 5.7 %</text:p>
          </table:table-cell>
          <table:table-cell office:value-type="string">
            <text:p>HbA1c 5.7 %</text:p>
          </table:table-cell>
          <table:table-cell/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61951">
            <text:p>19861951</text:p>
          </table:table-cell>
          <table:table-cell office:value-type="float" office:value="178318227">
            <text:p>178318227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86927539549">
            <text:p>869275395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5.05.201313 : 55 : 09 : HbA1c 5.7 %</text:p>
          </table:table-cell>
          <table:table-cell office:value-type="string">
            <text:p>HbA1c 5.7 %</text:p>
          </table:table-cell>
          <table:table-cell/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39147">
            <text:p>24439147</text:p>
          </table:table-cell>
          <table:table-cell office:value-type="float" office:value="178361879">
            <text:p>178361879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95796655640">
            <text:p>957966556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7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53048">
            <text:p>2653048</text:p>
          </table:table-cell>
          <table:table-cell office:value-type="float" office:value="150644485">
            <text:p>150644485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office:value-type="string">
            <text:p>2012-11-09</text:p>
          </table:table-cell>
          <table:table-cell office:value-type="float" office:value="71350924809">
            <text:p>713509248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9.11.201217 : 34 : HbA1c 5.7 %</text:p>
          </table:table-cell>
          <table:table-cell office:value-type="string">
            <text:p>HbA1c 5.7 %</text:p>
          </table:table-cell>
          <table:table-cell/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1459">
            <text:p>2391459</text:p>
          </table:table-cell>
          <table:table-cell office:value-type="float" office:value="148641744">
            <text:p>148641744</text:p>
          </table:table-cell>
          <table:table-cell office:value-type="string">
            <text:p>2012-11-25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38721533541">
            <text:p>387215335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7.09.201210 : 00 : HbA1c 5.7 %</text:p>
          </table:table-cell>
          <table:table-cell office:value-type="string">
            <text:p>HbA1c 5.7 %</text:p>
          </table:table-cell>
          <table:table-cell/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27119">
            <text:p>20527119</text:p>
          </table:table-cell>
          <table:table-cell office:value-type="float" office:value="186110168">
            <text:p>186110168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1-12-19</text:p>
          </table:table-cell>
          <table:table-cell office:value-type="float" office:value="82754961929">
            <text:p>827549619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Suukuivus , augustis HbA1C = 5,7 %</text:p>
          </table:table-cell>
          <table:table-cell office:value-type="string">
            <text:p>HbA1C = 5,7 %</text:p>
          </table:table-cell>
          <table:table-cell office:value-type="string">
            <text:p><text:s/>- normis</text:p>
          </table:table-cell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67298">
            <text:p>21367298</text:p>
          </table:table-cell>
          <table:table-cell office:value-type="float" office:value="211763557">
            <text:p>211763557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2796">
            <text:p>6730303827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DIABEET ON KOMPENSEERITUD HBA1C = 5,7 %</text:p>
          </table:table-cell>
          <table:table-cell office:value-type="string">
            <text:p>HBA1C = 5,7 %</text:p>
          </table:table-cell>
          <table:table-cell office:value-type="string">
            <text:p><text:s/>( EELMINE 6,8 % )</text:p>
          </table:table-cell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17033">
            <text:p>18917033</text:p>
          </table:table-cell>
          <table:table-cell office:value-type="float" office:value="193419214">
            <text:p>193419214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227114547">
            <text:p>582271145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oli 5,7 %</text:p>
          </table:table-cell>
          <table:table-cell office:value-type="string">
            <text:p><text:s/>viimati</text:p>
          </table:table-cell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40782">
            <text:p>17540782</text:p>
          </table:table-cell>
          <table:table-cell office:value-type="float" office:value="211312396">
            <text:p>211312396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52111371591">
            <text:p>521113715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7.11.201313 : 25 : HbA1c 5.7 %</text:p>
          </table:table-cell>
          <table:table-cell office:value-type="string">
            <text:p>HbA1c 5.7 %</text:p>
          </table:table-cell>
          <table:table-cell office:value-type="string">
            <text:p><text:s/>[ norm 4.0 - 6.0 ]</text:p>
          </table:table-cell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73383">
            <text:p>16273383</text:p>
          </table:table-cell>
          <table:table-cell office:value-type="float" office:value="187457794">
            <text:p>187457794</text:p>
          </table:table-cell>
          <table:table-cell office:value-type="string">
            <text:p>2013-07-09</text:p>
          </table:table-cell>
          <table:table-cell office:value-type="string">
            <text:p>S</text:p>
          </table:table-cell>
          <table:table-cell office:value-type="string">
            <text:p>2013-07-05</text:p>
          </table:table-cell>
          <table:table-cell office:value-type="float" office:value="81475475107">
            <text:p>8147547510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7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7">
            <text:p>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76839">
            <text:p>4376839</text:p>
          </table:table-cell>
          <table:table-cell office:value-type="float" office:value="125142939">
            <text:p>125142939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office:value-type="string">
            <text:p>2012-05-31</text:p>
          </table:table-cell>
          <table:table-cell office:value-type="float" office:value="11898385780">
            <text:p>118983857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8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83472">
            <text:p>22083472</text:p>
          </table:table-cell>
          <table:table-cell office:value-type="float" office:value="204955739">
            <text:p>204955739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97585997269">
            <text:p>975859972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8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75183">
            <text:p>11775183</text:p>
          </table:table-cell>
          <table:table-cell office:value-type="float" office:value="215227180">
            <text:p>215227180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34461">
            <text:p>6730305344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,8%</text:p>
          </table:table-cell>
          <table:table-cell office:value-type="string">
            <text:p>-normis , j�tkab edasi suhkruvab</text:p>
          </table:table-cell>
          <table:table-cell office:value-type="string">
            <text:p>HbA1c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54741">
            <text:p>22854741</text:p>
          </table:table-cell>
          <table:table-cell office:value-type="float" office:value="157124324">
            <text:p>157124324</text:p>
          </table:table-cell>
          <table:table-cell office:value-type="string">
            <text:p>2012-03-14</text:p>
          </table:table-cell>
          <table:table-cell office:value-type="string">
            <text:p>A</text:p>
          </table:table-cell>
          <table:table-cell office:value-type="string">
            <text:p>2012-03-09</text:p>
          </table:table-cell>
          <table:table-cell office:value-type="float" office:value="673034315377">
            <text:p>6730343153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8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76528">
            <text:p>19676528</text:p>
          </table:table-cell>
          <table:table-cell office:value-type="float" office:value="200221078">
            <text:p>200221078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25323395929">
            <text:p>253233959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5.09.201316 : 09 : 35 : HbA1c 5.8 %</text:p>
          </table:table-cell>
          <table:table-cell office:value-type="string">
            <text:p>HbA1c 5.8 %</text:p>
          </table:table-cell>
          <table:table-cell/>
          <table:table-cell office:value-type="string">
            <text:p>HbA1c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7466">
            <text:p>2087466</text:p>
          </table:table-cell>
          <table:table-cell office:value-type="float" office:value="83578673">
            <text:p>83578673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63038871958">
            <text:p>630388719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,8 %</text:p>
          </table:table-cell>
          <table:table-cell/>
          <table:table-cell office:value-type="string">
            <text:p>HbA1C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70133">
            <text:p>15070133</text:p>
          </table:table-cell>
          <table:table-cell office:value-type="float" office:value="205702918">
            <text:p>205702918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2</text:p>
          </table:table-cell>
          <table:table-cell office:value-type="float" office:value="673035600755">
            <text:p>6730356007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5.8</text:p>
          </table:table-cell>
          <table:table-cell office:value-type="string">
            <text:p><text:s/>( &lt;6.0 % )</text:p>
          </table:table-cell>
          <table:table-cell office:value-type="string">
            <text:p>Glükohemoglobiin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28643">
            <text:p>15928643</text:p>
          </table:table-cell>
          <table:table-cell office:value-type="float" office:value="183090935">
            <text:p>183090935</text:p>
          </table:table-cell>
          <table:table-cell office:value-type="string">
            <text:p>2013-06-13</text:p>
          </table:table-cell>
          <table:table-cell office:value-type="string">
            <text:p>S</text:p>
          </table:table-cell>
          <table:table-cell office:value-type="string">
            <text:p>2013-03-19</text:p>
          </table:table-cell>
          <table:table-cell office:value-type="float" office:value="673031974787">
            <text:p>67303197478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5.8</text:p>
          </table:table-cell>
          <table:table-cell office:value-type="string">
            <text:p><text:s/>( &lt;6.0 % )</text:p>
          </table:table-cell>
          <table:table-cell office:value-type="string">
            <text:p>Glükohemoglobiin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05044">
            <text:p>8705044</text:p>
          </table:table-cell>
          <table:table-cell office:value-type="float" office:value="137467979">
            <text:p>137467979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2012-08-31</text:p>
          </table:table-cell>
          <table:table-cell office:value-type="float" office:value="57788759394">
            <text:p>5778875939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8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0646">
            <text:p>16570646</text:p>
          </table:table-cell>
          <table:table-cell office:value-type="float" office:value="155232448">
            <text:p>155232448</text:p>
          </table:table-cell>
          <table:table-cell office:value-type="string">
            <text:p>2012-12-18</text:p>
          </table:table-cell>
          <table:table-cell office:value-type="string">
            <text:p>S</text:p>
          </table:table-cell>
          <table:table-cell office:value-type="string">
            <text:p>2012-12-17</text:p>
          </table:table-cell>
          <table:table-cell office:value-type="float" office:value="42488624749">
            <text:p>424886247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8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92510">
            <text:p>17192510</text:p>
          </table:table-cell>
          <table:table-cell office:value-type="float" office:value="173835209">
            <text:p>173835209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10980241281">
            <text:p>109802412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2.04.201315 : 38 : HbA1c 5.8 %</text:p>
          </table:table-cell>
          <table:table-cell office:value-type="string">
            <text:p>HbA1c 5.8 %</text:p>
          </table:table-cell>
          <table:table-cell/>
          <table:table-cell office:value-type="string">
            <text:p>HbA1c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3663">
            <text:p>703663</text:p>
          </table:table-cell>
          <table:table-cell office:value-type="float" office:value="143400026">
            <text:p>143400026</text:p>
          </table:table-cell>
          <table:table-cell office:value-type="string">
            <text:p>2012-10-18</text:p>
          </table:table-cell>
          <table:table-cell office:value-type="string">
            <text:p>S</text:p>
          </table:table-cell>
          <table:table-cell office:value-type="string">
            <text:p>2012-10-15</text:p>
          </table:table-cell>
          <table:table-cell office:value-type="float" office:value="74936644976">
            <text:p>7493664497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8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32359">
            <text:p>17032359</text:p>
          </table:table-cell>
          <table:table-cell office:value-type="float" office:value="200561046">
            <text:p>200561046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46247">
            <text:p>6730305462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0.2013 <text:s text:c="2"/>: 30.09.201315 : 24 : Glükohemoglobiin 5.8 %</text:p>
          </table:table-cell>
          <table:table-cell office:value-type="string">
            <text:p>Glükohemoglobiin 5.8 %</text:p>
          </table:table-cell>
          <table:table-cell/>
          <table:table-cell office:value-type="string">
            <text:p>Glükohemoglobiin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30598">
            <text:p>15830598</text:p>
          </table:table-cell>
          <table:table-cell office:value-type="float" office:value="189194266">
            <text:p>189194266</text:p>
          </table:table-cell>
          <table:table-cell office:value-type="string">
            <text:p>2013-07-22</text:p>
          </table:table-cell>
          <table:table-cell office:value-type="string">
            <text:p>S</text:p>
          </table:table-cell>
          <table:table-cell office:value-type="string">
            <text:p>2013-07-02</text:p>
          </table:table-cell>
          <table:table-cell office:value-type="float" office:value="90142374443">
            <text:p>9014237444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9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48015">
            <text:p>16348015</text:p>
          </table:table-cell>
          <table:table-cell office:value-type="float" office:value="191733342">
            <text:p>191733342</text:p>
          </table:table-cell>
          <table:table-cell office:value-type="string">
            <text:p>2013-08-09</text:p>
          </table:table-cell>
          <table:table-cell office:value-type="string">
            <text:p>S</text:p>
          </table:table-cell>
          <table:table-cell office:value-type="string">
            <text:p>2013-08-06</text:p>
          </table:table-cell>
          <table:table-cell office:value-type="float" office:value="25604031333">
            <text:p>2560403133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9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85372">
            <text:p>6785372</text:p>
          </table:table-cell>
          <table:table-cell office:value-type="float" office:value="149561848">
            <text:p>149561848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1-26</text:p>
          </table:table-cell>
          <table:table-cell office:value-type="float" office:value="61467893215">
            <text:p>6146789321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e - - insuliini pt-t ei süsti - HBA1C 5,9 %</text:p>
          </table:table-cell>
          <table:table-cell office:value-type="string">
            <text:p>HBA1C 5,9 %</text:p>
          </table:table-cell>
          <table:table-cell office:value-type="string">
            <text:p><text:s/>- kuid suhkruhaiguse raviskeemi</text:p>
          </table:table-cell>
          <table:table-cell office:value-type="string">
            <text:p>HBA1C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6507">
            <text:p>486507</text:p>
          </table:table-cell>
          <table:table-cell office:value-type="float" office:value="141703091">
            <text:p>141703091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office:value-type="string">
            <text:p>2012-10-03</text:p>
          </table:table-cell>
          <table:table-cell office:value-type="float" office:value="17488735246">
            <text:p>1748873524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9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39107">
            <text:p>18139107</text:p>
          </table:table-cell>
          <table:table-cell office:value-type="float" office:value="167189717">
            <text:p>167189717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office:value-type="string">
            <text:p>2012-08-13</text:p>
          </table:table-cell>
          <table:table-cell office:value-type="float" office:value="72944097509">
            <text:p>729440975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3.08.201216 : 09 : 14 : HbA1c 5.9 %</text:p>
          </table:table-cell>
          <table:table-cell office:value-type="string">
            <text:p>HbA1c 5.9 %</text:p>
          </table:table-cell>
          <table:table-cell/>
          <table:table-cell office:value-type="string">
            <text:p>HbA1c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84819">
            <text:p>16284819</text:p>
          </table:table-cell>
          <table:table-cell office:value-type="float" office:value="171890603">
            <text:p>171890603</text:p>
          </table:table-cell>
          <table:table-cell office:value-type="string">
            <text:p>2013-04-15</text:p>
          </table:table-cell>
          <table:table-cell office:value-type="string">
            <text:p>S</text:p>
          </table:table-cell>
          <table:table-cell office:value-type="string">
            <text:p>2013-04-09</text:p>
          </table:table-cell>
          <table:table-cell office:value-type="float" office:value="92194551597">
            <text:p>921945515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9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07172">
            <text:p>22307172</text:p>
          </table:table-cell>
          <table:table-cell office:value-type="float" office:value="173600218">
            <text:p>173600218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673030425469">
            <text:p>6730304254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9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4919">
            <text:p>16894919</text:p>
          </table:table-cell>
          <table:table-cell office:value-type="float" office:value="162516605">
            <text:p>162516605</text:p>
          </table:table-cell>
          <table:table-cell office:value-type="string">
            <text:p>2013-02-13</text:p>
          </table:table-cell>
          <table:table-cell office:value-type="string">
            <text:p>S</text:p>
          </table:table-cell>
          <table:table-cell office:value-type="string">
            <text:p>2013-02-05</text:p>
          </table:table-cell>
          <table:table-cell office:value-type="float" office:value="83878985166">
            <text:p>8387898516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9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05423">
            <text:p>13505423</text:p>
          </table:table-cell>
          <table:table-cell office:value-type="float" office:value="195258705">
            <text:p>195258705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82168017536">
            <text:p>821680175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9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52604">
            <text:p>16052604</text:p>
          </table:table-cell>
          <table:table-cell office:value-type="float" office:value="172134278">
            <text:p>172134278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office:value-type="string">
            <text:p>2013-04-11</text:p>
          </table:table-cell>
          <table:table-cell office:value-type="float" office:value="34400118929">
            <text:p>344001189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5.9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40555">
            <text:p>8740555</text:p>
          </table:table-cell>
          <table:table-cell office:value-type="float" office:value="133367185">
            <text:p>133367185</text:p>
          </table:table-cell>
          <table:table-cell office:value-type="string">
            <text:p>2012-08-09</text:p>
          </table:table-cell>
          <table:table-cell office:value-type="string">
            <text:p>A</text:p>
          </table:table-cell>
          <table:table-cell office:value-type="string">
            <text:p>2012-08-06</text:p>
          </table:table-cell>
          <table:table-cell office:value-type="float" office:value="19987995576">
            <text:p>1998799557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5.9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80047">
            <text:p>7680047</text:p>
          </table:table-cell>
          <table:table-cell office:value-type="float" office:value="84719842">
            <text:p>84719842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office:value-type="string">
            <text:p>2012-02-16</text:p>
          </table:table-cell>
          <table:table-cell office:value-type="float" office:value="54429636917">
            <text:p>5442963691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6.0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76640">
            <text:p>10476640</text:p>
          </table:table-cell>
          <table:table-cell office:value-type="float" office:value="194603143">
            <text:p>194603143</text:p>
          </table:table-cell>
          <table:table-cell office:value-type="string">
            <text:p>2013-08-29</text:p>
          </table:table-cell>
          <table:table-cell office:value-type="string">
            <text:p>S</text:p>
          </table:table-cell>
          <table:table-cell office:value-type="string">
            <text:p>1307-04-08</text:p>
          </table:table-cell>
          <table:table-cell office:value-type="float" office:value="673035498039">
            <text:p>67303549803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Sihtmärk HbA1c 6.0</text:p>
          </table:table-cell>
          <table:table-cell office:value-type="string">
            <text:p>HbA1c 6.0</text:p>
          </table:table-cell>
          <table:table-cell office:value-type="string">
            <text:p>-6.4 %</text:p>
          </table:table-cell>
          <table:table-cell office:value-type="string">
            <text:p>HbA1c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72365">
            <text:p>3172365</text:p>
          </table:table-cell>
          <table:table-cell office:value-type="float" office:value="80832346">
            <text:p>80832346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27141722789">
            <text:p>2714172278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,0 %</text:p>
          </table:table-cell>
          <table:table-cell office:value-type="string">
            <text:p><text:s/>Võib jätkata JANUVIA 100 mcg</text:p>
          </table:table-cell>
          <table:table-cell office:value-type="string">
            <text:p>HbA1C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3801">
            <text:p>5873801</text:p>
          </table:table-cell>
          <table:table-cell office:value-type="float" office:value="153367709">
            <text:p>153367709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391047510">
            <text:p>5739104751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= 6,0 %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11331">
            <text:p>20311331</text:p>
          </table:table-cell>
          <table:table-cell office:value-type="float" office:value="207330941">
            <text:p>207330941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13286195606">
            <text:p>132861956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; TSH-2,69 ; VS H 6,6 mmol/l , Hba1c 6 %</text:p>
          </table:table-cell>
          <table:table-cell office:value-type="string">
            <text:p>Hba1c 6 %</text:p>
          </table:table-cell>
          <table:table-cell office:value-type="string">
            <text:p><text:s/>;</text:p>
          </table:table-cell>
          <table:table-cell office:value-type="string">
            <text:p>Hba1c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75500">
            <text:p>13275500</text:p>
          </table:table-cell>
          <table:table-cell office:value-type="float" office:value="164211873">
            <text:p>164211873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33058328301">
            <text:p>330583283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0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0823">
            <text:p>2300823</text:p>
          </table:table-cell>
          <table:table-cell office:value-type="float" office:value="90834356">
            <text:p>90834356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86251120479">
            <text:p>862511204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0.04.201214 : 49 : Glükohemoglobiin 6.0 %</text:p>
          </table:table-cell>
          <table:table-cell office:value-type="string">
            <text:p>Glükohemoglobiin 6.0 %</text:p>
          </table:table-cell>
          <table:table-cell/>
          <table:table-cell office:value-type="string">
            <text:p>Glükohemoglobiin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2819">
            <text:p>2392819</text:p>
          </table:table-cell>
          <table:table-cell office:value-type="float" office:value="139876995">
            <text:p>139876995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79641171221">
            <text:p>796411712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3.09.201216 : 36 : HbA1c 6.0 %</text:p>
          </table:table-cell>
          <table:table-cell office:value-type="string">
            <text:p>HbA1c 6.0 %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08977">
            <text:p>18808977</text:p>
          </table:table-cell>
          <table:table-cell office:value-type="float" office:value="198671770">
            <text:p>198671770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7-04</text:p>
          </table:table-cell>
          <table:table-cell office:value-type="float" office:value="39202020073">
            <text:p>392020200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4.07.201312 : 04 : HbA1c 6.0 %</text:p>
          </table:table-cell>
          <table:table-cell office:value-type="string">
            <text:p>HbA1c 6.0 %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24852">
            <text:p>14824852</text:p>
          </table:table-cell>
          <table:table-cell office:value-type="float" office:value="203888217">
            <text:p>203888217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73249121973">
            <text:p>7324912197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0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3347">
            <text:p>413347</text:p>
          </table:table-cell>
          <table:table-cell office:value-type="float" office:value="143393688">
            <text:p>143393688</text:p>
          </table:table-cell>
          <table:table-cell office:value-type="string">
            <text:p>2012-10-18</text:p>
          </table:table-cell>
          <table:table-cell office:value-type="string">
            <text:p>S</text:p>
          </table:table-cell>
          <table:table-cell office:value-type="string">
            <text:p>2012-10-12</text:p>
          </table:table-cell>
          <table:table-cell office:value-type="float" office:value="90510495268">
            <text:p>9051049526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6.0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13691">
            <text:p>5213691</text:p>
          </table:table-cell>
          <table:table-cell office:value-type="float" office:value="142738382">
            <text:p>142738382</text:p>
          </table:table-cell>
          <table:table-cell office:value-type="string">
            <text:p>2012-10-11</text:p>
          </table:table-cell>
          <table:table-cell office:value-type="string">
            <text:p>A</text:p>
          </table:table-cell>
          <table:table-cell office:value-type="string">
            <text:p>2012-10-03</text:p>
          </table:table-cell>
          <table:table-cell office:value-type="float" office:value="86143797822">
            <text:p>861437978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6.0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3465">
            <text:p>553465</text:p>
          </table:table-cell>
          <table:table-cell office:value-type="float" office:value="135233275">
            <text:p>135233275</text:p>
          </table:table-cell>
          <table:table-cell office:value-type="string">
            <text:p>2012-08-22</text:p>
          </table:table-cell>
          <table:table-cell office:value-type="string">
            <text:p>S</text:p>
          </table:table-cell>
          <table:table-cell office:value-type="string">
            <text:p>2012-08-14</text:p>
          </table:table-cell>
          <table:table-cell office:value-type="float" office:value="51373562435">
            <text:p>5137356243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6.0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71852">
            <text:p>2771852</text:p>
          </table:table-cell>
          <table:table-cell office:value-type="float" office:value="146602857">
            <text:p>146602857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225639154">
            <text:p>942256391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htud analüüsides k a septembris HbA1c 6,0 %</text:p>
          </table:table-cell>
          <table:table-cell office:value-type="string">
            <text:p>HbA1c 6,0 %</text:p>
          </table:table-cell>
          <table:table-cell office:value-type="string">
            <text:p><text:s/>- diabeedi kompensatsioon hea</text:p>
          </table:table-cell>
          <table:table-cell office:value-type="string">
            <text:p>HbA1c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47001">
            <text:p>2647001</text:p>
          </table:table-cell>
          <table:table-cell office:value-type="float" office:value="139228895">
            <text:p>139228895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21</text:p>
          </table:table-cell>
          <table:table-cell office:value-type="float" office:value="56254162435">
            <text:p>562541624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1.09.201215 : 17 : HbA1c 6.0 %</text:p>
          </table:table-cell>
          <table:table-cell office:value-type="string">
            <text:p>HbA1c 6.0 %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45008">
            <text:p>11345008</text:p>
          </table:table-cell>
          <table:table-cell office:value-type="float" office:value="208350763">
            <text:p>208350763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40499343245">
            <text:p>404993432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6.0</text:p>
          </table:table-cell>
          <table:table-cell office:value-type="string">
            <text:p><text:s/>( &lt;6.0 % )</text:p>
          </table:table-cell>
          <table:table-cell office:value-type="string">
            <text:p>Glükohemoglobiin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48957">
            <text:p>21348957</text:p>
          </table:table-cell>
          <table:table-cell office:value-type="float" office:value="163566308">
            <text:p>163566308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3215874">
            <text:p>6730332158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46 Diabeedi kompensatsioon hea HbA1c 6,06 %</text:p>
          </table:table-cell>
          <table:table-cell office:value-type="string">
            <text:p>HbA1c 6,06 %</text:p>
          </table:table-cell>
          <table:table-cell/>
          <table:table-cell office:value-type="string">
            <text:p>HbA1c</text:p>
          </table:table-cell>
          <table:table-cell office:value-type="float" office:value="6.06">
            <text:p>6,0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9055">
            <text:p>439055</text:p>
          </table:table-cell>
          <table:table-cell office:value-type="float" office:value="134084490">
            <text:p>134084490</text:p>
          </table:table-cell>
          <table:table-cell office:value-type="string">
            <text:p>2012-08-12</text:p>
          </table:table-cell>
          <table:table-cell office:value-type="string">
            <text:p>S</text:p>
          </table:table-cell>
          <table:table-cell office:value-type="string">
            <text:p>2012-08-03</text:p>
          </table:table-cell>
          <table:table-cell office:value-type="float" office:value="87650378788">
            <text:p>8765037878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IFCC ) 43 ( 29 . 42 mmol/mol ) B-HbA1c 6.1</text:p>
          </table:table-cell>
          <table:table-cell office:value-type="string">
            <text:p>B-HbA1c 6.1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6785">
            <text:p>16646785</text:p>
          </table:table-cell>
          <table:table-cell office:value-type="float" office:value="190620032">
            <text:p>190620032</text:p>
          </table:table-cell>
          <table:table-cell office:value-type="string">
            <text:p>2013-08-01</text:p>
          </table:table-cell>
          <table:table-cell office:value-type="string">
            <text:p>S</text:p>
          </table:table-cell>
          <table:table-cell office:value-type="string">
            <text:p>2013-07-25</text:p>
          </table:table-cell>
          <table:table-cell office:value-type="float" office:value="87472715010">
            <text:p>8747271501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1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90780">
            <text:p>8290780</text:p>
          </table:table-cell>
          <table:table-cell office:value-type="float" office:value="141762356">
            <text:p>141762356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10-02</text:p>
          </table:table-cell>
          <table:table-cell office:value-type="float" office:value="12732010745">
            <text:p>1273201074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,1 %</text:p>
          </table:table-cell>
          <table:table-cell office:value-type="string">
            <text:p><text:s/>- edaspidi soovitav ära teha ka</text:p>
          </table:table-cell>
          <table:table-cell office:value-type="string">
            <text:p>Hba1c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41591">
            <text:p>6141591</text:p>
          </table:table-cell>
          <table:table-cell office:value-type="float" office:value="147830561">
            <text:p>147830561</text:p>
          </table:table-cell>
          <table:table-cell office:value-type="string">
            <text:p>2012-11-20</text:p>
          </table:table-cell>
          <table:table-cell office:value-type="string">
            <text:p>S</text:p>
          </table:table-cell>
          <table:table-cell office:value-type="string">
            <text:p>2012-11-15</text:p>
          </table:table-cell>
          <table:table-cell office:value-type="float" office:value="91476043775">
            <text:p>9147604377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mmikul normist kõrgemad olnud , HbA1C 6,1</text:p>
          </table:table-cell>
          <table:table-cell office:value-type="string">
            <text:p>HbA1C 6,1</text:p>
          </table:table-cell>
          <table:table-cell office:value-type="string">
            <text:p><text:s/>.</text:p>
          </table:table-cell>
          <table:table-cell office:value-type="string">
            <text:p>HbA1C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21249">
            <text:p>3121249</text:p>
          </table:table-cell>
          <table:table-cell office:value-type="float" office:value="80896233">
            <text:p>80896233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25728732065">
            <text:p>257287320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GBA1C 6.1 %</text:p>
          </table:table-cell>
          <table:table-cell office:value-type="string">
            <text:p><text:s/>( 12.01.2012 )</text:p>
          </table:table-cell>
          <table:table-cell office:value-type="string">
            <text:p>HGBA1C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89520">
            <text:p>16489520</text:p>
          </table:table-cell>
          <table:table-cell office:value-type="float" office:value="204869817">
            <text:p>204869817</text:p>
          </table:table-cell>
          <table:table-cell office:value-type="string">
            <text:p>2013-10-24</text:p>
          </table:table-cell>
          <table:table-cell office:value-type="string">
            <text:p>S</text:p>
          </table:table-cell>
          <table:table-cell office:value-type="string">
            <text:p>2013-10-21</text:p>
          </table:table-cell>
          <table:table-cell office:value-type="float" office:value="673030373217">
            <text:p>67303037321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FCC ) 43 ↑ ( 29 . 42 mmol/mol ) HbA1c 6.1</text:p>
          </table:table-cell>
          <table:table-cell office:value-type="string">
            <text:p>HbA1c 6.1</text:p>
          </table:table-cell>
          <table:table-cell office:value-type="string">
            <text:p><text:s/>↑ ( 4.8 . 5.9 % kogu Hb-st ) Na</text:p>
          </table:table-cell>
          <table:table-cell office:value-type="string">
            <text:p>HbA1c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18102">
            <text:p>18418102</text:p>
          </table:table-cell>
          <table:table-cell office:value-type="float" office:value="194198528">
            <text:p>194198528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673030393641">
            <text:p>6730303936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6.08.201315 : 49 : 33 : Glükohemoglobiin 6.1 %</text:p>
          </table:table-cell>
          <table:table-cell office:value-type="string">
            <text:p>Glükohemoglobiin 6.1 %</text:p>
          </table:table-cell>
          <table:table-cell/>
          <table:table-cell office:value-type="string">
            <text:p>Glükohemoglobiin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34633">
            <text:p>23334633</text:p>
          </table:table-cell>
          <table:table-cell office:value-type="float" office:value="155359052">
            <text:p>155359052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46007469894">
            <text:p>460074698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IFCC ) 43 ( 29 . 42 mmol/mol ) HbA1c 6.1</text:p>
          </table:table-cell>
          <table:table-cell office:value-type="string">
            <text:p>HbA1c 6.1</text:p>
          </table:table-cell>
          <table:table-cell office:value-type="string">
            <text:p><text:s/>( 4.8 . 5.9 % kogu Hb-st ) TSH </text:p>
          </table:table-cell>
          <table:table-cell office:value-type="string">
            <text:p>HbA1c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28418">
            <text:p>2928418</text:p>
          </table:table-cell>
          <table:table-cell office:value-type="float" office:value="120742035">
            <text:p>120742035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office:value-type="string">
            <text:p>2012-05-17</text:p>
          </table:table-cell>
          <table:table-cell office:value-type="float" office:value="73768093685">
            <text:p>737680936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vIIMASEL AJAL ILMA ROHUTA hgba1c 6.1</text:p>
          </table:table-cell>
          <table:table-cell office:value-type="string">
            <text:p>hgba1c 6.1</text:p>
          </table:table-cell>
          <table:table-cell office:value-type="string">
            <text:p><text:s/>( 28.10.2011 )</text:p>
          </table:table-cell>
          <table:table-cell office:value-type="string">
            <text:p>hgba1c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47121">
            <text:p>16347121</text:p>
          </table:table-cell>
          <table:table-cell office:value-type="float" office:value="186916947">
            <text:p>186916947</text:p>
          </table:table-cell>
          <table:table-cell office:value-type="string">
            <text:p>2013-07-05</text:p>
          </table:table-cell>
          <table:table-cell office:value-type="string">
            <text:p>S</text:p>
          </table:table-cell>
          <table:table-cell office:value-type="string">
            <text:p>2013-06-28</text:p>
          </table:table-cell>
          <table:table-cell office:value-type="float" office:value="673045010002">
            <text:p>67304501000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1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92631">
            <text:p>23292631</text:p>
          </table:table-cell>
          <table:table-cell office:value-type="float" office:value="193974738">
            <text:p>193974738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23</text:p>
          </table:table-cell>
          <table:table-cell office:value-type="float" office:value="91743554911">
            <text:p>917435549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FCC ) 43 ↑ ( 29 . 42 mmol/mol ) HbA1c 6.1</text:p>
          </table:table-cell>
          <table:table-cell office:value-type="string">
            <text:p>HbA1c 6.1</text:p>
          </table:table-cell>
          <table:table-cell office:value-type="string">
            <text:p><text:s/>↑ ( 4.8 . 5.9 % kogu Hb-st ) Ko</text:p>
          </table:table-cell>
          <table:table-cell office:value-type="string">
            <text:p>HbA1c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04872">
            <text:p>5104872</text:p>
          </table:table-cell>
          <table:table-cell office:value-type="float" office:value="145922087">
            <text:p>145922087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1-12-29</text:p>
          </table:table-cell>
          <table:table-cell office:value-type="float" office:value="62491856154">
            <text:p>624918561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6.1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16994">
            <text:p>22616994</text:p>
          </table:table-cell>
          <table:table-cell office:value-type="float" office:value="170106694">
            <text:p>170106694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office:value-type="string">
            <text:p>2010-06-04</text:p>
          </table:table-cell>
          <table:table-cell office:value-type="float" office:value="78116343848">
            <text:p>781163438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1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87334">
            <text:p>3587334</text:p>
          </table:table-cell>
          <table:table-cell office:value-type="float" office:value="147099539">
            <text:p>147099539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458916860">
            <text:p>584589168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ttu praegu tablettravi ei saa - HbA1c 6.1 %</text:p>
          </table:table-cell>
          <table:table-cell office:value-type="string">
            <text:p>HbA1c 6.1 %</text:p>
          </table:table-cell>
          <table:table-cell/>
          <table:table-cell office:value-type="string">
            <text:p>HbA1c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66145">
            <text:p>10266145</text:p>
          </table:table-cell>
          <table:table-cell office:value-type="float" office:value="213031821">
            <text:p>213031821</text:p>
          </table:table-cell>
          <table:table-cell office:value-type="string">
            <text:p>2013-12-03</text:p>
          </table:table-cell>
          <table:table-cell office:value-type="string">
            <text:p>S</text:p>
          </table:table-cell>
          <table:table-cell office:value-type="string">
            <text:p>2013-11-25</text:p>
          </table:table-cell>
          <table:table-cell office:value-type="float" office:value="58373812852">
            <text:p>5837381285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1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22377">
            <text:p>23422377</text:p>
          </table:table-cell>
          <table:table-cell office:value-type="float" office:value="173945475">
            <text:p>173945475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673030456882">
            <text:p>6730304568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Analüüsides HbA1C 6,1 %</text:p>
          </table:table-cell>
          <table:table-cell office:value-type="string">
            <text:p>HbA1C 6,1 %</text:p>
          </table:table-cell>
          <table:table-cell office:value-type="string">
            <text:p><text:s/>, aldo/reniin madal ( primaarne</text:p>
          </table:table-cell>
          <table:table-cell office:value-type="string">
            <text:p>HbA1C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28676">
            <text:p>17528676</text:p>
          </table:table-cell>
          <table:table-cell office:value-type="float" office:value="187899062">
            <text:p>187899062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551838851">
            <text:p>515518388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II tüübi diabeet , märtsis 2013 HbA1c 6,12 %</text:p>
          </table:table-cell>
          <table:table-cell office:value-type="string">
            <text:p>HbA1c 6,12 %</text:p>
          </table:table-cell>
          <table:table-cell office:value-type="string">
            <text:p><text:s/>, ei kontrolli veresuhkru väärt</text:p>
          </table:table-cell>
          <table:table-cell office:value-type="string">
            <text:p>HbA1c</text:p>
          </table:table-cell>
          <table:table-cell office:value-type="float" office:value="6.12">
            <text:p>6,1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35050">
            <text:p>24535050</text:p>
          </table:table-cell>
          <table:table-cell office:value-type="float" office:value="199678973">
            <text:p>199678973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6-27</text:p>
          </table:table-cell>
          <table:table-cell office:value-type="float" office:value="673030337747">
            <text:p>6730303377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.06.2013 - Analüüsid - ALT 82 , glükoHgb 6,2 %</text:p>
          </table:table-cell>
          <table:table-cell office:value-type="string">
            <text:p>glükoHgb 6,2 %</text:p>
          </table:table-cell>
          <table:table-cell office:value-type="string">
            <text:p><text:s/>, muus osas ii</text:p>
          </table:table-cell>
          <table:table-cell office:value-type="string">
            <text:p>glükoHgb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0217">
            <text:p>2270217</text:p>
          </table:table-cell>
          <table:table-cell office:value-type="float" office:value="83309095">
            <text:p>83309095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2012-02-09</text:p>
          </table:table-cell>
          <table:table-cell office:value-type="float" office:value="89806349941">
            <text:p>898063499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6,2</text:p>
          </table:table-cell>
          <table:table-cell office:value-type="string">
            <text:p><text:s/>? % 4,5-6</text:p>
          </table:table-cell>
          <table:table-cell office:value-type="string">
            <text:p>Glükohemoglobiin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58515">
            <text:p>20058515</text:p>
          </table:table-cell>
          <table:table-cell office:value-type="float" office:value="215327398">
            <text:p>215327398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700073101">
            <text:p>557000731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Insulinoterapia -kompenseeritud HbA1c-6.2 %</text:p>
          </table:table-cell>
          <table:table-cell office:value-type="string">
            <text:p>HbA1c-6.2 %</text:p>
          </table:table-cell>
          <table:table-cell office:value-type="string">
            <text:p><text:s/>-7.1 % Problema - ei oli PAEVIK</text:p>
          </table:table-cell>
          <table:table-cell office:value-type="string">
            <text:p>HbA1c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85188">
            <text:p>23185188</text:p>
          </table:table-cell>
          <table:table-cell office:value-type="float" office:value="191258013">
            <text:p>191258013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office:value-type="string">
            <text:p>2013-02-14</text:p>
          </table:table-cell>
          <table:table-cell office:value-type="float" office:value="47836412764">
            <text:p>478364127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IFCC ) 44 ( 29 . 42 mmol/mol ) HbA1c 6.2</text:p>
          </table:table-cell>
          <table:table-cell office:value-type="string">
            <text:p>HbA1c 6.2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14684">
            <text:p>19514684</text:p>
          </table:table-cell>
          <table:table-cell office:value-type="float" office:value="172404416">
            <text:p>172404416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33066">
            <text:p>6730304330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7,3 , SR 29 , veresuhkur 8,3 , HbA1C 6,2</text:p>
          </table:table-cell>
          <table:table-cell office:value-type="string">
            <text:p>HbA1C 6,2</text:p>
          </table:table-cell>
          <table:table-cell office:value-type="string">
            <text:p>--&gt; 6,7 , kolesterool 9,6 , HDL </text:p>
          </table:table-cell>
          <table:table-cell office:value-type="string">
            <text:p>HbA1C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77620">
            <text:p>10977620</text:p>
          </table:table-cell>
          <table:table-cell office:value-type="float" office:value="156448129">
            <text:p>156448129</text:p>
          </table:table-cell>
          <table:table-cell office:value-type="string">
            <text:p>2012-02-27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74806145055">
            <text:p>748061450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6.2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18806">
            <text:p>8618806</text:p>
          </table:table-cell>
          <table:table-cell office:value-type="float" office:value="151191201">
            <text:p>151191201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47415715317">
            <text:p>4741571531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6.2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34329">
            <text:p>2834329</text:p>
          </table:table-cell>
          <table:table-cell office:value-type="float" office:value="120042813">
            <text:p>120042813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315963251">
            <text:p>503159632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türeoidne , TSH 3,3 , FT413,5 , HbA1c 6,2%</text:p>
          </table:table-cell>
          <table:table-cell office:value-type="string">
            <text:p>HbA1c 6,2%</text:p>
          </table:table-cell>
          <table:table-cell office:value-type="string">
            <text:p>-pole põhjust kardiaalset ravi m</text:p>
          </table:table-cell>
          <table:table-cell office:value-type="string">
            <text:p>HbA1c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95884">
            <text:p>2695884</text:p>
          </table:table-cell>
          <table:table-cell office:value-type="float" office:value="143606640">
            <text:p>143606640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37000060708">
            <text:p>370000607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2.10.201210 : 10 : HbA1c 6.2 %</text:p>
          </table:table-cell>
          <table:table-cell office:value-type="string">
            <text:p>HbA1c 6.2 %</text:p>
          </table:table-cell>
          <table:table-cell/>
          <table:table-cell office:value-type="string">
            <text:p>HbA1c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95212">
            <text:p>3095212</text:p>
          </table:table-cell>
          <table:table-cell office:value-type="float" office:value="127581667">
            <text:p>127581667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61685259317">
            <text:p>616852593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- Esmakordselt veebruaris 2012 HBA1C 6,2 %</text:p>
          </table:table-cell>
          <table:table-cell office:value-type="string">
            <text:p>HBA1C 6,2 %</text:p>
          </table:table-cell>
          <table:table-cell/>
          <table:table-cell office:value-type="string">
            <text:p>HBA1C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37853">
            <text:p>20237853</text:p>
          </table:table-cell>
          <table:table-cell office:value-type="float" office:value="186320796">
            <text:p>186320796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37208531273">
            <text:p>372085312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2.07.2013 - HbA1C 6,2</text:p>
          </table:table-cell>
          <table:table-cell office:value-type="string">
            <text:p>HbA1C 6,2</text:p>
          </table:table-cell>
          <table:table-cell office:value-type="string">
            <text:p><text:s/>----&gt; 6,1 %</text:p>
          </table:table-cell>
          <table:table-cell office:value-type="string">
            <text:p>HbA1C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81383">
            <text:p>19981383</text:p>
          </table:table-cell>
          <table:table-cell office:value-type="float" office:value="166820306">
            <text:p>166820306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2-01-02</text:p>
          </table:table-cell>
          <table:table-cell office:value-type="float" office:value="47705259676">
            <text:p>477052596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ol ( l , Crea-100,3;Chol-4,27 : Hba1c 6,3 %</text:p>
          </table:table-cell>
          <table:table-cell office:value-type="string">
            <text:p>Hba1c 6,3 %</text:p>
          </table:table-cell>
          <table:table-cell office:value-type="string">
            <text:p><text:s/>!</text:p>
          </table:table-cell>
          <table:table-cell office:value-type="string">
            <text:p>Hba1c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86452">
            <text:p>18986452</text:p>
          </table:table-cell>
          <table:table-cell office:value-type="float" office:value="170681014">
            <text:p>170681014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64007475143">
            <text:p>640074751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4.04.201311 : 29 : HbA1c 6.3 %</text:p>
          </table:table-cell>
          <table:table-cell office:value-type="string">
            <text:p>HbA1c 6.3 %</text:p>
          </table:table-cell>
          <table:table-cell/>
          <table:table-cell office:value-type="string">
            <text:p>HbA1c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47584">
            <text:p>21547584</text:p>
          </table:table-cell>
          <table:table-cell office:value-type="float" office:value="157711274">
            <text:p>157711274</text:p>
          </table:table-cell>
          <table:table-cell office:value-type="string">
            <text:p>2012-08-18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43390126504">
            <text:p>433901265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6.3</text:p>
          </table:table-cell>
          <table:table-cell office:value-type="string">
            <text:p><text:s/>( 4.8 . 5.9 % kogu Hb-st</text:p>
          </table:table-cell>
          <table:table-cell office:value-type="string">
            <text:p>B-HbA1c</text:p>
          </table:table-cell>
          <table:table-cell office:value-type="float" office:value="6.3">
            <text:p>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69984">
            <text:p>3469984</text:p>
          </table:table-cell>
          <table:table-cell office:value-type="float" office:value="141912892">
            <text:p>141912892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176336164">
            <text:p>301763361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Perearst teinud ka HbA1c - 6.3 %</text:p>
          </table:table-cell>
          <table:table-cell office:value-type="string">
            <text:p>HbA1c - 6.3 %</text:p>
          </table:table-cell>
          <table:table-cell office:value-type="string">
            <text:p><text:s/>, tegemist prediabeediga , suun</text:p>
          </table:table-cell>
          <table:table-cell office:value-type="string">
            <text:p>HbA1c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46028">
            <text:p>21846028</text:p>
          </table:table-cell>
          <table:table-cell office:value-type="float" office:value="201760486">
            <text:p>201760486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3823">
            <text:p>6730303638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os Veresuhkrud kõrgemapoolsed , glükHgb 6,3 %</text:p>
          </table:table-cell>
          <table:table-cell office:value-type="string">
            <text:p>glükHgb 6,3 %</text:p>
          </table:table-cell>
          <table:table-cell office:value-type="string">
            <text:p><text:s/>- vajab jälgimist KUSIHAPPE ALA</text:p>
          </table:table-cell>
          <table:table-cell office:value-type="string">
            <text:p>glükHgb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18703">
            <text:p>16418703</text:p>
          </table:table-cell>
          <table:table-cell office:value-type="float" office:value="205005988">
            <text:p>205005988</text:p>
          </table:table-cell>
          <table:table-cell office:value-type="string">
            <text:p>2013-10-25</text:p>
          </table:table-cell>
          <table:table-cell office:value-type="string">
            <text:p>S</text:p>
          </table:table-cell>
          <table:table-cell office:value-type="string">
            <text:p>2013-10-14</text:p>
          </table:table-cell>
          <table:table-cell office:value-type="float" office:value="22360221976">
            <text:p>2236022197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3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6.3">
            <text:p>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37890">
            <text:p>16337890</text:p>
          </table:table-cell>
          <table:table-cell office:value-type="float" office:value="214764983">
            <text:p>214764983</text:p>
          </table:table-cell>
          <table:table-cell office:value-type="string">
            <text:p>2013-12-09</text:p>
          </table:table-cell>
          <table:table-cell office:value-type="string">
            <text:p>S</text:p>
          </table:table-cell>
          <table:table-cell office:value-type="string">
            <text:p>2013-11-28</text:p>
          </table:table-cell>
          <table:table-cell office:value-type="float" office:value="87048793674">
            <text:p>870487936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3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6.3">
            <text:p>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00835">
            <text:p>2500835</text:p>
          </table:table-cell>
          <table:table-cell office:value-type="float" office:value="153486439">
            <text:p>153486439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56920254491">
            <text:p>569202544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2.10.201216 : 14 : HbA1c 6.3 %</text:p>
          </table:table-cell>
          <table:table-cell office:value-type="string">
            <text:p>HbA1c 6.3 %</text:p>
          </table:table-cell>
          <table:table-cell/>
          <table:table-cell office:value-type="string">
            <text:p>HbA1c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45131">
            <text:p>17045131</text:p>
          </table:table-cell>
          <table:table-cell office:value-type="float" office:value="187351822">
            <text:p>187351822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673030532570">
            <text:p>6730305325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3.01.201313 : 38 : HbA1c 6.3 %</text:p>
          </table:table-cell>
          <table:table-cell office:value-type="string">
            <text:p>HbA1c 6.3 %</text:p>
          </table:table-cell>
          <table:table-cell/>
          <table:table-cell office:value-type="string">
            <text:p>HbA1c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3797">
            <text:p>1863797</text:p>
          </table:table-cell>
          <table:table-cell office:value-type="float" office:value="121188532">
            <text:p>121188532</text:p>
          </table:table-cell>
          <table:table-cell office:value-type="string">
            <text:p>2012-05-18</text:p>
          </table:table-cell>
          <table:table-cell office:value-type="string">
            <text:p>A</text:p>
          </table:table-cell>
          <table:table-cell office:value-type="string">
            <text:p>2012-05-18</text:p>
          </table:table-cell>
          <table:table-cell office:value-type="float" office:value="34917829523">
            <text:p>349178295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8.05.201210 : 26 : HbA1c 6.3 %</text:p>
          </table:table-cell>
          <table:table-cell office:value-type="string">
            <text:p>HbA1c 6.3 %</text:p>
          </table:table-cell>
          <table:table-cell/>
          <table:table-cell office:value-type="string">
            <text:p>HbA1c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09946">
            <text:p>23809946</text:p>
          </table:table-cell>
          <table:table-cell office:value-type="float" office:value="166714700">
            <text:p>166714700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8163287491">
            <text:p>681632874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4.02.2013 tehtud analüüsides : HbA1c 6.3 %</text:p>
          </table:table-cell>
          <table:table-cell office:value-type="string">
            <text:p>HbA1c 6.3 %</text:p>
          </table:table-cell>
          <table:table-cell office:value-type="string">
            <text:p><text:s/>Glükoos 6.4 mmol/L Kolesterool </text:p>
          </table:table-cell>
          <table:table-cell office:value-type="string">
            <text:p>HbA1c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14572">
            <text:p>18914572</text:p>
          </table:table-cell>
          <table:table-cell office:value-type="float" office:value="165951855">
            <text:p>165951855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90303">
            <text:p>6730303903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Kl veri - N , kreat - N , HbA1c 6,3</text:p>
          </table:table-cell>
          <table:table-cell office:value-type="string">
            <text:p>HbA1c 6,3</text:p>
          </table:table-cell>
          <table:table-cell/>
          <table:table-cell office:value-type="string">
            <text:p>HbA1c</text:p>
          </table:table-cell>
          <table:table-cell office:value-type="float" office:value="6.3">
            <text:p>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4093">
            <text:p>724093</text:p>
          </table:table-cell>
          <table:table-cell office:value-type="float" office:value="143401238">
            <text:p>143401238</text:p>
          </table:table-cell>
          <table:table-cell office:value-type="string">
            <text:p>2012-10-18</text:p>
          </table:table-cell>
          <table:table-cell office:value-type="string">
            <text:p>S</text:p>
          </table:table-cell>
          <table:table-cell office:value-type="string">
            <text:p>2012-10-12</text:p>
          </table:table-cell>
          <table:table-cell office:value-type="float" office:value="62037229259">
            <text:p>6203722925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6.3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6.3">
            <text:p>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37875">
            <text:p>20337875</text:p>
          </table:table-cell>
          <table:table-cell office:value-type="float" office:value="193283427">
            <text:p>193283427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34819317201">
            <text:p>348193172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GBA1C 6.3 %</text:p>
          </table:table-cell>
          <table:table-cell office:value-type="string">
            <text:p><text:s/>( 23.01.2013A )</text:p>
          </table:table-cell>
          <table:table-cell office:value-type="string">
            <text:p>HGBA1C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86811">
            <text:p>12986811</text:p>
          </table:table-cell>
          <table:table-cell office:value-type="float" office:value="157627842">
            <text:p>157627842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81048598347">
            <text:p>810485983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IFCC ) 45 ( 29 . 42 mmol/mol ) HbA1c 6.3</text:p>
          </table:table-cell>
          <table:table-cell office:value-type="string">
            <text:p>HbA1c 6.3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6.3">
            <text:p>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21530">
            <text:p>23521530</text:p>
          </table:table-cell>
          <table:table-cell office:value-type="float" office:value="193367684">
            <text:p>193367684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43312943603">
            <text:p>433129436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gbA1c 6,3 %</text:p>
          </table:table-cell>
          <table:table-cell/>
          <table:table-cell office:value-type="string">
            <text:p>HgbA1c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54766">
            <text:p>2554766</text:p>
          </table:table-cell>
          <table:table-cell office:value-type="float" office:value="138304309">
            <text:p>138304309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office:value-type="string">
            <text:p>2012-04-13</text:p>
          </table:table-cell>
          <table:table-cell office:value-type="float" office:value="17871560334">
            <text:p>178715603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3.04.201217 : 25 : HbA1c 6.3 %</text:p>
          </table:table-cell>
          <table:table-cell office:value-type="string">
            <text:p>HbA1c 6.3 %</text:p>
          </table:table-cell>
          <table:table-cell/>
          <table:table-cell office:value-type="string">
            <text:p>HbA1c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67938">
            <text:p>13167938</text:p>
          </table:table-cell>
          <table:table-cell office:value-type="float" office:value="165396075">
            <text:p>165396075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27472642776">
            <text:p>274726427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4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6.4">
            <text:p>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59317">
            <text:p>24259317</text:p>
          </table:table-cell>
          <table:table-cell office:value-type="float" office:value="191408173">
            <text:p>191408173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2013-08-01</text:p>
          </table:table-cell>
          <table:table-cell office:value-type="float" office:value="84982433434">
            <text:p>849824334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FCC ) 46 ↑ ( 29 . 42 mmol/mol ) HbA1c 6.4</text:p>
          </table:table-cell>
          <table:table-cell office:value-type="string">
            <text:p>HbA1c 6.4</text:p>
          </table:table-cell>
          <table:table-cell office:value-type="string">
            <text:p><text:s/>↑ ( 4.8 . 5.9 % kogu Hb-st ) Na</text:p>
          </table:table-cell>
          <table:table-cell office:value-type="string">
            <text:p>HbA1c</text:p>
          </table:table-cell>
          <table:table-cell office:value-type="float" office:value="6.4">
            <text:p>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61966">
            <text:p>12061966</text:p>
          </table:table-cell>
          <table:table-cell office:value-type="float" office:value="184079065">
            <text:p>184079065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77166978641">
            <text:p>771669786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Diabeet on kompensatsioonis : HbA1c=6,4%</text:p>
          </table:table-cell>
          <table:table-cell office:value-type="string">
            <text:p>HbA1c=6,4%</text:p>
          </table:table-cell>
          <table:table-cell office:value-type="string">
            <text:p>Mikroalbuminuuriat ei ole Kilpnä</text:p>
          </table:table-cell>
          <table:table-cell office:value-type="string">
            <text:p>HbA1c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31326">
            <text:p>5731326</text:p>
          </table:table-cell>
          <table:table-cell office:value-type="float" office:value="131828319">
            <text:p>131828319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34235579472">
            <text:p>3423557947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3.0 -_&gt; käesolevates uuringutes HBA1C 6,4 %</text:p>
          </table:table-cell>
          <table:table-cell office:value-type="string">
            <text:p>HBA1C 6,4 %</text:p>
          </table:table-cell>
          <table:table-cell office:value-type="string">
            <text:p><text:s/>-_&gt; KN - - struktuursed muutuse</text:p>
          </table:table-cell>
          <table:table-cell office:value-type="string">
            <text:p>HBA1C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45695">
            <text:p>15945695</text:p>
          </table:table-cell>
          <table:table-cell office:value-type="float" office:value="196407900">
            <text:p>196407900</text:p>
          </table:table-cell>
          <table:table-cell office:value-type="string">
            <text:p>2013-07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3342652462">
            <text:p>8334265246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: GTT positiivne 2 TD suhtes , HbA1c - 6,4 %</text:p>
          </table:table-cell>
          <table:table-cell office:value-type="string">
            <text:p>HbA1c - 6,4 %</text:p>
          </table:table-cell>
          <table:table-cell office:value-type="string">
            <text:p><text:s/>; Valk uriinis , uriini külvis </text:p>
          </table:table-cell>
          <table:table-cell office:value-type="string">
            <text:p>HbA1c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1899">
            <text:p>591899</text:p>
          </table:table-cell>
          <table:table-cell office:value-type="float" office:value="95638582">
            <text:p>95638582</text:p>
          </table:table-cell>
          <table:table-cell office:value-type="string">
            <text:p>2012-04-17</text:p>
          </table:table-cell>
          <table:table-cell office:value-type="string">
            <text:p>S</text:p>
          </table:table-cell>
          <table:table-cell office:value-type="string">
            <text:p>2012-04-11</text:p>
          </table:table-cell>
          <table:table-cell office:value-type="float" office:value="77381059005">
            <text:p>773810590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6.4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6.4">
            <text:p>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46952">
            <text:p>17446952</text:p>
          </table:table-cell>
          <table:table-cell office:value-type="float" office:value="214678325">
            <text:p>214678325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673030320835">
            <text:p>6730303208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4.12.201310 : 28 : HbA1c 6.4 %</text:p>
          </table:table-cell>
          <table:table-cell office:value-type="string">
            <text:p>HbA1c 6.4 %</text:p>
          </table:table-cell>
          <table:table-cell office:value-type="string">
            <text:p><text:s/>[ norm 4.0 - 6.0 ]</text:p>
          </table:table-cell>
          <table:table-cell office:value-type="string">
            <text:p>HbA1c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09469">
            <text:p>12609469</text:p>
          </table:table-cell>
          <table:table-cell office:value-type="float" office:value="165700551">
            <text:p>165700551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3-01-10</text:p>
          </table:table-cell>
          <table:table-cell office:value-type="float" office:value="673030505721">
            <text:p>6730305057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4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6.4">
            <text:p>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02258">
            <text:p>3602258</text:p>
          </table:table-cell>
          <table:table-cell office:value-type="float" office:value="135974563">
            <text:p>135974563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office:value-type="string">
            <text:p>2012-05-16</text:p>
          </table:table-cell>
          <table:table-cell office:value-type="float" office:value="82098584055">
            <text:p>820985840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6.05.2012 GFR 145 TSH 2,22 HbA1C 6,4 %</text:p>
          </table:table-cell>
          <table:table-cell office:value-type="string">
            <text:p>HbA1C 6,4 %</text:p>
          </table:table-cell>
          <table:table-cell office:value-type="string">
            <text:p><text:s/>kol 4,91 LDL 3,32 HDL 1,23</text:p>
          </table:table-cell>
          <table:table-cell office:value-type="string">
            <text:p>HbA1C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76312">
            <text:p>13476312</text:p>
          </table:table-cell>
          <table:table-cell office:value-type="float" office:value="205997389">
            <text:p>205997389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673039287954">
            <text:p>6730392879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4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6.4">
            <text:p>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09803">
            <text:p>3009803</text:p>
          </table:table-cell>
          <table:table-cell office:value-type="float" office:value="100909178">
            <text:p>100909178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office:value-type="string">
            <text:p>2012-04-01</text:p>
          </table:table-cell>
          <table:table-cell office:value-type="float" office:value="46931262911">
            <text:p>469312629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a vesteldud dieedist , määratud HbA1c-6,5 %</text:p>
          </table:table-cell>
          <table:table-cell office:value-type="string">
            <text:p>HbA1c-6,5 %</text:p>
          </table:table-cell>
          <table:table-cell/>
          <table:table-cell office:value-type="string">
            <text:p>HbA1c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6662">
            <text:p>5876662</text:p>
          </table:table-cell>
          <table:table-cell office:value-type="float" office:value="132739410">
            <text:p>132739410</text:p>
          </table:table-cell>
          <table:table-cell office:value-type="string">
            <text:p>2012-08-13</text:p>
          </table:table-cell>
          <table:table-cell office:value-type="string">
            <text:p>A</text:p>
          </table:table-cell>
          <table:table-cell office:value-type="string">
            <text:p>2011-02-15</text:p>
          </table:table-cell>
          <table:table-cell office:value-type="float" office:value="94377872956">
            <text:p>9437787295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, kretiniin 97 , kusihape 376 , HBA1C 6,5 %</text:p>
          </table:table-cell>
          <table:table-cell office:value-type="string">
            <text:p>HBA1C 6,5 %</text:p>
          </table:table-cell>
          <table:table-cell office:value-type="string">
            <text:p><text:s/>, crp &lt; 4</text:p>
          </table:table-cell>
          <table:table-cell office:value-type="string">
            <text:p>HBA1C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58881">
            <text:p>6058881</text:p>
          </table:table-cell>
          <table:table-cell office:value-type="float" office:value="86056364">
            <text:p>86056364</text:p>
          </table:table-cell>
          <table:table-cell office:value-type="string">
            <text:p>2012-03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3064169148">
            <text:p>3306416914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sup-le vormistatud Analüüsides glükohemoglobiin 6,5 %</text:p>
          </table:table-cell>
          <table:table-cell office:value-type="string">
            <text:p>glükohemoglobiin 6,5 %</text:p>
          </table:table-cell>
          <table:table-cell office:value-type="string">
            <text:p><text:s/>, vajab selles osas jälgimist</text:p>
          </table:table-cell>
          <table:table-cell office:value-type="string">
            <text:p>glükohemoglobiin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12478">
            <text:p>2612478</text:p>
          </table:table-cell>
          <table:table-cell office:value-type="float" office:value="141219078">
            <text:p>141219078</text:p>
          </table:table-cell>
          <table:table-cell office:value-type="string">
            <text:p>2011-09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831621346">
            <text:p>838316213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5 %</text:p>
          </table:table-cell>
          <table:table-cell/>
          <table:table-cell office:value-type="string">
            <text:p>HbA1c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57015">
            <text:p>3657015</text:p>
          </table:table-cell>
          <table:table-cell office:value-type="float" office:value="148270658">
            <text:p>148270658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2012-11-22</text:p>
          </table:table-cell>
          <table:table-cell office:value-type="float" office:value="11897825816">
            <text:p>118978258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uuringutes- - SR 12 , GFR 122 , HBA1C 6,5 %</text:p>
          </table:table-cell>
          <table:table-cell office:value-type="string">
            <text:p>HBA1C 6,5 %</text:p>
          </table:table-cell>
          <table:table-cell office:value-type="string">
            <text:p><text:s/>, kerat 66 , PSA 0,38</text:p>
          </table:table-cell>
          <table:table-cell office:value-type="string">
            <text:p>HBA1C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53746">
            <text:p>20253746</text:p>
          </table:table-cell>
          <table:table-cell office:value-type="float" office:value="211995778">
            <text:p>211995778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99208853210">
            <text:p>992088532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,5 %</text:p>
          </table:table-cell>
          <table:table-cell office:value-type="string">
            <text:p><text:s/>; Chol 6,46 ; Crea 78 ; 09.07.1</text:p>
          </table:table-cell>
          <table:table-cell office:value-type="string">
            <text:p>Hba1c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69524">
            <text:p>11069524</text:p>
          </table:table-cell>
          <table:table-cell office:value-type="float" office:value="157629034">
            <text:p>157629034</text:p>
          </table:table-cell>
          <table:table-cell office:value-type="string">
            <text:p>2013-01-11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39689113550">
            <text:p>396891135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5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6.5">
            <text:p>6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97484">
            <text:p>20397484</text:p>
          </table:table-cell>
          <table:table-cell office:value-type="float" office:value="158463391">
            <text:p>158463391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94668392532">
            <text:p>946683925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A kASUTAB METFORMIIN 850 MGX2 . hgba1c 6.5 %</text:p>
          </table:table-cell>
          <table:table-cell office:value-type="string">
            <text:p>hgba1c 6.5 %</text:p>
          </table:table-cell>
          <table:table-cell office:value-type="string">
            <text:p><text:s/>( 01.2013a )</text:p>
          </table:table-cell>
          <table:table-cell office:value-type="string">
            <text:p>hgba1c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37370">
            <text:p>20737370</text:p>
          </table:table-cell>
          <table:table-cell office:value-type="float" office:value="192250801">
            <text:p>192250801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1-10-11</text:p>
          </table:table-cell>
          <table:table-cell office:value-type="float" office:value="50213637070">
            <text:p>502136370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GBA1C 6.5 %</text:p>
          </table:table-cell>
          <table:table-cell office:value-type="string">
            <text:p><text:s/>GFR 54.36ML-MIN</text:p>
          </table:table-cell>
          <table:table-cell office:value-type="string">
            <text:p>HGBA1C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57357">
            <text:p>10557357</text:p>
          </table:table-cell>
          <table:table-cell office:value-type="float" office:value="155087668">
            <text:p>155087668</text:p>
          </table:table-cell>
          <table:table-cell office:value-type="string">
            <text:p>2013-01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2898329">
            <text:p>67303289832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Kuna Hba1c 6,52 %</text:p>
          </table:table-cell>
          <table:table-cell office:value-type="string">
            <text:p>Hba1c 6,52 %</text:p>
          </table:table-cell>
          <table:table-cell office:value-type="string">
            <text:p><text:s/>ja paastuplasmast määrtatud glü</text:p>
          </table:table-cell>
          <table:table-cell office:value-type="string">
            <text:p>Hba1c</text:p>
          </table:table-cell>
          <table:table-cell table:style-name="Default" office:value-type="float" office:value="6.52">
            <text:p>6,5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8865">
            <text:p>1818865</text:p>
          </table:table-cell>
          <table:table-cell office:value-type="float" office:value="128107990">
            <text:p>128107990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197086626">
            <text:p>561970866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U/l , veresuhkur - 7,2 mmol/l , glükoHgb - 6,56 %</text:p>
          </table:table-cell>
          <table:table-cell office:value-type="string">
            <text:p>glükoHgb - 6,56 %</text:p>
          </table:table-cell>
          <table:table-cell office:value-type="string">
            <text:p><text:s/>, uriin - N</text:p>
          </table:table-cell>
          <table:table-cell office:value-type="string">
            <text:p>glükoHgb</text:p>
          </table:table-cell>
          <table:table-cell table:style-name="Default" office:value-type="float" office:value="6.56">
            <text:p>6,5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85195">
            <text:p>14685195</text:p>
          </table:table-cell>
          <table:table-cell office:value-type="float" office:value="213314683">
            <text:p>213314683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1-16</text:p>
          </table:table-cell>
          <table:table-cell office:value-type="float" office:value="95248491750">
            <text:p>952484917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6.6</text:p>
          </table:table-cell>
          <table:table-cell office:value-type="string">
            <text:p><text:s/>↑ ( &lt;6.0 % )</text:p>
          </table:table-cell>
          <table:table-cell office:value-type="string">
            <text:p>Glükohemoglobiin</text:p>
          </table:table-cell>
          <table:table-cell office:value-type="float" office:value="6.6">
            <text:p>6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02017">
            <text:p>5402017</text:p>
          </table:table-cell>
          <table:table-cell office:value-type="float" office:value="124632510">
            <text:p>124632510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6-04</text:p>
          </table:table-cell>
          <table:table-cell office:value-type="float" office:value="39056288301">
            <text:p>3905628830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veresuhkur 8,36 - - arvestades HBA1C 6,6 %</text:p>
          </table:table-cell>
          <table:table-cell office:value-type="string">
            <text:p>HBA1C 6,6 %</text:p>
          </table:table-cell>
          <table:table-cell office:value-type="string">
            <text:p><text:s/>__&gt; tegemist on suhkruhaugusega</text:p>
          </table:table-cell>
          <table:table-cell office:value-type="string">
            <text:p>HBA1C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39911">
            <text:p>12239911</text:p>
          </table:table-cell>
          <table:table-cell office:value-type="float" office:value="177619104">
            <text:p>177619104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87857433268">
            <text:p>878574332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adekvaatne UH leid dünaamikata HbA1c=6,6 %</text:p>
          </table:table-cell>
          <table:table-cell office:value-type="string">
            <text:p>HbA1c=6,6 %</text:p>
          </table:table-cell>
          <table:table-cell/>
          <table:table-cell office:value-type="string">
            <text:p>HbA1c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3278">
            <text:p>783278</text:p>
          </table:table-cell>
          <table:table-cell office:value-type="float" office:value="95676031">
            <text:p>95676031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office:value-type="string">
            <text:p>2012-04-16</text:p>
          </table:table-cell>
          <table:table-cell office:value-type="float" office:value="85922578010">
            <text:p>8592257801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6.6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6.6">
            <text:p>6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93797">
            <text:p>17993797</text:p>
          </table:table-cell>
          <table:table-cell office:value-type="float" office:value="218168130">
            <text:p>218168130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673030411880">
            <text:p>6730304118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4.10.201315 : 29 : Glükohemoglobiin 6.6 %</text:p>
          </table:table-cell>
          <table:table-cell office:value-type="string">
            <text:p>Glükohemoglobiin 6.6 %</text:p>
          </table:table-cell>
          <table:table-cell office:value-type="string">
            <text:p><text:s/>[ norm .. - 6 ]</text:p>
          </table:table-cell>
          <table:table-cell office:value-type="string">
            <text:p>Glükohemoglobiin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1704">
            <text:p>661704</text:p>
          </table:table-cell>
          <table:table-cell office:value-type="float" office:value="84626568">
            <text:p>84626568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office:value-type="string">
            <text:p>2012-02-08</text:p>
          </table:table-cell>
          <table:table-cell office:value-type="float" office:value="52126314958">
            <text:p>5212631495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6.6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6.6">
            <text:p>6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24510">
            <text:p>19624510</text:p>
          </table:table-cell>
          <table:table-cell office:value-type="float" office:value="209227106">
            <text:p>209227106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40773018718">
            <text:p>407730187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2.02.201316 : 59 : 17 : HbA1c 6.6 %</text:p>
          </table:table-cell>
          <table:table-cell office:value-type="string">
            <text:p>HbA1c 6.6 %</text:p>
          </table:table-cell>
          <table:table-cell office:value-type="string">
            <text:p><text:s/>[ norm 4.0 - 6.0 ]</text:p>
          </table:table-cell>
          <table:table-cell office:value-type="string">
            <text:p>HbA1c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41730">
            <text:p>18041730</text:p>
          </table:table-cell>
          <table:table-cell office:value-type="float" office:value="161131614">
            <text:p>161131614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871499547">
            <text:p>848714995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* 31.01.2013 <text:s text:c="2"/>: HbA1c 6,6</text:p>
          </table:table-cell>
          <table:table-cell office:value-type="string">
            <text:p>HbA1c 6,6</text:p>
          </table:table-cell>
          <table:table-cell office:value-type="string">
            <text:p><text:s/>, LDL-chol 4,09</text:p>
          </table:table-cell>
          <table:table-cell office:value-type="string">
            <text:p>HbA1c</text:p>
          </table:table-cell>
          <table:table-cell office:value-type="float" office:value="6.6">
            <text:p>6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42606">
            <text:p>2942606</text:p>
          </table:table-cell>
          <table:table-cell office:value-type="float" office:value="124517048">
            <text:p>124517048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89614943688">
            <text:p>896149436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GBA1C 6.6%</text:p>
          </table:table-cell>
          <table:table-cell office:value-type="string">
            <text:p>-7.4 %</text:p>
          </table:table-cell>
          <table:table-cell office:value-type="string">
            <text:p>HGBA1C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14262">
            <text:p>19314262</text:p>
          </table:table-cell>
          <table:table-cell office:value-type="float" office:value="188793324">
            <text:p>188793324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38523955189">
            <text:p>385239551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3.06.201312 : 41 : HbA1c 6.6 %</text:p>
          </table:table-cell>
          <table:table-cell office:value-type="string">
            <text:p>HbA1c 6.6 %</text:p>
          </table:table-cell>
          <table:table-cell/>
          <table:table-cell office:value-type="string">
            <text:p>HbA1c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70622">
            <text:p>19270622</text:p>
          </table:table-cell>
          <table:table-cell office:value-type="float" office:value="216285955">
            <text:p>216285955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44148050781">
            <text:p>441480507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4.12.201313 : 28 : HbA1c 6.6 %</text:p>
          </table:table-cell>
          <table:table-cell office:value-type="string">
            <text:p>HbA1c 6.6 %</text:p>
          </table:table-cell>
          <table:table-cell office:value-type="string">
            <text:p><text:s/>[ norm 4.0 - 6.0 ]</text:p>
          </table:table-cell>
          <table:table-cell office:value-type="string">
            <text:p>HbA1c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32884">
            <text:p>5532884</text:p>
          </table:table-cell>
          <table:table-cell office:value-type="float" office:value="84952129">
            <text:p>84952129</text:p>
          </table:table-cell>
          <table:table-cell office:value-type="string">
            <text:p>2012-03-01</text:p>
          </table:table-cell>
          <table:table-cell office:value-type="string">
            <text:p>A</text:p>
          </table:table-cell>
          <table:table-cell office:value-type="string">
            <text:p>2011-10-20</text:p>
          </table:table-cell>
          <table:table-cell office:value-type="float" office:value="95446444360">
            <text:p>9544644436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- D- - vit puudus , suhkur 6 , HBA1C 6,6 %</text:p>
          </table:table-cell>
          <table:table-cell office:value-type="string">
            <text:p>HBA1C 6,6 %</text:p>
          </table:table-cell>
          <table:table-cell/>
          <table:table-cell office:value-type="string">
            <text:p>HBA1C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35625">
            <text:p>24735625</text:p>
          </table:table-cell>
          <table:table-cell office:value-type="float" office:value="196185518">
            <text:p>196185518</text:p>
          </table:table-cell>
          <table:table-cell office:value-type="string">
            <text:p>2013-09-06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93488258339">
            <text:p>934882583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6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6.6">
            <text:p>6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27449">
            <text:p>24627449</text:p>
          </table:table-cell>
          <table:table-cell office:value-type="float" office:value="192758524">
            <text:p>192758524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88796715547">
            <text:p>887967155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,6 %</text:p>
          </table:table-cell>
          <table:table-cell office:value-type="string">
            <text:p><text:s/>- diabeet hästi kompenseeritud </text:p>
          </table:table-cell>
          <table:table-cell office:value-type="string">
            <text:p>Hba1c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50404">
            <text:p>5050404</text:p>
          </table:table-cell>
          <table:table-cell office:value-type="float" office:value="149960197">
            <text:p>149960197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86345069322">
            <text:p>863450693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,7 %</text:p>
          </table:table-cell>
          <table:table-cell office:value-type="string">
            <text:p><text:s/>, INS ravi doosid muutmist ei v</text:p>
          </table:table-cell>
          <table:table-cell office:value-type="string">
            <text:p>HbA1c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75097">
            <text:p>20375097</text:p>
          </table:table-cell>
          <table:table-cell office:value-type="float" office:value="192599830">
            <text:p>192599830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3712465">
            <text:p>6730437124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Teen HBa1c - 6,7 %</text:p>
          </table:table-cell>
          <table:table-cell office:value-type="string">
            <text:p>HBa1c - 6,7 %</text:p>
          </table:table-cell>
          <table:table-cell/>
          <table:table-cell office:value-type="string">
            <text:p>HBa1c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26745">
            <text:p>20626745</text:p>
          </table:table-cell>
          <table:table-cell office:value-type="float" office:value="214432500">
            <text:p>214432500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9</text:p>
          </table:table-cell>
          <table:table-cell office:value-type="float" office:value="72712159822">
            <text:p>727121598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3 , Metforal 850 x 3 , viimane HbA1c 6,7 %</text:p>
          </table:table-cell>
          <table:table-cell office:value-type="string">
            <text:p>HbA1c 6,7 %</text:p>
          </table:table-cell>
          <table:table-cell office:value-type="string">
            <text:p><text:s/>, vs-d hommikuti4,8-6,3 mmol/l </text:p>
          </table:table-cell>
          <table:table-cell office:value-type="string">
            <text:p>HbA1c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76569">
            <text:p>3576569</text:p>
          </table:table-cell>
          <table:table-cell office:value-type="float" office:value="147041534">
            <text:p>147041534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912744660">
            <text:p>359127446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äeval uimasus samas analüüsides HbA1c 6,7 %</text:p>
          </table:table-cell>
          <table:table-cell office:value-type="string">
            <text:p>HbA1c 6,7 %</text:p>
          </table:table-cell>
          <table:table-cell office:value-type="string">
            <text:p><text:s/>vahetan Metformini Diaprel MR 6</text:p>
          </table:table-cell>
          <table:table-cell office:value-type="string">
            <text:p>HbA1c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26953">
            <text:p>23526953</text:p>
          </table:table-cell>
          <table:table-cell office:value-type="float" office:value="192353646">
            <text:p>192353646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8-08</text:p>
          </table:table-cell>
          <table:table-cell office:value-type="float" office:value="673030412686">
            <text:p>6730304126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FCC ) 50 ↑ ( 29 . 42 mmol/mol ) HbA1c 6.7</text:p>
          </table:table-cell>
          <table:table-cell office:value-type="string">
            <text:p>HbA1c 6.7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6.7">
            <text:p>6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21511">
            <text:p>20121511</text:p>
          </table:table-cell>
          <table:table-cell office:value-type="float" office:value="161965541">
            <text:p>161965541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444592755">
            <text:p>294445927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,7 %</text:p>
          </table:table-cell>
          <table:table-cell/>
          <table:table-cell office:value-type="string">
            <text:p>HbA1c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38976">
            <text:p>3638976</text:p>
          </table:table-cell>
          <table:table-cell office:value-type="float" office:value="134735493">
            <text:p>134735493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53417740032">
            <text:p>534177400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GBA1C 6.7%</text:p>
          </table:table-cell>
          <table:table-cell office:value-type="string">
            <text:p>-6.1 % TSH 1.090</text:p>
          </table:table-cell>
          <table:table-cell office:value-type="string">
            <text:p>HGBA1C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95947">
            <text:p>3695947</text:p>
          </table:table-cell>
          <table:table-cell office:value-type="float" office:value="140756970">
            <text:p>140756970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26791494276">
            <text:p>267914942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Perearst Viimati HbA1c 6,7 %</text:p>
          </table:table-cell>
          <table:table-cell office:value-type="string">
            <text:p>HbA1c 6,7 %</text:p>
          </table:table-cell>
          <table:table-cell/>
          <table:table-cell office:value-type="string">
            <text:p>HbA1c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02168">
            <text:p>18102168</text:p>
          </table:table-cell>
          <table:table-cell office:value-type="float" office:value="215895394">
            <text:p>215895394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2-12</text:p>
          </table:table-cell>
          <table:table-cell office:value-type="float" office:value="81484996206">
            <text:p>814849962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2.12.201313 : 40 : Glükohemoglobiin 6.8 %</text:p>
          </table:table-cell>
          <table:table-cell office:value-type="string">
            <text:p>Glükohemoglobiin 6.8 %</text:p>
          </table:table-cell>
          <table:table-cell office:value-type="string">
            <text:p><text:s/>[ norm .. - 6 ]</text:p>
          </table:table-cell>
          <table:table-cell office:value-type="string">
            <text:p>Glükohemoglobiin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07245">
            <text:p>23007245</text:p>
          </table:table-cell>
          <table:table-cell office:value-type="float" office:value="166249425">
            <text:p>166249425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29276798049">
            <text:p>292767980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Mõni aeg teostatud Hba1c 6,8 %</text:p>
          </table:table-cell>
          <table:table-cell office:value-type="string">
            <text:p>Hba1c 6,8 %</text:p>
          </table:table-cell>
          <table:table-cell/>
          <table:table-cell office:value-type="string">
            <text:p>Hba1c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53791">
            <text:p>4853791</text:p>
          </table:table-cell>
          <table:table-cell office:value-type="float" office:value="138481392">
            <text:p>138481392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55603876056">
            <text:p>556038760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,8 %</text:p>
          </table:table-cell>
          <table:table-cell/>
          <table:table-cell office:value-type="string">
            <text:p>HbA1c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34029">
            <text:p>3634029</text:p>
          </table:table-cell>
          <table:table-cell office:value-type="float" office:value="142892256">
            <text:p>142892256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38958858058">
            <text:p>389588580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5.09.2012 - HbA1C 6,8 %</text:p>
          </table:table-cell>
          <table:table-cell office:value-type="string">
            <text:p>HbA1C 6,8 %</text:p>
          </table:table-cell>
          <table:table-cell office:value-type="string">
            <text:p><text:s/>, mis on hea ja seega võib jätk</text:p>
          </table:table-cell>
          <table:table-cell office:value-type="string">
            <text:p>HbA1C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76020">
            <text:p>10576020</text:p>
          </table:table-cell>
          <table:table-cell office:value-type="float" office:value="209910079">
            <text:p>209910079</text:p>
          </table:table-cell>
          <table:table-cell office:value-type="string">
            <text:p>2013-11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7196762275">
            <text:p>8719676227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et rahuldavalt kompenseeritud ( HbA1C 6,8 %</text:p>
          </table:table-cell>
          <table:table-cell office:value-type="string">
            <text:p>HbA1C 6,8 %</text:p>
          </table:table-cell>
          <table:table-cell office:value-type="string">
            <text:p><text:s/>) , soovitatud tõsta metformiin</text:p>
          </table:table-cell>
          <table:table-cell office:value-type="string">
            <text:p>HbA1C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89876">
            <text:p>18589876</text:p>
          </table:table-cell>
          <table:table-cell office:value-type="float" office:value="168439687">
            <text:p>168439687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443594501">
            <text:p>864435945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, Triglütseriidid 1.36 mmol/L , HbA1c 6.8 %</text:p>
          </table:table-cell>
          <table:table-cell office:value-type="string">
            <text:p>HbA1c 6.8 %</text:p>
          </table:table-cell>
          <table:table-cell office:value-type="string">
            <text:p><text:s/>, HbA1c ( IFCC ) 50.8 mmol/mol </text:p>
          </table:table-cell>
          <table:table-cell office:value-type="string">
            <text:p>HbA1c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60925">
            <text:p>18160925</text:p>
          </table:table-cell>
          <table:table-cell office:value-type="float" office:value="169512926">
            <text:p>169512926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27696015148">
            <text:p>276960151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4.03.201316 : 43 : 28 : HbA1c 6.8 %</text:p>
          </table:table-cell>
          <table:table-cell office:value-type="string">
            <text:p>HbA1c 6.8 %</text:p>
          </table:table-cell>
          <table:table-cell/>
          <table:table-cell office:value-type="string">
            <text:p>HbA1c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07811">
            <text:p>16607811</text:p>
          </table:table-cell>
          <table:table-cell office:value-type="float" office:value="183698200">
            <text:p>183698200</text:p>
          </table:table-cell>
          <table:table-cell office:value-type="string">
            <text:p>2013-06-17</text:p>
          </table:table-cell>
          <table:table-cell office:value-type="string">
            <text:p>S</text:p>
          </table:table-cell>
          <table:table-cell office:value-type="string">
            <text:p>2013-06-11</text:p>
          </table:table-cell>
          <table:table-cell office:value-type="float" office:value="15821772639">
            <text:p>1582177263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6.9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6.9">
            <text:p>6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24276">
            <text:p>17824276</text:p>
          </table:table-cell>
          <table:table-cell office:value-type="float" office:value="211742637">
            <text:p>211742637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032842246">
            <text:p>890328422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Haiglas tehtud B-HbA1C - 6.9</text:p>
          </table:table-cell>
          <table:table-cell office:value-type="string">
            <text:p>B-HbA1C - 6.9</text:p>
          </table:table-cell>
          <table:table-cell/>
          <table:table-cell office:value-type="string">
            <text:p>B-HbA1C</text:p>
          </table:table-cell>
          <table:table-cell office:value-type="float" office:value="6.9">
            <text:p>6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76501">
            <text:p>3376501</text:p>
          </table:table-cell>
          <table:table-cell office:value-type="float" office:value="143288076">
            <text:p>143288076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425048874">
            <text:p>744250488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Teostatud uuringud HbA1c-6,9 %</text:p>
          </table:table-cell>
          <table:table-cell office:value-type="string">
            <text:p>HbA1c-6,9 %</text:p>
          </table:table-cell>
          <table:table-cell office:value-type="string">
            <text:p><text:s/>- subkompensatia , soovitan jat</text:p>
          </table:table-cell>
          <table:table-cell office:value-type="string">
            <text:p>HbA1c</text:p>
          </table:table-cell>
          <table:table-cell office:value-type="float" office:value="6.9">
            <text:p>6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14537">
            <text:p>4014537</text:p>
          </table:table-cell>
          <table:table-cell office:value-type="float" office:value="146909182">
            <text:p>146909182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963118607">
            <text:p>889631186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,25 mIU/l , ion Ca prakt N Aga HbA1C 6,9 %</text:p>
          </table:table-cell>
          <table:table-cell office:value-type="string">
            <text:p>HbA1C 6,9 %</text:p>
          </table:table-cell>
          <table:table-cell office:value-type="string">
            <text:p><text:s/>! Diabeet ?</text:p>
          </table:table-cell>
          <table:table-cell office:value-type="string">
            <text:p>HbA1C</text:p>
          </table:table-cell>
          <table:table-cell office:value-type="float" office:value="6.9">
            <text:p>6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31072">
            <text:p>8331072</text:p>
          </table:table-cell>
          <table:table-cell office:value-type="float" office:value="147441690">
            <text:p>147441690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31385571911">
            <text:p>3138557191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6.9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6.9">
            <text:p>6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20779">
            <text:p>3320779</text:p>
          </table:table-cell>
          <table:table-cell office:value-type="float" office:value="87873646">
            <text:p>87873646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62801839564">
            <text:p>628018395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8.03.2012 - HbA1C 6,9 %</text:p>
          </table:table-cell>
          <table:table-cell office:value-type="string">
            <text:p>HbA1C 6,9 %</text:p>
          </table:table-cell>
          <table:table-cell office:value-type="string">
            <text:p><text:s/>Insuliini võib jätkata sama ske</text:p>
          </table:table-cell>
          <table:table-cell office:value-type="string">
            <text:p>HbA1C</text:p>
          </table:table-cell>
          <table:table-cell office:value-type="float" office:value="6.9">
            <text:p>6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31092">
            <text:p>21231092</text:p>
          </table:table-cell>
          <table:table-cell office:value-type="float" office:value="167725250">
            <text:p>167725250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73236677143">
            <text:p>732366771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GBA1C 7.0 %</text:p>
          </table:table-cell>
          <table:table-cell/>
          <table:table-cell office:value-type="string">
            <text:p>HGBA1C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32011">
            <text:p>13032011</text:p>
          </table:table-cell>
          <table:table-cell office:value-type="float" office:value="177806505">
            <text:p>177806505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96231668556">
            <text:p>962316685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 %</text:p>
          </table:table-cell>
          <table:table-cell office:value-type="string">
            <text:p><text:s/>, 2t ps vs 9.5mmol/l</text:p>
          </table:table-cell>
          <table:table-cell office:value-type="string">
            <text:p>Hba1c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12390">
            <text:p>18012390</text:p>
          </table:table-cell>
          <table:table-cell office:value-type="float" office:value="189411377">
            <text:p>189411377</text:p>
          </table:table-cell>
          <table:table-cell office:value-type="string">
            <text:p>2013-07-23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90228033208">
            <text:p>902280332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5.04.201313 : 00 : HbA1c 7.0 %</text:p>
          </table:table-cell>
          <table:table-cell office:value-type="string">
            <text:p>HbA1c 7.0 %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06085">
            <text:p>7306085</text:p>
          </table:table-cell>
          <table:table-cell office:value-type="float" office:value="96247222">
            <text:p>96247222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3-23</text:p>
          </table:table-cell>
          <table:table-cell office:value-type="float" office:value="46661544258">
            <text:p>4666154425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Suunatud dieedi õppeks , HbA1c 7,0 %</text:p>
          </table:table-cell>
          <table:table-cell office:value-type="string">
            <text:p>HbA1c 7,0 %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91928">
            <text:p>20691928</text:p>
          </table:table-cell>
          <table:table-cell office:value-type="float" office:value="209152326">
            <text:p>209152326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0506261">
            <text:p>6730305062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.0 %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70562">
            <text:p>10270562</text:p>
          </table:table-cell>
          <table:table-cell office:value-type="float" office:value="192756486">
            <text:p>192756486</text:p>
          </table:table-cell>
          <table:table-cell office:value-type="string">
            <text:p>2013-08-16</text:p>
          </table:table-cell>
          <table:table-cell office:value-type="string">
            <text:p>S</text:p>
          </table:table-cell>
          <table:table-cell office:value-type="string">
            <text:p>2013-08-08</text:p>
          </table:table-cell>
          <table:table-cell office:value-type="float" office:value="673043896541">
            <text:p>67304389654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foonil - - veresuhkru tõusuga , HBA1C 7,0 %</text:p>
          </table:table-cell>
          <table:table-cell office:value-type="string">
            <text:p>HBA1C 7,0 %</text:p>
          </table:table-cell>
          <table:table-cell office:value-type="string">
            <text:p><text:s/>- - hetkel vajadusel saab juurd</text:p>
          </table:table-cell>
          <table:table-cell office:value-type="string">
            <text:p>HBA1C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32234">
            <text:p>11132234</text:p>
          </table:table-cell>
          <table:table-cell office:value-type="float" office:value="155357698">
            <text:p>155357698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49640523601">
            <text:p>496405236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nüüd parem Jätkeb sama skeemiga HbA1c 7%</text:p>
          </table:table-cell>
          <table:table-cell office:value-type="string">
            <text:p>HbA1c 7%</text:p>
          </table:table-cell>
          <table:table-cell office:value-type="string">
            <text:p><text:s/>Kontroll kevadel 2013 .</text:p>
          </table:table-cell>
          <table:table-cell office:value-type="string">
            <text:p>HbA1c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7496">
            <text:p>16567496</text:p>
          </table:table-cell>
          <table:table-cell office:value-type="float" office:value="155220365">
            <text:p>155220365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office:value-type="string">
            <text:p>2012-12-18</text:p>
          </table:table-cell>
          <table:table-cell office:value-type="float" office:value="88465730194">
            <text:p>8846573019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.1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7.1">
            <text:p>7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82872">
            <text:p>17382872</text:p>
          </table:table-cell>
          <table:table-cell office:value-type="float" office:value="188366218">
            <text:p>188366218</text:p>
          </table:table-cell>
          <table:table-cell office:value-type="string">
            <text:p>2013-07-15</text:p>
          </table:table-cell>
          <table:table-cell office:value-type="string">
            <text:p>A</text:p>
          </table:table-cell>
          <table:table-cell office:value-type="string">
            <text:p>2013-07-11</text:p>
          </table:table-cell>
          <table:table-cell office:value-type="float" office:value="57124030659">
            <text:p>571240306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1.07.201319 : 06 : HbA1c 7.1 %</text:p>
          </table:table-cell>
          <table:table-cell office:value-type="string">
            <text:p>HbA1c 7.1 %</text:p>
          </table:table-cell>
          <table:table-cell office:value-type="string">
            <text:p><text:s/>[ norm 4.0 - 6.0 ]</text:p>
          </table:table-cell>
          <table:table-cell office:value-type="string">
            <text:p>HbA1c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81762">
            <text:p>20581762</text:p>
          </table:table-cell>
          <table:table-cell office:value-type="float" office:value="218170948">
            <text:p>218170948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82455172744">
            <text:p>824551727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,1 %</text:p>
          </table:table-cell>
          <table:table-cell office:value-type="string">
            <text:p><text:s/>; 27.04.11 .</text:p>
          </table:table-cell>
          <table:table-cell office:value-type="string">
            <text:p>Hba1c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62114">
            <text:p>3662114</text:p>
          </table:table-cell>
          <table:table-cell office:value-type="float" office:value="136711301">
            <text:p>136711301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72660396207">
            <text:p>726603962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PA - - HBA1C 7,1 %</text:p>
          </table:table-cell>
          <table:table-cell office:value-type="string">
            <text:p>HBA1C 7,1 %</text:p>
          </table:table-cell>
          <table:table-cell office:value-type="string">
            <text:p><text:s/>, INR 1,60</text:p>
          </table:table-cell>
          <table:table-cell office:value-type="string">
            <text:p>HBA1C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98866">
            <text:p>2698866</text:p>
          </table:table-cell>
          <table:table-cell office:value-type="float" office:value="135057158">
            <text:p>135057158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18266982779">
            <text:p>182669827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0.07.201214 : 39 : 57 : Glükohemoglobiin 7.1 %</text:p>
          </table:table-cell>
          <table:table-cell office:value-type="string">
            <text:p>Glükohemoglobiin 7.1 %</text:p>
          </table:table-cell>
          <table:table-cell/>
          <table:table-cell office:value-type="string">
            <text:p>Glükohemoglobiin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13925">
            <text:p>4913925</text:p>
          </table:table-cell>
          <table:table-cell office:value-type="float" office:value="141760107">
            <text:p>141760107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10-02</text:p>
          </table:table-cell>
          <table:table-cell office:value-type="float" office:value="61559922929">
            <text:p>6155992292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.1 %</text:p>
          </table:table-cell>
          <table:table-cell office:value-type="string">
            <text:p><text:s/>, hea</text:p>
          </table:table-cell>
          <table:table-cell office:value-type="string">
            <text:p>HbA1c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02460">
            <text:p>21102460</text:p>
          </table:table-cell>
          <table:table-cell office:value-type="float" office:value="183802149">
            <text:p>183802149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38347491990">
            <text:p>383474919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GBA1C 7.1%</text:p>
          </table:table-cell>
          <table:table-cell office:value-type="string">
            <text:p>-7.7 % kEHAKAAL - 3 KG BMI 39.0</text:p>
          </table:table-cell>
          <table:table-cell office:value-type="string">
            <text:p>HGBA1C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55626">
            <text:p>2855626</text:p>
          </table:table-cell>
          <table:table-cell office:value-type="float" office:value="123570938">
            <text:p>123570938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6-05</text:p>
          </table:table-cell>
          <table:table-cell office:value-type="float" office:value="78622566262">
            <text:p>786225662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5.06.2012 - HbA1C 7,1 %</text:p>
          </table:table-cell>
          <table:table-cell office:value-type="string">
            <text:p>HbA1C 7,1 %</text:p>
          </table:table-cell>
          <table:table-cell office:value-type="string">
            <text:p><text:s/>GFR 79 Võib jätkata METFORMINI </text:p>
          </table:table-cell>
          <table:table-cell office:value-type="string">
            <text:p>HbA1C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93775">
            <text:p>21393775</text:p>
          </table:table-cell>
          <table:table-cell office:value-type="float" office:value="186901884">
            <text:p>186901884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17286">
            <text:p>6730303172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-7,1 %</text:p>
          </table:table-cell>
          <table:table-cell office:value-type="string">
            <text:p><text:s/>, praegu ravi jääb MF 1000x2</text:p>
          </table:table-cell>
          <table:table-cell office:value-type="string">
            <text:p>HBA1c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44818">
            <text:p>12844818</text:p>
          </table:table-cell>
          <table:table-cell office:value-type="float" office:value="208596777">
            <text:p>208596777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64409719244">
            <text:p>644097192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.2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7.2">
            <text:p>7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52565">
            <text:p>11652565</text:p>
          </table:table-cell>
          <table:table-cell office:value-type="float" office:value="214897696">
            <text:p>214897696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673046195198">
            <text:p>6730461951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7.2</text:p>
          </table:table-cell>
          <table:table-cell office:value-type="string">
            <text:p><text:s/>↑ ( &lt;6.0 % )</text:p>
          </table:table-cell>
          <table:table-cell office:value-type="string">
            <text:p>Glükohemoglobiin</text:p>
          </table:table-cell>
          <table:table-cell office:value-type="float" office:value="7.2">
            <text:p>7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88862">
            <text:p>20288862</text:p>
          </table:table-cell>
          <table:table-cell office:value-type="float" office:value="177331661">
            <text:p>177331661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74747686026">
            <text:p>747476860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A kASUTAB METFORMIIN 850 MGX2 . hgba1c 7.2 %</text:p>
          </table:table-cell>
          <table:table-cell office:value-type="string">
            <text:p>hgba1c 7.2 %</text:p>
          </table:table-cell>
          <table:table-cell office:value-type="string">
            <text:p><text:s/>( 05.11.2012a )</text:p>
          </table:table-cell>
          <table:table-cell office:value-type="string">
            <text:p>hgba1c</text:p>
          </table:table-cell>
          <table:table-cell office:value-type="float" office:value="7.2">
            <text:p>7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8876">
            <text:p>2268876</text:p>
          </table:table-cell>
          <table:table-cell office:value-type="float" office:value="90161036">
            <text:p>90161036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office:value-type="string">
            <text:p>2012-04-09</text:p>
          </table:table-cell>
          <table:table-cell office:value-type="float" office:value="39344268847">
            <text:p>393442688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9.04.201218 : 57 : HbA1c 7,2 %</text:p>
          </table:table-cell>
          <table:table-cell office:value-type="string">
            <text:p>HbA1c 7,2 %</text:p>
          </table:table-cell>
          <table:table-cell/>
          <table:table-cell office:value-type="string">
            <text:p>HbA1c</text:p>
          </table:table-cell>
          <table:table-cell office:value-type="float" office:value="7.2">
            <text:p>7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36717">
            <text:p>7136717</text:p>
          </table:table-cell>
          <table:table-cell office:value-type="float" office:value="124538701">
            <text:p>124538701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31385571911">
            <text:p>3138557191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Perearstilt HbA1c 7,2 %</text:p>
          </table:table-cell>
          <table:table-cell office:value-type="string">
            <text:p>HbA1c 7,2 %</text:p>
          </table:table-cell>
          <table:table-cell/>
          <table:table-cell office:value-type="string">
            <text:p>HbA1c</text:p>
          </table:table-cell>
          <table:table-cell office:value-type="float" office:value="7.2">
            <text:p>7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43985">
            <text:p>17643985</text:p>
          </table:table-cell>
          <table:table-cell office:value-type="float" office:value="212423704">
            <text:p>212423704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0365110">
            <text:p>6730403651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* anal��si gl�koos 7,5 , HbA1c 7,2</text:p>
          </table:table-cell>
          <table:table-cell office:value-type="string">
            <text:p>HbA1c 7,2</text:p>
          </table:table-cell>
          <table:table-cell office:value-type="string">
            <text:p><text:s/>, seega dgn diabeet ja alustab </text:p>
          </table:table-cell>
          <table:table-cell office:value-type="string">
            <text:p>HbA1c</text:p>
          </table:table-cell>
          <table:table-cell office:value-type="float" office:value="7.2">
            <text:p>7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93360">
            <text:p>20893360</text:p>
          </table:table-cell>
          <table:table-cell office:value-type="float" office:value="156918800">
            <text:p>156918800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634078552">
            <text:p>796340785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alik problema hüperglikeemia- - HbA1c - 7,4 %</text:p>
          </table:table-cell>
          <table:table-cell office:value-type="string">
            <text:p>HbA1c - 7,4 %</text:p>
          </table:table-cell>
          <table:table-cell office:value-type="string">
            <text:p><text:s/>, korrektia vajab liraglutiidi </text:p>
          </table:table-cell>
          <table:table-cell office:value-type="string">
            <text:p>HbA1c</text:p>
          </table:table-cell>
          <table:table-cell office:value-type="float" office:value="7.4">
            <text:p>7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99797">
            <text:p>3599797</text:p>
          </table:table-cell>
          <table:table-cell office:value-type="float" office:value="135943184">
            <text:p>135943184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0231043836">
            <text:p>402310438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Täna HbA1c-7,4 %</text:p>
          </table:table-cell>
          <table:table-cell office:value-type="string">
            <text:p>HbA1c-7,4 %</text:p>
          </table:table-cell>
          <table:table-cell office:value-type="string">
            <text:p><text:s/>( oli10 !-7,9 % )</text:p>
          </table:table-cell>
          <table:table-cell office:value-type="string">
            <text:p>HbA1c</text:p>
          </table:table-cell>
          <table:table-cell office:value-type="float" office:value="7.4">
            <text:p>7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42403">
            <text:p>16942403</text:p>
          </table:table-cell>
          <table:table-cell office:value-type="float" office:value="208668439">
            <text:p>208668439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552841792">
            <text:p>675528417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Kordusanalüüsides HbA1C 7,44</text:p>
          </table:table-cell>
          <table:table-cell office:value-type="string">
            <text:p>HbA1C 7,44</text:p>
          </table:table-cell>
          <table:table-cell office:value-type="string">
            <text:p><text:s/>, GFR 55 , muud näitajad korras</text:p>
          </table:table-cell>
          <table:table-cell office:value-type="string">
            <text:p>HbA1C</text:p>
          </table:table-cell>
          <table:table-cell table:style-name="Default" office:value-type="float" office:value="7.44">
            <text:p>7,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05324">
            <text:p>3005324</text:p>
          </table:table-cell>
          <table:table-cell office:value-type="float" office:value="129616328">
            <text:p>129616328</text:p>
          </table:table-cell>
          <table:table-cell office:value-type="string">
            <text:p>2012-07-20</text:p>
          </table:table-cell>
          <table:table-cell office:value-type="string">
            <text:p>A</text:p>
          </table:table-cell>
          <table:table-cell office:value-type="string">
            <text:p>2012-05-09</text:p>
          </table:table-cell>
          <table:table-cell office:value-type="float" office:value="76323112620">
            <text:p>763231126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9.05.2012 - HbA1C 7,5 %</text:p>
          </table:table-cell>
          <table:table-cell office:value-type="string">
            <text:p>HbA1C 7,5 %</text:p>
          </table:table-cell>
          <table:table-cell office:value-type="string">
            <text:p><text:s/>Kuna diabeedi kompensatsioon ei</text:p>
          </table:table-cell>
          <table:table-cell office:value-type="string">
            <text:p>HbA1C</text:p>
          </table:table-cell>
          <table:table-cell office:value-type="float" office:value="7.5">
            <text:p>7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93881">
            <text:p>23193881</text:p>
          </table:table-cell>
          <table:table-cell office:value-type="float" office:value="191615463">
            <text:p>191615463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44045879718">
            <text:p>440458797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,5 %</text:p>
          </table:table-cell>
          <table:table-cell office:value-type="string">
            <text:p><text:s/>- soovitatud võtta metformini 5</text:p>
          </table:table-cell>
          <table:table-cell office:value-type="string">
            <text:p>HbA1C</text:p>
          </table:table-cell>
          <table:table-cell office:value-type="float" office:value="7.5">
            <text:p>7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18333">
            <text:p>20818333</text:p>
          </table:table-cell>
          <table:table-cell office:value-type="float" office:value="204396820">
            <text:p>204396820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1-05-16</text:p>
          </table:table-cell>
          <table:table-cell office:value-type="float" office:value="36981666725">
            <text:p>369816667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GBA1C 7.5%</text:p>
          </table:table-cell>
          <table:table-cell office:value-type="string">
            <text:p>-7.6 .% Ravi</text:p>
          </table:table-cell>
          <table:table-cell office:value-type="string">
            <text:p>HGBA1C</text:p>
          </table:table-cell>
          <table:table-cell office:value-type="float" office:value="7.5">
            <text:p>7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53534">
            <text:p>22853534</text:p>
          </table:table-cell>
          <table:table-cell office:value-type="float" office:value="210477221">
            <text:p>210477221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51633660125">
            <text:p>516336601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,5</text:p>
          </table:table-cell>
          <table:table-cell office:value-type="string">
            <text:p><text:s/>.</text:p>
          </table:table-cell>
          <table:table-cell office:value-type="string">
            <text:p>HbA1c</text:p>
          </table:table-cell>
          <table:table-cell office:value-type="float" office:value="7.5">
            <text:p>7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09453">
            <text:p>6809453</text:p>
          </table:table-cell>
          <table:table-cell office:value-type="float" office:value="84621678">
            <text:p>84621678</text:p>
          </table:table-cell>
          <table:table-cell office:value-type="string">
            <text:p>2012-02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8543891909">
            <text:p>6854389190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duvalt mõõdetuna 10-12 mmol/l , B-HbA1c 7.5 %</text:p>
          </table:table-cell>
          <table:table-cell office:value-type="string">
            <text:p>B-HbA1c 7.5 %</text:p>
          </table:table-cell>
          <table:table-cell office:value-type="string">
            <text:p><text:s/>kogu Hb-st - tegu II tüübi diab</text:p>
          </table:table-cell>
          <table:table-cell office:value-type="string">
            <text:p>B-HbA1c</text:p>
          </table:table-cell>
          <table:table-cell office:value-type="float" office:value="7.5">
            <text:p>7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5567">
            <text:p>295567</text:p>
          </table:table-cell>
          <table:table-cell office:value-type="float" office:value="128538186">
            <text:p>128538186</text:p>
          </table:table-cell>
          <table:table-cell office:value-type="string">
            <text:p>2012-06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2918439936">
            <text:p>8291843993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alüüsides , S - düslipideemia ; HbA1c 7,5 %</text:p>
          </table:table-cell>
          <table:table-cell office:value-type="string">
            <text:p>HbA1c 7,5 %</text:p>
          </table:table-cell>
          <table:table-cell office:value-type="string">
            <text:p><text:s/>;</text:p>
          </table:table-cell>
          <table:table-cell office:value-type="string">
            <text:p>HbA1c</text:p>
          </table:table-cell>
          <table:table-cell office:value-type="float" office:value="7.5">
            <text:p>7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52579">
            <text:p>6052579</text:p>
          </table:table-cell>
          <table:table-cell office:value-type="float" office:value="87269766">
            <text:p>87269766</text:p>
          </table:table-cell>
          <table:table-cell office:value-type="string">
            <text:p>2012-03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9514913286">
            <text:p>3951491328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onis kui septembris 2011 ( siis HbA1c oli 7.6 %</text:p>
          </table:table-cell>
          <table:table-cell office:value-type="string">
            <text:p>HbA1c oli 7.6 %</text:p>
          </table:table-cell>
          <table:table-cell office:value-type="string">
            <text:p><text:s/>, nüüd 8.66 % ! )</text:p>
          </table:table-cell>
          <table:table-cell office:value-type="string">
            <text:p>HbA1c</text:p>
          </table:table-cell>
          <table:table-cell office:value-type="float" office:value="7.6">
            <text:p>7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15970">
            <text:p>23315970</text:p>
          </table:table-cell>
          <table:table-cell office:value-type="float" office:value="215583969">
            <text:p>215583969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1-27</text:p>
          </table:table-cell>
          <table:table-cell office:value-type="float" office:value="11115284461">
            <text:p>111152844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7.11.2013 - viimati HbA1c 7,6 %</text:p>
          </table:table-cell>
          <table:table-cell office:value-type="string">
            <text:p>HbA1c 7,6 %</text:p>
          </table:table-cell>
          <table:table-cell office:value-type="string">
            <text:p><text:s/>okt 2013a</text:p>
          </table:table-cell>
          <table:table-cell office:value-type="string">
            <text:p>HbA1c</text:p>
          </table:table-cell>
          <table:table-cell office:value-type="float" office:value="7.6">
            <text:p>7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7462">
            <text:p>997462</text:p>
          </table:table-cell>
          <table:table-cell office:value-type="float" office:value="151772818">
            <text:p>151772818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526820505">
            <text:p>11526820505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I TÜSISTUSTETA Kirjeldus : Veri HbA1c 7.6 %</text:p>
          </table:table-cell>
          <table:table-cell office:value-type="string">
            <text:p>HbA1c 7.6 %</text:p>
          </table:table-cell>
          <table:table-cell office:value-type="string">
            <text:p><text:s/>( DCA2000 + )</text:p>
          </table:table-cell>
          <table:table-cell office:value-type="string">
            <text:p>HbA1c</text:p>
          </table:table-cell>
          <table:table-cell office:value-type="float" office:value="7.6">
            <text:p>7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94019">
            <text:p>22594019</text:p>
          </table:table-cell>
          <table:table-cell office:value-type="float" office:value="206898643">
            <text:p>206898643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22085894652">
            <text:p>220858946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Hiljuti HbA1c 7,6 %</text:p>
          </table:table-cell>
          <table:table-cell office:value-type="string">
            <text:p>HbA1c 7,6 %</text:p>
          </table:table-cell>
          <table:table-cell/>
          <table:table-cell office:value-type="string">
            <text:p>HbA1c</text:p>
          </table:table-cell>
          <table:table-cell office:value-type="float" office:value="7.6">
            <text:p>7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13370">
            <text:p>14313370</text:p>
          </table:table-cell>
          <table:table-cell office:value-type="float" office:value="156318122">
            <text:p>156318122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14261935054">
            <text:p>142619350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.6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office:value-type="float" office:value="7.6">
            <text:p>7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92271">
            <text:p>20192271</text:p>
          </table:table-cell>
          <table:table-cell office:value-type="float" office:value="206382090">
            <text:p>206382090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10-21</text:p>
          </table:table-cell>
          <table:table-cell office:value-type="float" office:value="673030316588">
            <text:p>6730303165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KOL 7,46 , TG 2,87 , LDL 5,36 , HBA1C 7,7 %</text:p>
          </table:table-cell>
          <table:table-cell office:value-type="string">
            <text:p>HBA1C 7,7 %</text:p>
          </table:table-cell>
          <table:table-cell office:value-type="string">
            <text:p><text:s/>- - TSH 2,030</text:p>
          </table:table-cell>
          <table:table-cell office:value-type="string">
            <text:p>HBA1C</text:p>
          </table:table-cell>
          <table:table-cell office:value-type="float" office:value="7.7">
            <text:p>7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05187">
            <text:p>19105187</text:p>
          </table:table-cell>
          <table:table-cell office:value-type="float" office:value="179498084">
            <text:p>179498084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4888">
            <text:p>6730303848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7,7 %</text:p>
          </table:table-cell>
          <table:table-cell/>
          <table:table-cell office:value-type="string">
            <text:p>Glükohemoglobiin</text:p>
          </table:table-cell>
          <table:table-cell office:value-type="float" office:value="7.7">
            <text:p>7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81508">
            <text:p>20081508</text:p>
          </table:table-cell>
          <table:table-cell office:value-type="float" office:value="164402067">
            <text:p>164402067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661910986">
            <text:p>586619109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DM 2 typ 2006 , aastast alates HbA1c - 7,7 %</text:p>
          </table:table-cell>
          <table:table-cell office:value-type="string">
            <text:p>HbA1c - 7,7 %</text:p>
          </table:table-cell>
          <table:table-cell office:value-type="string">
            <text:p><text:s/>( foonile Diaprl 60 mg + NMix 3</text:p>
          </table:table-cell>
          <table:table-cell office:value-type="string">
            <text:p>HbA1c</text:p>
          </table:table-cell>
          <table:table-cell office:value-type="float" office:value="7.7">
            <text:p>7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77175">
            <text:p>22777175</text:p>
          </table:table-cell>
          <table:table-cell office:value-type="float" office:value="213278885">
            <text:p>213278885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673030446148">
            <text:p>6730304461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.7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7.7">
            <text:p>7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66356">
            <text:p>3066356</text:p>
          </table:table-cell>
          <table:table-cell office:value-type="float" office:value="121207349">
            <text:p>121207349</text:p>
          </table:table-cell>
          <table:table-cell office:value-type="string">
            <text:p>2012-05-18</text:p>
          </table:table-cell>
          <table:table-cell office:value-type="string">
            <text:p>A</text:p>
          </table:table-cell>
          <table:table-cell office:value-type="string">
            <text:p>2012-04-20</text:p>
          </table:table-cell>
          <table:table-cell office:value-type="float" office:value="72781551577">
            <text:p>727815515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,8 %</text:p>
          </table:table-cell>
          <table:table-cell/>
          <table:table-cell office:value-type="string">
            <text:p>HbA1c</text:p>
          </table:table-cell>
          <table:table-cell office:value-type="float" office:value="7.8">
            <text:p>7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68407">
            <text:p>17568407</text:p>
          </table:table-cell>
          <table:table-cell office:value-type="float" office:value="178452675">
            <text:p>178452675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673030445270">
            <text:p>6730304452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2.03.201311 : 05 : 48 : HbA1c 7.8 %</text:p>
          </table:table-cell>
          <table:table-cell office:value-type="string">
            <text:p>HbA1c 7.8 %</text:p>
          </table:table-cell>
          <table:table-cell/>
          <table:table-cell office:value-type="string">
            <text:p>HbA1c</text:p>
          </table:table-cell>
          <table:table-cell office:value-type="float" office:value="7.8">
            <text:p>7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99069">
            <text:p>3199069</text:p>
          </table:table-cell>
          <table:table-cell office:value-type="float" office:value="84108845">
            <text:p>84108845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21984546384">
            <text:p>219845463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KEHAKAALU LANGUS -4 KG hgba1c 7.8%</text:p>
          </table:table-cell>
          <table:table-cell office:value-type="string">
            <text:p>hgba1c 7.8%</text:p>
          </table:table-cell>
          <table:table-cell office:value-type="string">
            <text:p>-5.9 %</text:p>
          </table:table-cell>
          <table:table-cell office:value-type="string">
            <text:p>hgba1c</text:p>
          </table:table-cell>
          <table:table-cell office:value-type="float" office:value="7.8">
            <text:p>7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3667">
            <text:p>2123667</text:p>
          </table:table-cell>
          <table:table-cell office:value-type="float" office:value="85331972">
            <text:p>85331972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20</text:p>
          </table:table-cell>
          <table:table-cell office:value-type="float" office:value="72972281164">
            <text:p>729722811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0.02.201210 : 33 : HbA1c 7.8 %</text:p>
          </table:table-cell>
          <table:table-cell office:value-type="string">
            <text:p>HbA1c 7.8 %</text:p>
          </table:table-cell>
          <table:table-cell/>
          <table:table-cell office:value-type="string">
            <text:p>HbA1c</text:p>
          </table:table-cell>
          <table:table-cell office:value-type="float" office:value="7.8">
            <text:p>7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96486">
            <text:p>14296486</text:p>
          </table:table-cell>
          <table:table-cell office:value-type="float" office:value="208504105">
            <text:p>208504105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11</text:p>
          </table:table-cell>
          <table:table-cell office:value-type="float" office:value="673030350003">
            <text:p>6730303500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.8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7.8">
            <text:p>7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51377">
            <text:p>3651377</text:p>
          </table:table-cell>
          <table:table-cell office:value-type="float" office:value="141907523">
            <text:p>141907523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585136634">
            <text:p>135851366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,8 %</text:p>
          </table:table-cell>
          <table:table-cell/>
          <table:table-cell office:value-type="string">
            <text:p>HbA1c</text:p>
          </table:table-cell>
          <table:table-cell office:value-type="float" office:value="7.8">
            <text:p>7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33376">
            <text:p>10533376</text:p>
          </table:table-cell>
          <table:table-cell office:value-type="float" office:value="171777332">
            <text:p>171777332</text:p>
          </table:table-cell>
          <table:table-cell office:value-type="string">
            <text:p>2013-04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570047">
            <text:p>67304657004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7,84 %</text:p>
          </table:table-cell>
          <table:table-cell office:value-type="string">
            <text:p><text:s/>Uriinis nitritid positiivsed , </text:p>
          </table:table-cell>
          <table:table-cell office:value-type="string">
            <text:p>HbA1c</text:p>
          </table:table-cell>
          <table:table-cell table:style-name="Default" office:value-type="float" office:value="7.84">
            <text:p>7,8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08894">
            <text:p>3108894</text:p>
          </table:table-cell>
          <table:table-cell office:value-type="float" office:value="120367970">
            <text:p>120367970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office:value-type="string">
            <text:p>2011-11-28</text:p>
          </table:table-cell>
          <table:table-cell office:value-type="float" office:value="59174062020">
            <text:p>591740620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Diabeet ei ole kompenseeritud . HGBA1C 8.0%</text:p>
          </table:table-cell>
          <table:table-cell office:value-type="string">
            <text:p>HGBA1C 8.0%</text:p>
          </table:table-cell>
          <table:table-cell office:value-type="string">
            <text:p>-7.9 % sÜDAME TÜSISTUSED</text:p>
          </table:table-cell>
          <table:table-cell office:value-type="string">
            <text:p>HGBA1C</text:p>
          </table:table-cell>
          <table:table-cell table:style-name="Default"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24568">
            <text:p>24624568</text:p>
          </table:table-cell>
          <table:table-cell office:value-type="float" office:value="177529796">
            <text:p>177529796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63435516946">
            <text:p>634355169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8,0%</text:p>
          </table:table-cell>
          <table:table-cell office:value-type="string">
            <text:p>-&gt; 9,1 %</text:p>
          </table:table-cell>
          <table:table-cell office:value-type="string">
            <text:p>HbA1c</text:p>
          </table:table-cell>
          <table:table-cell table:style-name="Default"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034501">
            <text:p>9034501</text:p>
          </table:table-cell>
          <table:table-cell office:value-type="float" office:value="184186321">
            <text:p>184186321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352217522">
            <text:p>6535221752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Kirjeldus : Veri HbA1c 8 %</text:p>
          </table:table-cell>
          <table:table-cell office:value-type="string">
            <text:p>HbA1c 8 %</text:p>
          </table:table-cell>
          <table:table-cell office:value-type="string">
            <text:p><text:s/>( DCA2000 + ) - 64 mmol/mol</text:p>
          </table:table-cell>
          <table:table-cell office:value-type="string">
            <text:p>HbA1c</text:p>
          </table:table-cell>
          <table:table-cell table:style-name="Default"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396">
            <text:p>143396</text:p>
          </table:table-cell>
          <table:table-cell office:value-type="float" office:value="149720817">
            <text:p>149720817</text:p>
          </table:table-cell>
          <table:table-cell office:value-type="string">
            <text:p>2012-11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8589749759">
            <text:p>5858974975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de Novo Rapidi 6-8-10 tü praegu glükoHgb 8 %</text:p>
          </table:table-cell>
          <table:table-cell office:value-type="string">
            <text:p>glükoHgb 8 %</text:p>
          </table:table-cell>
          <table:table-cell/>
          <table:table-cell office:value-type="string">
            <text:p>glükoHgb</text:p>
          </table:table-cell>
          <table:table-cell table:style-name="Default"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29201">
            <text:p>3629201</text:p>
          </table:table-cell>
          <table:table-cell office:value-type="float" office:value="136229864">
            <text:p>136229864</text:p>
          </table:table-cell>
          <table:table-cell office:value-type="string">
            <text:p>2012-09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6887016974">
            <text:p>468870169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al-d 6 t peale kerget H sööki : HgbA1C 8,0 %</text:p>
          </table:table-cell>
          <table:table-cell office:value-type="string">
            <text:p>HgbA1C 8,0 %</text:p>
          </table:table-cell>
          <table:table-cell office:value-type="string">
            <text:p><text:s/>, Apidra 6+5+6 ( + 1TÜ ) TÜ Lan</text:p>
          </table:table-cell>
          <table:table-cell office:value-type="string">
            <text:p>HgbA1C</text:p>
          </table:table-cell>
          <table:table-cell table:style-name="Default"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72760">
            <text:p>19072760</text:p>
          </table:table-cell>
          <table:table-cell office:value-type="float" office:value="194940342">
            <text:p>194940342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116174503">
            <text:p>541161745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* 30.08.2013 <text:s text:c="2"/>: HbA1c 8,1 %</text:p>
          </table:table-cell>
          <table:table-cell office:value-type="string">
            <text:p>HbA1c 8,1 %</text:p>
          </table:table-cell>
          <table:table-cell office:value-type="string">
            <text:p><text:s/>Vajalik tõsta Lantuse annust</text:p>
          </table:table-cell>
          <table:table-cell office:value-type="string">
            <text:p>HbA1c</text:p>
          </table:table-cell>
          <table:table-cell office:value-type="float" office:value="8.1">
            <text:p>8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35462">
            <text:p>3535462</text:p>
          </table:table-cell>
          <table:table-cell office:value-type="float" office:value="149170598">
            <text:p>149170598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812465814">
            <text:p>448124658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Liigub iga päev 07/2012 HgbA1C 8,2 %</text:p>
          </table:table-cell>
          <table:table-cell office:value-type="string">
            <text:p>HgbA1C 8,2 %</text:p>
          </table:table-cell>
          <table:table-cell/>
          <table:table-cell office:value-type="string">
            <text:p>HgbA1C</text:p>
          </table:table-cell>
          <table:table-cell office:value-type="float" office:value="8.2">
            <text:p>8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63324">
            <text:p>20963324</text:p>
          </table:table-cell>
          <table:table-cell office:value-type="float" office:value="158460658">
            <text:p>158460658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29218912119">
            <text:p>292189121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8,2 %</text:p>
          </table:table-cell>
          <table:table-cell office:value-type="string">
            <text:p><text:s/>;</text:p>
          </table:table-cell>
          <table:table-cell office:value-type="string">
            <text:p>Hba1c</text:p>
          </table:table-cell>
          <table:table-cell office:value-type="float" office:value="8.2">
            <text:p>8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5417">
            <text:p>1065417</text:p>
          </table:table-cell>
          <table:table-cell office:value-type="float" office:value="140178016">
            <text:p>140178016</text:p>
          </table:table-cell>
          <table:table-cell office:value-type="string">
            <text:p>2012-10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209780690">
            <text:p>13209780690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I TÜSISTUSTETA Kirjeldus : Veri HbA1c 8.2 %</text:p>
          </table:table-cell>
          <table:table-cell office:value-type="string">
            <text:p>HbA1c 8.2 %</text:p>
          </table:table-cell>
          <table:table-cell office:value-type="string">
            <text:p><text:s/>( DCA2000 + )</text:p>
          </table:table-cell>
          <table:table-cell office:value-type="string">
            <text:p>HbA1c</text:p>
          </table:table-cell>
          <table:table-cell office:value-type="float" office:value="8.2">
            <text:p>8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32705">
            <text:p>12832705</text:p>
          </table:table-cell>
          <table:table-cell office:value-type="float" office:value="202122970">
            <text:p>202122970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1-09-16</text:p>
          </table:table-cell>
          <table:table-cell office:value-type="float" office:value="76599767330">
            <text:p>765997673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16.09.201100 : 00 ) VASTUSED : B-HbA1c 8.26</text:p>
          </table:table-cell>
          <table:table-cell office:value-type="string">
            <text:p>B-HbA1c 8.26</text:p>
          </table:table-cell>
          <table:table-cell office:value-type="string">
            <text:p><text:s/>( 4.80 . 5.90 % kogu Hb-st ) He</text:p>
          </table:table-cell>
          <table:table-cell office:value-type="string">
            <text:p>B-HbA1c</text:p>
          </table:table-cell>
          <table:table-cell table:style-name="Default" office:value-type="float" office:value="8.26">
            <text:p>8,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08097">
            <text:p>18708097</text:p>
          </table:table-cell>
          <table:table-cell office:value-type="float" office:value="167569561">
            <text:p>167569561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07</text:p>
          </table:table-cell>
          <table:table-cell office:value-type="float" office:value="673030418805">
            <text:p>6730304188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7.03.201312 : 25 : HbA1c 8.3 %</text:p>
          </table:table-cell>
          <table:table-cell office:value-type="string">
            <text:p>HbA1c 8.3 %</text:p>
          </table:table-cell>
          <table:table-cell/>
          <table:table-cell office:value-type="string">
            <text:p>HbA1c</text:p>
          </table:table-cell>
          <table:table-cell office:value-type="float" office:value="8.3">
            <text:p>8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56598">
            <text:p>3056598</text:p>
          </table:table-cell>
          <table:table-cell office:value-type="float" office:value="125606626">
            <text:p>125606626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8</text:p>
          </table:table-cell>
          <table:table-cell office:value-type="float" office:value="75934286237">
            <text:p>759342862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8,3 %</text:p>
          </table:table-cell>
          <table:table-cell/>
          <table:table-cell office:value-type="string">
            <text:p>HbA1c</text:p>
          </table:table-cell>
          <table:table-cell office:value-type="float" office:value="8.3">
            <text:p>8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91155">
            <text:p>20191155</text:p>
          </table:table-cell>
          <table:table-cell office:value-type="float" office:value="197965871">
            <text:p>197965871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55413235979">
            <text:p>554132359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GBA1C 8.3%</text:p>
          </table:table-cell>
          <table:table-cell office:value-type="string">
            <text:p>-8.3 % , TSH 3.26 . rAVI SAMA dI</text:p>
          </table:table-cell>
          <table:table-cell office:value-type="string">
            <text:p>HGBA1C</text:p>
          </table:table-cell>
          <table:table-cell office:value-type="float" office:value="8.3">
            <text:p>8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70096">
            <text:p>6570096</text:p>
          </table:table-cell>
          <table:table-cell office:value-type="float" office:value="153856565">
            <text:p>153856565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4011669957">
            <text:p>4401166995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8,3 %</text:p>
          </table:table-cell>
          <table:table-cell/>
          <table:table-cell office:value-type="string">
            <text:p>HbA1c</text:p>
          </table:table-cell>
          <table:table-cell office:value-type="float" office:value="8.3">
            <text:p>8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46446">
            <text:p>6646446</text:p>
          </table:table-cell>
          <table:table-cell office:value-type="float" office:value="83032741">
            <text:p>83032741</text:p>
          </table:table-cell>
          <table:table-cell office:value-type="string">
            <text:p>2012-01-31</text:p>
          </table:table-cell>
          <table:table-cell office:value-type="string">
            <text:p>S</text:p>
          </table:table-cell>
          <table:table-cell office:value-type="string">
            <text:p>2012-01-27</text:p>
          </table:table-cell>
          <table:table-cell office:value-type="float" office:value="15465762909">
            <text:p>1546576290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üüsides glükeeritud hemoglobiin HbA1c 8.3</text:p>
          </table:table-cell>
          <table:table-cell office:value-type="string">
            <text:p>HbA1c 8.3</text:p>
          </table:table-cell>
          <table:table-cell office:value-type="string">
            <text:p><text:s/>mmol/l , mistõttu soovitav kons</text:p>
          </table:table-cell>
          <table:table-cell office:value-type="string">
            <text:p>HbA1c</text:p>
          </table:table-cell>
          <table:table-cell office:value-type="float" office:value="8.3">
            <text:p>8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77195">
            <text:p>8677195</text:p>
          </table:table-cell>
          <table:table-cell office:value-type="float" office:value="140920534">
            <text:p>140920534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83187851923">
            <text:p>8318785192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TÜ ümber Viimati 2012 kevadel : HbA1c 8,4 %</text:p>
          </table:table-cell>
          <table:table-cell office:value-type="string">
            <text:p>HbA1c 8,4 %</text:p>
          </table:table-cell>
          <table:table-cell office:value-type="string">
            <text:p><text:s/>; anti-tpo 30 ; mikroalbuminuur</text:p>
          </table:table-cell>
          <table:table-cell office:value-type="string">
            <text:p>HbA1c</text:p>
          </table:table-cell>
          <table:table-cell office:value-type="float" office:value="8.4">
            <text:p>8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22193">
            <text:p>21222193</text:p>
          </table:table-cell>
          <table:table-cell office:value-type="float" office:value="192600414">
            <text:p>192600414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064442550">
            <text:p>230644425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i ei ole ainult , Oltari 6 mg/p HBA1c 8,4 %</text:p>
          </table:table-cell>
          <table:table-cell office:value-type="string">
            <text:p>HBA1c 8,4 %</text:p>
          </table:table-cell>
          <table:table-cell/>
          <table:table-cell office:value-type="string">
            <text:p>HBA1c</text:p>
          </table:table-cell>
          <table:table-cell office:value-type="float" office:value="8.4">
            <text:p>8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64230">
            <text:p>18664230</text:p>
          </table:table-cell>
          <table:table-cell office:value-type="float" office:value="167542215">
            <text:p>167542215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6337">
            <text:p>6730303563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,8 Kreat - 75,4 kusihape 400,8 HbA1c - 8,4</text:p>
          </table:table-cell>
          <table:table-cell office:value-type="string">
            <text:p>HbA1c - 8,4</text:p>
          </table:table-cell>
          <table:table-cell office:value-type="string">
            <text:p><text:s/>Diabeediravi : MF 0,85x3 + glic</text:p>
          </table:table-cell>
          <table:table-cell office:value-type="string">
            <text:p>HbA1c</text:p>
          </table:table-cell>
          <table:table-cell office:value-type="float" office:value="8.4">
            <text:p>8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54611">
            <text:p>18654611</text:p>
          </table:table-cell>
          <table:table-cell office:value-type="float" office:value="182812582">
            <text:p>182812582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1124">
            <text:p>6730304411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3 <text:s text:c="2"/>: 15.08.201215 : 46 : 47 : HbA1c 8.4 %</text:p>
          </table:table-cell>
          <table:table-cell office:value-type="string">
            <text:p>HbA1c 8.4 %</text:p>
          </table:table-cell>
          <table:table-cell/>
          <table:table-cell office:value-type="string">
            <text:p>HbA1c</text:p>
          </table:table-cell>
          <table:table-cell office:value-type="float" office:value="8.4">
            <text:p>8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45983">
            <text:p>4445983</text:p>
          </table:table-cell>
          <table:table-cell office:value-type="float" office:value="81679734">
            <text:p>81679734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1-12-29</text:p>
          </table:table-cell>
          <table:table-cell office:value-type="float" office:value="85965236697">
            <text:p>859652366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8.5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8.5">
            <text:p>8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85535">
            <text:p>11185535</text:p>
          </table:table-cell>
          <table:table-cell office:value-type="float" office:value="180306550">
            <text:p>180306550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12682846345">
            <text:p>126828463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Perearstil nüüd glükoos 7,8 ; HbA1c 8,5 %</text:p>
          </table:table-cell>
          <table:table-cell office:value-type="string">
            <text:p>HbA1c 8,5 %</text:p>
          </table:table-cell>
          <table:table-cell/>
          <table:table-cell office:value-type="string">
            <text:p>HbA1c</text:p>
          </table:table-cell>
          <table:table-cell office:value-type="float" office:value="8.5">
            <text:p>8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49586">
            <text:p>20149586</text:p>
          </table:table-cell>
          <table:table-cell office:value-type="float" office:value="206437971">
            <text:p>206437971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2-09-06</text:p>
          </table:table-cell>
          <table:table-cell office:value-type="float" office:value="56778789471">
            <text:p>567787894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U-Glu 3 mmol/l ; Kl verd N ; Hba1c 8,6 %</text:p>
          </table:table-cell>
          <table:table-cell office:value-type="string">
            <text:p>Hba1c 8,6 %</text:p>
          </table:table-cell>
          <table:table-cell office:value-type="string">
            <text:p>!!!!/ 70,5 / ; ALT 90 ; AST 59!C</text:p>
          </table:table-cell>
          <table:table-cell office:value-type="string">
            <text:p>Hba1c</text:p>
          </table:table-cell>
          <table:table-cell office:value-type="float" office:value="8.6">
            <text:p>8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24810">
            <text:p>19024810</text:p>
          </table:table-cell>
          <table:table-cell office:value-type="float" office:value="197562881">
            <text:p>197562881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7-23</text:p>
          </table:table-cell>
          <table:table-cell office:value-type="float" office:value="52833750459">
            <text:p>528337504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, retseptid 23.07.201315 : 36 : HbA1c 8.6 %</text:p>
          </table:table-cell>
          <table:table-cell office:value-type="string">
            <text:p>HbA1c 8.6 %</text:p>
          </table:table-cell>
          <table:table-cell/>
          <table:table-cell office:value-type="string">
            <text:p>HbA1c</text:p>
          </table:table-cell>
          <table:table-cell office:value-type="float" office:value="8.6">
            <text:p>8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31941">
            <text:p>19431941</text:p>
          </table:table-cell>
          <table:table-cell office:value-type="float" office:value="159961429">
            <text:p>159961429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82051180670">
            <text:p>820511806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5.01.201317 : 14 : HbA1c 8.7 %</text:p>
          </table:table-cell>
          <table:table-cell office:value-type="string">
            <text:p>HbA1c 8.7 %</text:p>
          </table:table-cell>
          <table:table-cell/>
          <table:table-cell office:value-type="string">
            <text:p>HbA1c</text:p>
          </table:table-cell>
          <table:table-cell office:value-type="float" office:value="8.7">
            <text:p>8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63277">
            <text:p>20063277</text:p>
          </table:table-cell>
          <table:table-cell office:value-type="float" office:value="208522852">
            <text:p>208522852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308336250">
            <text:p>643083362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ates 2010 a - dekompensatia oli HbA1c - 8.8</text:p>
          </table:table-cell>
          <table:table-cell office:value-type="string">
            <text:p>HbA1c - 8.8</text:p>
          </table:table-cell>
          <table:table-cell office:value-type="string">
            <text:p>-10.1-7.1 % - 9.4 % - 7.5 % , t'</text:p>
          </table:table-cell>
          <table:table-cell office:value-type="string">
            <text:p>HbA1c</text:p>
          </table:table-cell>
          <table:table-cell office:value-type="float" office:value="8.8">
            <text:p>8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14907">
            <text:p>4614907</text:p>
          </table:table-cell>
          <table:table-cell office:value-type="float" office:value="81684544">
            <text:p>81684544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69654633921">
            <text:p>696546339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IFCC ) 74 ( 29 . 42 mmol/mol ) B-HbA1c 8.9</text:p>
          </table:table-cell>
          <table:table-cell office:value-type="string">
            <text:p>B-HbA1c 8.9</text:p>
          </table:table-cell>
          <table:table-cell office:value-type="string">
            <text:p><text:s/>( 4.8 . 5.9 % kogu Hb-st ) S , </text:p>
          </table:table-cell>
          <table:table-cell office:value-type="string">
            <text:p>B-HbA1c</text:p>
          </table:table-cell>
          <table:table-cell office:value-type="float" office:value="8.9">
            <text:p>8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51947">
            <text:p>10151947</text:p>
          </table:table-cell>
          <table:table-cell office:value-type="float" office:value="154943019">
            <text:p>154943019</text:p>
          </table:table-cell>
          <table:table-cell office:value-type="string">
            <text:p>2012-12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8412514222">
            <text:p>9841251422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Diabeet dekompenseeritud : HbA1c 8,9 %</text:p>
          </table:table-cell>
          <table:table-cell office:value-type="string">
            <text:p>HbA1c 8,9 %</text:p>
          </table:table-cell>
          <table:table-cell/>
          <table:table-cell office:value-type="string">
            <text:p>HbA1c</text:p>
          </table:table-cell>
          <table:table-cell office:value-type="float" office:value="8.9">
            <text:p>8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99305">
            <text:p>12999305</text:p>
          </table:table-cell>
          <table:table-cell office:value-type="float" office:value="169565019">
            <text:p>169565019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19391521236">
            <text:p>193915212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IFCC ) 74 ( 29 . 42 mmol/mol ) HbA1c 8.9</text:p>
          </table:table-cell>
          <table:table-cell office:value-type="string">
            <text:p>HbA1c 8.9</text:p>
          </table:table-cell>
          <table:table-cell office:value-type="string">
            <text:p><text:s/>( 4.8 . 5.9 % kogu Hb-st ) Kole</text:p>
          </table:table-cell>
          <table:table-cell office:value-type="string">
            <text:p>HbA1c</text:p>
          </table:table-cell>
          <table:table-cell office:value-type="float" office:value="8.9">
            <text:p>8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0643">
            <text:p>1870643</text:p>
          </table:table-cell>
          <table:table-cell office:value-type="float" office:value="126776979">
            <text:p>126776979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99019526811">
            <text:p>990195268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4.05.201217 : 22 : Glükohemoglobiin 8,9 %</text:p>
          </table:table-cell>
          <table:table-cell office:value-type="string">
            <text:p>Glükohemoglobiin 8,9 %</text:p>
          </table:table-cell>
          <table:table-cell/>
          <table:table-cell office:value-type="string">
            <text:p>Glükohemoglobiin</text:p>
          </table:table-cell>
          <table:table-cell office:value-type="float" office:value="8.9">
            <text:p>8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39851">
            <text:p>20939851</text:p>
          </table:table-cell>
          <table:table-cell office:value-type="float" office:value="210035813">
            <text:p>210035813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656073087">
            <text:p>996560730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8,9 %</text:p>
          </table:table-cell>
          <table:table-cell/>
          <table:table-cell office:value-type="string">
            <text:p>HbA1c</text:p>
          </table:table-cell>
          <table:table-cell office:value-type="float" office:value="8.9">
            <text:p>8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32736">
            <text:p>6132736</text:p>
          </table:table-cell>
          <table:table-cell office:value-type="float" office:value="79565418">
            <text:p>79565418</text:p>
          </table:table-cell>
          <table:table-cell office:value-type="string">
            <text:p>2012-01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5855672993">
            <text:p>2585567299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i diabeeti , on insuliinravil , HbA1C 8,9 %</text:p>
          </table:table-cell>
          <table:table-cell office:value-type="string">
            <text:p>HbA1C 8,9 %</text:p>
          </table:table-cell>
          <table:table-cell/>
          <table:table-cell office:value-type="string">
            <text:p>HbA1C</text:p>
          </table:table-cell>
          <table:table-cell office:value-type="float" office:value="8.9">
            <text:p>8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68519">
            <text:p>3668519</text:p>
          </table:table-cell>
          <table:table-cell office:value-type="float" office:value="142324323">
            <text:p>142324323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792857270">
            <text:p>317928572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Dekompensatia peale 2006 , a HbA1c - 9 %</text:p>
          </table:table-cell>
          <table:table-cell office:value-type="string">
            <text:p>HbA1c - 9 %</text:p>
          </table:table-cell>
          <table:table-cell office:value-type="string">
            <text:p>. Hypothyreos2006 , aTSH--37 miu</text:p>
          </table:table-cell>
          <table:table-cell office:value-type="string">
            <text:p>HbA1c</text:p>
          </table:table-cell>
          <table:table-cell table:style-name="Default"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8988">
            <text:p>16378988</text:p>
          </table:table-cell>
          <table:table-cell office:value-type="float" office:value="169107301">
            <text:p>169107301</text:p>
          </table:table-cell>
          <table:table-cell office:value-type="string">
            <text:p>2013-03-28</text:p>
          </table:table-cell>
          <table:table-cell office:value-type="string">
            <text:p>S</text:p>
          </table:table-cell>
          <table:table-cell office:value-type="string">
            <text:p>2013-03-04</text:p>
          </table:table-cell>
          <table:table-cell office:value-type="float" office:value="66877055949">
            <text:p>668770559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9.0</text:p>
          </table:table-cell>
          <table:table-cell office:value-type="string">
            <text:p><text:s/>( 4.8 . 5.9 % kogu Hb-st )</text:p>
          </table:table-cell>
          <table:table-cell office:value-type="string">
            <text:p>HbA1c</text:p>
          </table:table-cell>
          <table:table-cell table:style-name="Default"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85924">
            <text:p>21185924</text:p>
          </table:table-cell>
          <table:table-cell office:value-type="float" office:value="174179004">
            <text:p>174179004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1554">
            <text:p>6730304115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9,1 %</text:p>
          </table:table-cell>
          <table:table-cell office:value-type="string">
            <text:p><text:s/>, mida päeviku alusel nagu ei p</text:p>
          </table:table-cell>
          <table:table-cell office:value-type="string">
            <text:p>HbA1C</text:p>
          </table:table-cell>
          <table:table-cell office:value-type="float" office:value="9.1">
            <text:p>9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04536">
            <text:p>17604536</text:p>
          </table:table-cell>
          <table:table-cell office:value-type="float" office:value="159732792">
            <text:p>159732792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2013-01-07</text:p>
          </table:table-cell>
          <table:table-cell office:value-type="float" office:value="673030317242">
            <text:p>6730303172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7.01.2013 HbA1c 9.2 %</text:p>
          </table:table-cell>
          <table:table-cell office:value-type="string">
            <text:p>HbA1c 9.2 %</text:p>
          </table:table-cell>
          <table:table-cell office:value-type="string">
            <text:p><text:s/>langenud</text:p>
          </table:table-cell>
          <table:table-cell office:value-type="string">
            <text:p>HbA1c</text:p>
          </table:table-cell>
          <table:table-cell office:value-type="float" office:value="9.2">
            <text:p>9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48542">
            <text:p>17948542</text:p>
          </table:table-cell>
          <table:table-cell office:value-type="float" office:value="179688657">
            <text:p>179688657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113020397">
            <text:p>681130203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9,2 %</text:p>
          </table:table-cell>
          <table:table-cell office:value-type="string">
            <text:p><text:s/>, veresuhkur söönult 12,6mmol/l</text:p>
          </table:table-cell>
          <table:table-cell office:value-type="string">
            <text:p>HbA1c</text:p>
          </table:table-cell>
          <table:table-cell office:value-type="float" office:value="9.2">
            <text:p>9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20572">
            <text:p>3420572</text:p>
          </table:table-cell>
          <table:table-cell office:value-type="float" office:value="150457574">
            <text:p>150457574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63162663832">
            <text:p>631626638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9,3 %</text:p>
          </table:table-cell>
          <table:table-cell/>
          <table:table-cell office:value-type="string">
            <text:p>HbA1C</text:p>
          </table:table-cell>
          <table:table-cell office:value-type="float" office:value="9.3">
            <text:p>9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40172">
            <text:p>6740172</text:p>
          </table:table-cell>
          <table:table-cell office:value-type="float" office:value="82524559">
            <text:p>82524559</text:p>
          </table:table-cell>
          <table:table-cell office:value-type="string">
            <text:p>2012-01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6870530947">
            <text:p>5687053094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abeet halvasti kompenseeritud ( glükohemoglobiin 9,4 %</text:p>
          </table:table-cell>
          <table:table-cell office:value-type="string">
            <text:p>glükohemoglobiin 9,4 %</text:p>
          </table:table-cell>
          <table:table-cell office:value-type="string">
            <text:p><text:s/>)</text:p>
          </table:table-cell>
          <table:table-cell office:value-type="string">
            <text:p>glükohemoglobiin</text:p>
          </table:table-cell>
          <table:table-cell office:value-type="float" office:value="9.4">
            <text:p>9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79719">
            <text:p>21079719</text:p>
          </table:table-cell>
          <table:table-cell office:value-type="float" office:value="180592866">
            <text:p>180592866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673043082993">
            <text:p>6730430829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, NR 4-6 tü x 3 , määratud uus HbA1c-9,4 %</text:p>
          </table:table-cell>
          <table:table-cell office:value-type="string">
            <text:p>HbA1c-9,4 %</text:p>
          </table:table-cell>
          <table:table-cell office:value-type="string">
            <text:p><text:s/>, korduv nõustamine dieedi osas</text:p>
          </table:table-cell>
          <table:table-cell office:value-type="string">
            <text:p>HbA1c</text:p>
          </table:table-cell>
          <table:table-cell office:value-type="float" office:value="9.4">
            <text:p>9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91916">
            <text:p>3491916</text:p>
          </table:table-cell>
          <table:table-cell office:value-type="float" office:value="142342030">
            <text:p>142342030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837272824">
            <text:p>918372728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Dünaamiline HbA1c-9,6%</text:p>
          </table:table-cell>
          <table:table-cell office:value-type="string">
            <text:p>HbA1c-9,6%</text:p>
          </table:table-cell>
          <table:table-cell office:value-type="string">
            <text:p>-7,2%-8,6%-*-9,2 % - , täna -7,9</text:p>
          </table:table-cell>
          <table:table-cell office:value-type="string">
            <text:p>HbA1c</text:p>
          </table:table-cell>
          <table:table-cell office:value-type="float" office:value="9.6">
            <text:p>9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71243">
            <text:p>10471243</text:p>
          </table:table-cell>
          <table:table-cell office:value-type="float" office:value="212792024">
            <text:p>212792024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6686036507">
            <text:p>4668603650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Diabeedi kompensatsioon halb - HbA1C 9,7 %</text:p>
          </table:table-cell>
          <table:table-cell office:value-type="string">
            <text:p>HbA1C 9,7 %</text:p>
          </table:table-cell>
          <table:table-cell/>
          <table:table-cell office:value-type="string">
            <text:p>HbA1C</text:p>
          </table:table-cell>
          <table:table-cell office:value-type="float" office:value="9.7">
            <text:p>9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19982">
            <text:p>20819982</text:p>
          </table:table-cell>
          <table:table-cell office:value-type="float" office:value="167720097">
            <text:p>167720097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83736124895">
            <text:p>837361248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gba1c 9.8%</text:p>
          </table:table-cell>
          <table:table-cell office:value-type="string">
            <text:p>-10.0 % , kaal 72.0 kg bmi 31.0 </text:p>
          </table:table-cell>
          <table:table-cell office:value-type="string">
            <text:p>hgba1c</text:p>
          </table:table-cell>
          <table:table-cell office:value-type="float" office:value="9.8">
            <text:p>9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3000">
            <text:p>2043000</text:p>
          </table:table-cell>
          <table:table-cell office:value-type="float" office:value="126891458">
            <text:p>126891458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567184156">
            <text:p>475671841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, Triglütseriidid 4.09 mmol/L , HbA1c 9.8 %</text:p>
          </table:table-cell>
          <table:table-cell office:value-type="string">
            <text:p>HbA1c 9.8 %</text:p>
          </table:table-cell>
          <table:table-cell office:value-type="string">
            <text:p><text:s/>, : HbA1c ( IFCC ) 83.6 mmol/mo</text:p>
          </table:table-cell>
          <table:table-cell office:value-type="string">
            <text:p>HbA1c</text:p>
          </table:table-cell>
          <table:table-cell office:value-type="float" office:value="9.8">
            <text:p>9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04030">
            <text:p>20004030</text:p>
          </table:table-cell>
          <table:table-cell office:value-type="float" office:value="210794090">
            <text:p>210794090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221261109">
            <text:p>412212611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sti poolt k a septembris tehtud HbA1c 9,8 %</text:p>
          </table:table-cell>
          <table:table-cell office:value-type="string">
            <text:p>HbA1c 9,8 %</text:p>
          </table:table-cell>
          <table:table-cell office:value-type="string">
            <text:p><text:s/>( juulis 9,3 % ) - need näitaja</text:p>
          </table:table-cell>
          <table:table-cell office:value-type="string">
            <text:p>HbA1c</text:p>
          </table:table-cell>
          <table:table-cell office:value-type="float" office:value="9.8">
            <text:p>9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66033">
            <text:p>6766033</text:p>
          </table:table-cell>
          <table:table-cell office:value-type="float" office:value="126919122">
            <text:p>126919122</text:p>
          </table:table-cell>
          <table:table-cell office:value-type="string">
            <text:p>2012-06-26</text:p>
          </table:table-cell>
          <table:table-cell office:value-type="string">
            <text:p>S</text:p>
          </table:table-cell>
          <table:table-cell office:value-type="string">
            <text:p>2012-06-18</text:p>
          </table:table-cell>
          <table:table-cell office:value-type="float" office:value="25534444382">
            <text:p>2553444438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V / s enesekontrolliga kõikuv , HBA1C 9,9 %</text:p>
          </table:table-cell>
          <table:table-cell office:value-type="string">
            <text:p>HBA1C 9,9 %</text:p>
          </table:table-cell>
          <table:table-cell office:value-type="string">
            <text:p><text:s/>, postprandiaalne puudub , hüpo</text:p>
          </table:table-cell>
          <table:table-cell office:value-type="string">
            <text:p>HBA1C</text:p>
          </table:table-cell>
          <table:table-cell office:value-type="float" office:value="9.9">
            <text:p>9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37546">
            <text:p>3037546</text:p>
          </table:table-cell>
          <table:table-cell office:value-type="float" office:value="126089936">
            <text:p>126089936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10399396960">
            <text:p>103993969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GBA1C 9.9 %</text:p>
          </table:table-cell>
          <table:table-cell office:value-type="string">
            <text:p><text:s/>( 12.06.2012 ) GFR 56.76 ML-MIN</text:p>
          </table:table-cell>
          <table:table-cell office:value-type="string">
            <text:p>HGBA1C</text:p>
          </table:table-cell>
          <table:table-cell office:value-type="float" office:value="9.9">
            <text:p>9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24072">
            <text:p>7524072</text:p>
          </table:table-cell>
          <table:table-cell office:value-type="float" office:value="80996075">
            <text:p>80996075</text:p>
          </table:table-cell>
          <table:table-cell office:value-type="string">
            <text:p>2012-01-06</text:p>
          </table:table-cell>
          <table:table-cell office:value-type="string">
            <text:p>A</text:p>
          </table:table-cell>
          <table:table-cell office:value-type="string">
            <text:p>2012-01-06</text:p>
          </table:table-cell>
          <table:table-cell office:value-type="float" office:value="85833928353">
            <text:p>8583392835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9,9 %</text:p>
          </table:table-cell>
          <table:table-cell office:value-type="string">
            <text:p><text:s/>- diabeedi kompensatsioon halb</text:p>
          </table:table-cell>
          <table:table-cell office:value-type="string">
            <text:p>HbA1c</text:p>
          </table:table-cell>
          <table:table-cell office:value-type="float" office:value="9.9">
            <text:p>9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67089">
            <text:p>12567089</text:p>
          </table:table-cell>
          <table:table-cell office:value-type="float" office:value="196756345">
            <text:p>196756345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4582878417">
            <text:p>145828784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DIABEET ON DEKOMPENSEERITUD HBA1C = 10,0 %</text:p>
          </table:table-cell>
          <table:table-cell office:value-type="string">
            <text:p>HBA1C = 10,0 %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24816">
            <text:p>16024816</text:p>
          </table:table-cell>
          <table:table-cell office:value-type="float" office:value="179577573">
            <text:p>179577573</text:p>
          </table:table-cell>
          <table:table-cell office:value-type="string">
            <text:p>2013-05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0194916191">
            <text:p>3019491619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nraviga halvasti kontrollitud , HbA1c 10,0 %</text:p>
          </table:table-cell>
          <table:table-cell office:value-type="string">
            <text:p>HbA1c 10,0 %</text:p>
          </table:table-cell>
          <table:table-cell office:value-type="string">
            <text:p><text:s/>, veresuhkur tulles 15 mmol/l</text:p>
          </table:table-cell>
          <table:table-cell office:value-type="string">
            <text:p>HbA1c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22323">
            <text:p>20022323</text:p>
          </table:table-cell>
          <table:table-cell office:value-type="float" office:value="158656331">
            <text:p>158656331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961866664">
            <text:p>579618666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eraapia alates 2006 . a * ( oli HbA1c - 10 %</text:p>
          </table:table-cell>
          <table:table-cell office:value-type="string">
            <text:p>HbA1c - 10 %</text:p>
          </table:table-cell>
          <table:table-cell office:value-type="string">
            <text:p><text:s/>) AKS-2005 , a peale Probleema </text:p>
          </table:table-cell>
          <table:table-cell office:value-type="string">
            <text:p>HbA1c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64531">
            <text:p>3264531</text:p>
          </table:table-cell>
          <table:table-cell office:value-type="float" office:value="86776176">
            <text:p>86776176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office:value-type="string">
            <text:p>2012-02-09</text:p>
          </table:table-cell>
          <table:table-cell office:value-type="float" office:value="34709722442">
            <text:p>347097224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LDL 3,97 , HDL 0,98 , TG - 7,67 HbA1c 10 %</text:p>
          </table:table-cell>
          <table:table-cell office:value-type="string">
            <text:p>HbA1c 10 %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25308">
            <text:p>10025308</text:p>
          </table:table-cell>
          <table:table-cell office:value-type="float" office:value="188735745">
            <text:p>188735745</text:p>
          </table:table-cell>
          <table:table-cell office:value-type="string">
            <text:p>2013-07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4251686304">
            <text:p>8425168630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Diabeet dekompenseeritud : HbA1c=10 %</text:p>
          </table:table-cell>
          <table:table-cell office:value-type="string">
            <text:p>HbA1c=10 %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259">
            <text:p>1656259</text:p>
          </table:table-cell>
          <table:table-cell office:value-type="float" office:value="84611787">
            <text:p>84611787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845532809">
            <text:p>13845532809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Kirjeldus : Veri HbA1c 10.1 %</text:p>
          </table:table-cell>
          <table:table-cell office:value-type="string">
            <text:p>HbA1c 10.1 %</text:p>
          </table:table-cell>
          <table:table-cell office:value-type="string">
            <text:p><text:s/>( DCA2000 + )</text:p>
          </table:table-cell>
          <table:table-cell office:value-type="string">
            <text:p>HbA1c</text:p>
          </table:table-cell>
          <table:table-cell office:value-type="float" office:value="10.1">
            <text:p>10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3383">
            <text:p>19693383</text:p>
          </table:table-cell>
          <table:table-cell office:value-type="float" office:value="157469613">
            <text:p>157469613</text:p>
          </table:table-cell>
          <table:table-cell office:value-type="string">
            <text:p>2013-01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087555818">
            <text:p>890875558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8.01.2013 : 15.01.201310 : 51 : HbA1c 10.1 %</text:p>
          </table:table-cell>
          <table:table-cell office:value-type="string">
            <text:p>HbA1c 10.1 %</text:p>
          </table:table-cell>
          <table:table-cell/>
          <table:table-cell office:value-type="string">
            <text:p>HbA1c</text:p>
          </table:table-cell>
          <table:table-cell office:value-type="float" office:value="10.1">
            <text:p>10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9964">
            <text:p>269964</text:p>
          </table:table-cell>
          <table:table-cell office:value-type="float" office:value="130779367">
            <text:p>130779367</text:p>
          </table:table-cell>
          <table:table-cell office:value-type="string">
            <text:p>2012-07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5018614218">
            <text:p>450186142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vil diabeedi dekompensatsioon , HbA1c-10.2</text:p>
          </table:table-cell>
          <table:table-cell office:value-type="string">
            <text:p>HbA1c-10.2</text:p>
          </table:table-cell>
          <table:table-cell office:value-type="string">
            <text:p><text:s/>, v/s 7-24mmol/l vahemikus</text:p>
          </table:table-cell>
          <table:table-cell office:value-type="string">
            <text:p>HbA1c</text:p>
          </table:table-cell>
          <table:table-cell office:value-type="float" office:value="10.2">
            <text:p>10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51910">
            <text:p>3051910</text:p>
          </table:table-cell>
          <table:table-cell office:value-type="float" office:value="124516575">
            <text:p>124516575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35382994812">
            <text:p>353829948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GBA1C 10.4</text:p>
          </table:table-cell>
          <table:table-cell office:value-type="string">
            <text:p><text:s/>!! ! BMI 42.0 . pÄEVIKU ALUSEL </text:p>
          </table:table-cell>
          <table:table-cell office:value-type="string">
            <text:p>HGBA1C</text:p>
          </table:table-cell>
          <table:table-cell office:value-type="float" office:value="10.4">
            <text:p>10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47071">
            <text:p>6647071</text:p>
          </table:table-cell>
          <table:table-cell office:value-type="float" office:value="136340968">
            <text:p>136340968</text:p>
          </table:table-cell>
          <table:table-cell office:value-type="string">
            <text:p>2012-08-16</text:p>
          </table:table-cell>
          <table:table-cell office:value-type="string">
            <text:p>S</text:p>
          </table:table-cell>
          <table:table-cell office:value-type="string">
            <text:p>2012-08-09</text:p>
          </table:table-cell>
          <table:table-cell office:value-type="float" office:value="63304195121">
            <text:p>6330419512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10.6</text:p>
          </table:table-cell>
          <table:table-cell office:value-type="string">
            <text:p><text:s/>( 4.8 . 5.9 % kogu Hb-st )</text:p>
          </table:table-cell>
          <table:table-cell office:value-type="string">
            <text:p>B-HbA1c</text:p>
          </table:table-cell>
          <table:table-cell office:value-type="float" office:value="10.6">
            <text:p>10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82441">
            <text:p>8882441</text:p>
          </table:table-cell>
          <table:table-cell office:value-type="float" office:value="169793156">
            <text:p>169793156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579741087">
            <text:p>9457974108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Kirjeldus : Veri HbA1c 10,6 %</text:p>
          </table:table-cell>
          <table:table-cell office:value-type="string">
            <text:p>HbA1c 10,6 %</text:p>
          </table:table-cell>
          <table:table-cell office:value-type="string">
            <text:p><text:s/>( DCA2000 + )</text:p>
          </table:table-cell>
          <table:table-cell office:value-type="string">
            <text:p>HbA1c</text:p>
          </table:table-cell>
          <table:table-cell office:value-type="float" office:value="10.6">
            <text:p>10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04009">
            <text:p>19304009</text:p>
          </table:table-cell>
          <table:table-cell office:value-type="float" office:value="210951416">
            <text:p>210951416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709164212">
            <text:p>137091642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on 10,8 %</text:p>
          </table:table-cell>
          <table:table-cell/>
          <table:table-cell office:value-type="string">
            <text:p>HbA1c</text:p>
          </table:table-cell>
          <table:table-cell office:value-type="float" office:value="10.8">
            <text:p>10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68338">
            <text:p>12068338</text:p>
          </table:table-cell>
          <table:table-cell office:value-type="float" office:value="167590426">
            <text:p>167590426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176171899">
            <text:p>871761718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satsioon oluliselt halvenenud , glükohemoglobiin 10,8 %</text:p>
          </table:table-cell>
          <table:table-cell office:value-type="string">
            <text:p>glükohemoglobiin 10,8 %</text:p>
          </table:table-cell>
          <table:table-cell office:value-type="string">
            <text:p><text:s/>-&gt; 13,9 % Tõstetud basaalinsuli</text:p>
          </table:table-cell>
          <table:table-cell office:value-type="string">
            <text:p>glükohemoglobiin</text:p>
          </table:table-cell>
          <table:table-cell office:value-type="float" office:value="10.8">
            <text:p>10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71056">
            <text:p>8971056</text:p>
          </table:table-cell>
          <table:table-cell office:value-type="float" office:value="216521992">
            <text:p>216521992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247210852">
            <text:p>7624721085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Kirjeldus : Veri HbA1c 10,8 %</text:p>
          </table:table-cell>
          <table:table-cell office:value-type="string">
            <text:p>HbA1c 10,8 %</text:p>
          </table:table-cell>
          <table:table-cell office:value-type="string">
            <text:p><text:s/>( DCA2000 + ) / 94 mmol/mol</text:p>
          </table:table-cell>
          <table:table-cell office:value-type="string">
            <text:p>HbA1c</text:p>
          </table:table-cell>
          <table:table-cell office:value-type="float" office:value="10.8">
            <text:p>10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96620">
            <text:p>20396620</text:p>
          </table:table-cell>
          <table:table-cell office:value-type="float" office:value="213655560">
            <text:p>213655560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78387844353">
            <text:p>783878443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4.12.2013A vASTUS TEL TEEL hgba1c 10.9 %</text:p>
          </table:table-cell>
          <table:table-cell office:value-type="string">
            <text:p>hgba1c 10.9 %</text:p>
          </table:table-cell>
          <table:table-cell office:value-type="string">
            <text:p><text:s/>, uriinis valk puudub</text:p>
          </table:table-cell>
          <table:table-cell office:value-type="string">
            <text:p>hgba1c</text:p>
          </table:table-cell>
          <table:table-cell office:value-type="float" office:value="10.9">
            <text:p>10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54251">
            <text:p>20154251</text:p>
          </table:table-cell>
          <table:table-cell office:value-type="float" office:value="190830044">
            <text:p>190830044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220960323">
            <text:p>952209603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ima - väga halb dekompensatia - HbA1c - 11</text:p>
          </table:table-cell>
          <table:table-cell office:value-type="string">
            <text:p>HbA1c - 11</text:p>
          </table:table-cell>
          <table:table-cell office:value-type="string">
            <text:p><text:s/>, *% Soovitan kirjutada PÄEVIK </text:p>
          </table:table-cell>
          <table:table-cell office:value-type="string">
            <text:p>HbA1c</text:p>
          </table:table-cell>
          <table:table-cell table:style-name="Default"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4638">
            <text:p>1594638</text:p>
          </table:table-cell>
          <table:table-cell office:value-type="float" office:value="126772066">
            <text:p>126772066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472550056">
            <text:p>4347255005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Kirjeldus : Veri HbA1c 11 %</text:p>
          </table:table-cell>
          <table:table-cell office:value-type="string">
            <text:p>HbA1c 11 %</text:p>
          </table:table-cell>
          <table:table-cell office:value-type="string">
            <text:p><text:s/>( DCA2000 + )</text:p>
          </table:table-cell>
          <table:table-cell office:value-type="string">
            <text:p>HbA1c</text:p>
          </table:table-cell>
          <table:table-cell table:style-name="Default"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72898">
            <text:p>10072898</text:p>
          </table:table-cell>
          <table:table-cell office:value-type="float" office:value="168412911">
            <text:p>168412911</text:p>
          </table:table-cell>
          <table:table-cell office:value-type="string">
            <text:p>2013-03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0039268991">
            <text:p>9003926899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11 %</text:p>
          </table:table-cell>
          <table:table-cell office:value-type="string">
            <text:p><text:s/>aprillis 2011 , sept 2011 - 9,1</text:p>
          </table:table-cell>
          <table:table-cell office:value-type="string">
            <text:p>HbA1c</text:p>
          </table:table-cell>
          <table:table-cell table:style-name="Default"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87669">
            <text:p>4487669</text:p>
          </table:table-cell>
          <table:table-cell office:value-type="float" office:value="85859814">
            <text:p>85859814</text:p>
          </table:table-cell>
          <table:table-cell office:value-type="string">
            <text:p>2012-02-23</text:p>
          </table:table-cell>
          <table:table-cell office:value-type="string">
            <text:p>A</text:p>
          </table:table-cell>
          <table:table-cell office:value-type="string">
            <text:p>2012-02-23</text:p>
          </table:table-cell>
          <table:table-cell office:value-type="float" office:value="63590932856">
            <text:p>635909328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ul;oltar 2mgx1 hommikul Viimati HbA1c 11%</text:p>
          </table:table-cell>
          <table:table-cell office:value-type="string">
            <text:p>HbA1c 11%</text:p>
          </table:table-cell>
          <table:table-cell office:value-type="string">
            <text:p><text:s/>Vererõhu raviks amlodipiin 10mg</text:p>
          </table:table-cell>
          <table:table-cell office:value-type="string">
            <text:p>HbA1c</text:p>
          </table:table-cell>
          <table:table-cell table:style-name="Default"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44981">
            <text:p>2644981</text:p>
          </table:table-cell>
          <table:table-cell office:value-type="float" office:value="135430016">
            <text:p>135430016</text:p>
          </table:table-cell>
          <table:table-cell office:value-type="string">
            <text:p>2012-07-24</text:p>
          </table:table-cell>
          <table:table-cell office:value-type="string">
            <text:p>A</text:p>
          </table:table-cell>
          <table:table-cell office:value-type="string">
            <text:p>2012-07-13</text:p>
          </table:table-cell>
          <table:table-cell office:value-type="float" office:value="52088047596">
            <text:p>520880475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3.07.201217 : 08 : HbA1c 11.1 %</text:p>
          </table:table-cell>
          <table:table-cell office:value-type="string">
            <text:p>HbA1c 11.1 %</text:p>
          </table:table-cell>
          <table:table-cell/>
          <table:table-cell office:value-type="string">
            <text:p>HbA1c</text:p>
          </table:table-cell>
          <table:table-cell office:value-type="float" office:value="11.1">
            <text:p>11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3358">
            <text:p>1003358</text:p>
          </table:table-cell>
          <table:table-cell office:value-type="float" office:value="145586215">
            <text:p>145586215</text:p>
          </table:table-cell>
          <table:table-cell office:value-type="string">
            <text:p>2012-11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689451384">
            <text:p>15689451384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I TÜSISTUSTETA Kirjeldus : Veri HbA1c 11.1 %</text:p>
          </table:table-cell>
          <table:table-cell office:value-type="string">
            <text:p>HbA1c 11.1 %</text:p>
          </table:table-cell>
          <table:table-cell office:value-type="string">
            <text:p><text:s/>( DCA2000 + )</text:p>
          </table:table-cell>
          <table:table-cell office:value-type="string">
            <text:p>HbA1c</text:p>
          </table:table-cell>
          <table:table-cell office:value-type="float" office:value="11.1">
            <text:p>11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75367">
            <text:p>20675367</text:p>
          </table:table-cell>
          <table:table-cell office:value-type="float" office:value="193488467">
            <text:p>193488467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428273177">
            <text:p>534282731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sulinoterapia viimased 25 . a . HbA1c - 11.9 %</text:p>
          </table:table-cell>
          <table:table-cell office:value-type="string">
            <text:p>HbA1c - 11.9 %</text:p>
          </table:table-cell>
          <table:table-cell office:value-type="string">
            <text:p><text:s/>-10.5%-11.0%-dekompensatia , ko</text:p>
          </table:table-cell>
          <table:table-cell office:value-type="string">
            <text:p>HbA1c</text:p>
          </table:table-cell>
          <table:table-cell office:value-type="float" office:value="11.9">
            <text:p>11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1980">
            <text:p>16541980</text:p>
          </table:table-cell>
          <table:table-cell office:value-type="float" office:value="192430884">
            <text:p>192430884</text:p>
          </table:table-cell>
          <table:table-cell office:value-type="string">
            <text:p>2013-08-09</text:p>
          </table:table-cell>
          <table:table-cell office:value-type="string">
            <text:p>S</text:p>
          </table:table-cell>
          <table:table-cell office:value-type="string">
            <text:p>2013-07-31</text:p>
          </table:table-cell>
          <table:table-cell office:value-type="float" office:value="24498596365">
            <text:p>2449859636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12.2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12.2">
            <text:p>1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46102">
            <text:p>16746102</text:p>
          </table:table-cell>
          <table:table-cell office:value-type="float" office:value="190230522">
            <text:p>190230522</text:p>
          </table:table-cell>
          <table:table-cell office:value-type="string">
            <text:p>2013-07-30</text:p>
          </table:table-cell>
          <table:table-cell office:value-type="string">
            <text:p>S</text:p>
          </table:table-cell>
          <table:table-cell office:value-type="string">
            <text:p>2013-07-05</text:p>
          </table:table-cell>
          <table:table-cell office:value-type="float" office:value="673032524074">
            <text:p>6730325240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12.8</text:p>
          </table:table-cell>
          <table:table-cell office:value-type="string">
            <text:p><text:s/>↑ ( 4.8 . 5.9 % kogu Hb-st )</text:p>
          </table:table-cell>
          <table:table-cell office:value-type="string">
            <text:p>HbA1c</text:p>
          </table:table-cell>
          <table:table-cell office:value-type="float" office:value="12.8">
            <text:p>12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23130">
            <text:p>21323130</text:p>
          </table:table-cell>
          <table:table-cell office:value-type="float" office:value="194737126">
            <text:p>194737126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7-24</text:p>
          </table:table-cell>
          <table:table-cell office:value-type="float" office:value="68310936107">
            <text:p>683109361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sta vanusest Hilistüs 0 Viimane HbA1c 13,5 %</text:p>
          </table:table-cell>
          <table:table-cell office:value-type="string">
            <text:p>HbA1c 13,5 %</text:p>
          </table:table-cell>
          <table:table-cell office:value-type="string">
            <text:p><text:s/>aprillis 13 Diab ps viimati okt</text:p>
          </table:table-cell>
          <table:table-cell office:value-type="string">
            <text:p>HbA1c</text:p>
          </table:table-cell>
          <table:table-cell office:value-type="float" office:value="13.5">
            <text:p>13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11872">
            <text:p>11011872</text:p>
          </table:table-cell>
          <table:table-cell office:value-type="float" office:value="176067863">
            <text:p>176067863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5777381541">
            <text:p>457773815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ris 2007 kui tablettravi foonil HbA1C 14,1 %</text:p>
          </table:table-cell>
          <table:table-cell office:value-type="string">
            <text:p>HbA1C 14,1 %</text:p>
          </table:table-cell>
          <table:table-cell/>
          <table:table-cell office:value-type="string">
            <text:p>HbA1C</text:p>
          </table:table-cell>
          <table:table-cell office:value-type="float" office:value="14.1">
            <text:p>14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4431">
            <text:p>2444431</text:p>
          </table:table-cell>
          <table:table-cell office:value-type="float" office:value="150359669">
            <text:p>150359669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380289430">
            <text:p>743802894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9.11.2012 : 16.11.201215 : 59 : HbA1c 14,4 %</text:p>
          </table:table-cell>
          <table:table-cell office:value-type="string">
            <text:p>HbA1c 14,4 %</text:p>
          </table:table-cell>
          <table:table-cell/>
          <table:table-cell office:value-type="string">
            <text:p>HbA1c</text:p>
          </table:table-cell>
          <table:table-cell office:value-type="float" office:value="14.4">
            <text:p>14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5644">
            <text:p>335644</text:p>
          </table:table-cell>
          <table:table-cell office:value-type="float" office:value="82525546">
            <text:p>82525546</text:p>
          </table:table-cell>
          <table:table-cell office:value-type="string">
            <text:p>2012-02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269071715">
            <text:p>632690717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15,3 %</text:p>
          </table:table-cell>
          <table:table-cell office:value-type="string">
            <text:p><text:s/>, c-peptiid olemas ja stimuleer</text:p>
          </table:table-cell>
          <table:table-cell office:value-type="string">
            <text:p>Glükohemoglobiin</text:p>
          </table:table-cell>
          <table:table-cell office:value-type="float" office:value="15.3">
            <text:p>15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4702">
            <text:p>16404702</text:p>
          </table:table-cell>
          <table:table-cell office:value-type="float" office:value="158947016">
            <text:p>158947016</text:p>
          </table:table-cell>
          <table:table-cell office:value-type="string">
            <text:p>2013-01-15</text:p>
          </table:table-cell>
          <table:table-cell office:value-type="string">
            <text:p>S</text:p>
          </table:table-cell>
          <table:table-cell office:value-type="string">
            <text:p>2013-01-09</text:p>
          </table:table-cell>
          <table:table-cell office:value-type="float" office:value="673039508111">
            <text:p>67303950811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0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0">
            <text:p>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55133">
            <text:p>15955133</text:p>
          </table:table-cell>
          <table:table-cell office:value-type="float" office:value="172703435">
            <text:p>172703435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office:value-type="string">
            <text:p>2013-04-11</text:p>
          </table:table-cell>
          <table:table-cell office:value-type="float" office:value="10021078113">
            <text:p>100210781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1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84851">
            <text:p>11684851</text:p>
          </table:table-cell>
          <table:table-cell office:value-type="float" office:value="219493129">
            <text:p>219493129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office:value-type="string">
            <text:p>2013-12-27</text:p>
          </table:table-cell>
          <table:table-cell office:value-type="float" office:value="31514498365">
            <text:p>315144983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1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74345">
            <text:p>14674345</text:p>
          </table:table-cell>
          <table:table-cell office:value-type="float" office:value="212819834">
            <text:p>212819834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673030326695">
            <text:p>6730303266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1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6551">
            <text:p>16306551</text:p>
          </table:table-cell>
          <table:table-cell office:value-type="float" office:value="163492976">
            <text:p>163492976</text:p>
          </table:table-cell>
          <table:table-cell office:value-type="string">
            <text:p>2013-02-14</text:p>
          </table:table-cell>
          <table:table-cell office:value-type="string">
            <text:p>S</text:p>
          </table:table-cell>
          <table:table-cell office:value-type="string">
            <text:p>2013-02-11</text:p>
          </table:table-cell>
          <table:table-cell office:value-type="float" office:value="673043712910">
            <text:p>67304371291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2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67926">
            <text:p>24467926</text:p>
          </table:table-cell>
          <table:table-cell office:value-type="float" office:value="164297602">
            <text:p>164297602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30418358214">
            <text:p>304183582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2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47693">
            <text:p>12047693</text:p>
          </table:table-cell>
          <table:table-cell office:value-type="float" office:value="202558406">
            <text:p>202558406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96004280391">
            <text:p>960042803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2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55944">
            <text:p>24655944</text:p>
          </table:table-cell>
          <table:table-cell office:value-type="float" office:value="158169172">
            <text:p>158169172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35193265458">
            <text:p>351932654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32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99967">
            <text:p>11899967</text:p>
          </table:table-cell>
          <table:table-cell office:value-type="float" office:value="208279751">
            <text:p>208279751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0529111">
            <text:p>6730305291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2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98528">
            <text:p>21598528</text:p>
          </table:table-cell>
          <table:table-cell office:value-type="float" office:value="208018863">
            <text:p>208018863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0529111">
            <text:p>6730305291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2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3990">
            <text:p>16923990</text:p>
          </table:table-cell>
          <table:table-cell office:value-type="float" office:value="210968353">
            <text:p>210968353</text:p>
          </table:table-cell>
          <table:table-cell office:value-type="string">
            <text:p>2013-11-22</text:p>
          </table:table-cell>
          <table:table-cell office:value-type="string">
            <text:p>S</text:p>
          </table:table-cell>
          <table:table-cell office:value-type="string">
            <text:p>2013-11-12</text:p>
          </table:table-cell>
          <table:table-cell office:value-type="float" office:value="50285849472">
            <text:p>502858494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3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3">
            <text:p>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09844">
            <text:p>16709844</text:p>
          </table:table-cell>
          <table:table-cell office:value-type="float" office:value="157581969">
            <text:p>157581969</text:p>
          </table:table-cell>
          <table:table-cell office:value-type="string">
            <text:p>2013-01-10</text:p>
          </table:table-cell>
          <table:table-cell office:value-type="string">
            <text:p>S</text:p>
          </table:table-cell>
          <table:table-cell office:value-type="string">
            <text:p>2013-01-08</text:p>
          </table:table-cell>
          <table:table-cell office:value-type="float" office:value="673039617326">
            <text:p>6730396173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3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3">
            <text:p>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73682">
            <text:p>22873682</text:p>
          </table:table-cell>
          <table:table-cell office:value-type="float" office:value="199312464">
            <text:p>199312464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673030342259">
            <text:p>6730303422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ülemine referentspiir 5,5 µg/L HbA1c ( IFCC ) 33</text:p>
          </table:table-cell>
          <table:table-cell office:value-type="string">
            <text:p>HbA1c ( IFCC ) 33</text:p>
          </table:table-cell>
          <table:table-cell office:value-type="string">
            <text:p><text:s/>( 29 . 42 mmol/mol ) HbA1c 5.2 </text:p>
          </table:table-cell>
          <table:table-cell office:value-type="string">
            <text:p>HbA1c</text:p>
          </table:table-cell>
          <table:table-cell table:style-name="Default" office:value-type="float" office:value="33">
            <text:p>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6544">
            <text:p>676544</text:p>
          </table:table-cell>
          <table:table-cell office:value-type="float" office:value="148391411">
            <text:p>148391411</text:p>
          </table:table-cell>
          <table:table-cell office:value-type="string">
            <text:p>2012-11-16</text:p>
          </table:table-cell>
          <table:table-cell office:value-type="string">
            <text:p>S</text:p>
          </table:table-cell>
          <table:table-cell office:value-type="string">
            <text:p>2012-11-07</text:p>
          </table:table-cell>
          <table:table-cell office:value-type="float" office:value="89732927918">
            <text:p>897329279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34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51748">
            <text:p>16151748</text:p>
          </table:table-cell>
          <table:table-cell office:value-type="float" office:value="165131256">
            <text:p>165131256</text:p>
          </table:table-cell>
          <table:table-cell office:value-type="string">
            <text:p>2013-03-04</text:p>
          </table:table-cell>
          <table:table-cell office:value-type="string">
            <text:p>S</text:p>
          </table:table-cell>
          <table:table-cell office:value-type="string">
            <text:p>2013-02-27</text:p>
          </table:table-cell>
          <table:table-cell office:value-type="float" office:value="95858737647">
            <text:p>9585873764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4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18533">
            <text:p>16318533</text:p>
          </table:table-cell>
          <table:table-cell office:value-type="float" office:value="205950667">
            <text:p>205950667</text:p>
          </table:table-cell>
          <table:table-cell office:value-type="string">
            <text:p>2013-10-23</text:p>
          </table:table-cell>
          <table:table-cell office:value-type="string">
            <text:p>S</text:p>
          </table:table-cell>
          <table:table-cell office:value-type="string">
            <text:p>2013-10-16</text:p>
          </table:table-cell>
          <table:table-cell office:value-type="float" office:value="673045912763">
            <text:p>67304591276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4</text:p>
          </table:table-cell>
          <table:table-cell office:value-type="string">
            <text:p><text:s/>( 29 . 42 mmol/mol ) HbA1c 5.3 </text:p>
          </table:table-cell>
          <table:table-cell office:value-type="string">
            <text:p>HbA1c</text:p>
          </table:table-cell>
          <table:table-cell table:style-name="Default"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45605">
            <text:p>22845605</text:p>
          </table:table-cell>
          <table:table-cell office:value-type="float" office:value="184328260">
            <text:p>184328260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673038568379">
            <text:p>6730385683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4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94210">
            <text:p>21994210</text:p>
          </table:table-cell>
          <table:table-cell office:value-type="float" office:value="177886779">
            <text:p>177886779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3276915190">
            <text:p>632769151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4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1039">
            <text:p>771039</text:p>
          </table:table-cell>
          <table:table-cell office:value-type="float" office:value="122321185">
            <text:p>122321185</text:p>
          </table:table-cell>
          <table:table-cell office:value-type="string">
            <text:p>2012-05-18</text:p>
          </table:table-cell>
          <table:table-cell office:value-type="string">
            <text:p>S</text:p>
          </table:table-cell>
          <table:table-cell office:value-type="string">
            <text:p>2012-05-16</text:p>
          </table:table-cell>
          <table:table-cell office:value-type="float" office:value="40111111193">
            <text:p>4011111119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34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31007">
            <text:p>11531007</text:p>
          </table:table-cell>
          <table:table-cell office:value-type="float" office:value="175674135">
            <text:p>175674135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4-29</text:p>
          </table:table-cell>
          <table:table-cell office:value-type="float" office:value="34230948111">
            <text:p>342309481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4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87275">
            <text:p>16487275</text:p>
          </table:table-cell>
          <table:table-cell office:value-type="float" office:value="173650828">
            <text:p>173650828</text:p>
          </table:table-cell>
          <table:table-cell office:value-type="string">
            <text:p>2013-04-24</text:p>
          </table:table-cell>
          <table:table-cell office:value-type="string">
            <text:p>S</text:p>
          </table:table-cell>
          <table:table-cell office:value-type="string">
            <text:p>2013-04-01</text:p>
          </table:table-cell>
          <table:table-cell office:value-type="float" office:value="75741793381">
            <text:p>7574179338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4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37001">
            <text:p>17037001</text:p>
          </table:table-cell>
          <table:table-cell office:value-type="float" office:value="169102834">
            <text:p>169102834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673030331755">
            <text:p>6730303317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0.03.201316 : 01 : HbA1c ( IFCC ) 34.4 mmol/mol</text:p>
          </table:table-cell>
          <table:table-cell office:value-type="string">
            <text:p>HbA1c ( IFCC ) 34.4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34.4">
            <text:p>34,4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1378">
            <text:p>1811378</text:p>
          </table:table-cell>
          <table:table-cell office:value-type="float" office:value="129286651">
            <text:p>129286651</text:p>
          </table:table-cell>
          <table:table-cell office:value-type="string">
            <text:p>2012-07-18</text:p>
          </table:table-cell>
          <table:table-cell office:value-type="string">
            <text:p>A</text:p>
          </table:table-cell>
          <table:table-cell office:value-type="string">
            <text:p>2012-07-03</text:p>
          </table:table-cell>
          <table:table-cell office:value-type="float" office:value="95409967583">
            <text:p>954099675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3.07.201213 : 58 : HbA1c ( IFCC ) 35.5 mmol/mol</text:p>
          </table:table-cell>
          <table:table-cell office:value-type="string">
            <text:p>HbA1c ( IFCC ) 35.5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35.5">
            <text:p>35,5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97977">
            <text:p>18897977</text:p>
          </table:table-cell>
          <table:table-cell office:value-type="float" office:value="211118625">
            <text:p>211118625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1-22</text:p>
          </table:table-cell>
          <table:table-cell office:value-type="float" office:value="673030421276">
            <text:p>6730304212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2.11.201312 : 51 : HbA1c ( IFCC ) 35.5 mmol/mol</text:p>
          </table:table-cell>
          <table:table-cell office:value-type="string">
            <text:p>HbA1c ( IFCC ) 35.5 mmol/mol</text:p>
          </table:table-cell>
          <table:table-cell office:value-type="string">
            <text:p><text:s/>[ norm 20.0 - 42.0 ]</text:p>
          </table:table-cell>
          <table:table-cell office:value-type="string">
            <text:p>HbA1c</text:p>
          </table:table-cell>
          <table:table-cell table:style-name="Default" office:value-type="float" office:value="35.5">
            <text:p>35,5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73729">
            <text:p>13473729</text:p>
          </table:table-cell>
          <table:table-cell office:value-type="float" office:value="205389091">
            <text:p>205389091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73038752172">
            <text:p>6730387521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6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6">
            <text:p>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17593">
            <text:p>16917593</text:p>
          </table:table-cell>
          <table:table-cell office:value-type="float" office:value="166386008">
            <text:p>166386008</text:p>
          </table:table-cell>
          <table:table-cell office:value-type="string">
            <text:p>2013-03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0559084">
            <text:p>67304055908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ri võetud : 06.03.201300 : 00 ) HbA1c ( IFCC ) 36</text:p>
          </table:table-cell>
          <table:table-cell office:value-type="string">
            <text:p>HbA1c ( IFCC ) 36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6">
            <text:p>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28877">
            <text:p>8428877</text:p>
          </table:table-cell>
          <table:table-cell office:value-type="float" office:value="131793092">
            <text:p>131793092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84512715355">
            <text:p>8451271535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36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36">
            <text:p>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85436">
            <text:p>7885436</text:p>
          </table:table-cell>
          <table:table-cell office:value-type="float" office:value="85859989">
            <text:p>85859989</text:p>
          </table:table-cell>
          <table:table-cell office:value-type="string">
            <text:p>2012-02-27</text:p>
          </table:table-cell>
          <table:table-cell office:value-type="string">
            <text:p>A</text:p>
          </table:table-cell>
          <table:table-cell office:value-type="string">
            <text:p>2012-02-27</text:p>
          </table:table-cell>
          <table:table-cell office:value-type="float" office:value="24500331469">
            <text:p>2450033146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36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36">
            <text:p>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6556">
            <text:p>306556</text:p>
          </table:table-cell>
          <table:table-cell office:value-type="float" office:value="84628825">
            <text:p>84628825</text:p>
          </table:table-cell>
          <table:table-cell office:value-type="string">
            <text:p>2012-02-20</text:p>
          </table:table-cell>
          <table:table-cell office:value-type="string">
            <text:p>S</text:p>
          </table:table-cell>
          <table:table-cell office:value-type="string">
            <text:p>2012-02-09</text:p>
          </table:table-cell>
          <table:table-cell office:value-type="float" office:value="54412095386">
            <text:p>5441209538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36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36">
            <text:p>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48865">
            <text:p>18448865</text:p>
          </table:table-cell>
          <table:table-cell office:value-type="float" office:value="204231786">
            <text:p>204231786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673030412072">
            <text:p>6730304120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6.09.201313 : 51 : HbA1c ( IFCC ) 36.6 mmol/mol</text:p>
          </table:table-cell>
          <table:table-cell office:value-type="string">
            <text:p>HbA1c ( IFCC ) 36.6 mmol/mol</text:p>
          </table:table-cell>
          <table:table-cell office:value-type="string">
            <text:p><text:s/>[ norm 20.0 - 42.0 ]</text:p>
          </table:table-cell>
          <table:table-cell office:value-type="string">
            <text:p>HbA1c</text:p>
          </table:table-cell>
          <table:table-cell table:style-name="Default" office:value-type="float" office:value="36.6">
            <text:p>36,6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77326">
            <text:p>11777326</text:p>
          </table:table-cell>
          <table:table-cell office:value-type="float" office:value="159008795">
            <text:p>159008795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56022395981">
            <text:p>560223959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7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7">
            <text:p>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17455">
            <text:p>16717455</text:p>
          </table:table-cell>
          <table:table-cell office:value-type="float" office:value="193745588">
            <text:p>193745588</text:p>
          </table:table-cell>
          <table:table-cell office:value-type="string">
            <text:p>2013-08-23</text:p>
          </table:table-cell>
          <table:table-cell office:value-type="string">
            <text:p>S</text:p>
          </table:table-cell>
          <table:table-cell office:value-type="string">
            <text:p>2013-08-19</text:p>
          </table:table-cell>
          <table:table-cell office:value-type="float" office:value="16901111320">
            <text:p>1690111132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7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7">
            <text:p>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97915">
            <text:p>14297915</text:p>
          </table:table-cell>
          <table:table-cell office:value-type="float" office:value="177536449">
            <text:p>177536449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73030390189">
            <text:p>6730303901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7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7">
            <text:p>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4518">
            <text:p>2174518</text:p>
          </table:table-cell>
          <table:table-cell office:value-type="float" office:value="87500219">
            <text:p>87500219</text:p>
          </table:table-cell>
          <table:table-cell office:value-type="string">
            <text:p>2012-03-26</text:p>
          </table:table-cell>
          <table:table-cell office:value-type="string">
            <text:p>A</text:p>
          </table:table-cell>
          <table:table-cell office:value-type="string">
            <text:p>2012-03-08</text:p>
          </table:table-cell>
          <table:table-cell office:value-type="float" office:value="95871555628">
            <text:p>958715556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8.03.201210 : 31 : HbA1c ( IFCC ) 37.7 mmol/mol</text:p>
          </table:table-cell>
          <table:table-cell office:value-type="string">
            <text:p>HbA1c ( IFCC ) 37.7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37.7">
            <text:p>37,7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69792">
            <text:p>24769792</text:p>
          </table:table-cell>
          <table:table-cell office:value-type="float" office:value="214716839">
            <text:p>214716839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673030576707">
            <text:p>6730305767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29.10.201300 : 00 ) VASTUSED : HbA1c ( IFCC ) 38</text:p>
          </table:table-cell>
          <table:table-cell office:value-type="string">
            <text:p>HbA1c ( IFCC ) 38</text:p>
          </table:table-cell>
          <table:table-cell office:value-type="string">
            <text:p><text:s/>( 29 . 42 mmol/mol ) HbA1c 5.6 </text:p>
          </table:table-cell>
          <table:table-cell office:value-type="string">
            <text:p>HbA1c</text:p>
          </table:table-cell>
          <table:table-cell table:style-name="Default" office:value-type="float" office:value="38">
            <text:p>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60578">
            <text:p>22760578</text:p>
          </table:table-cell>
          <table:table-cell office:value-type="float" office:value="219133460">
            <text:p>219133460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office:value-type="string">
            <text:p>2013-12-27</text:p>
          </table:table-cell>
          <table:table-cell office:value-type="float" office:value="673030365613">
            <text:p>6730303656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8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8">
            <text:p>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44883">
            <text:p>7044883</text:p>
          </table:table-cell>
          <table:table-cell office:value-type="float" office:value="125197202">
            <text:p>125197202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6-05</text:p>
          </table:table-cell>
          <table:table-cell office:value-type="float" office:value="92127548532">
            <text:p>9212754853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38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38">
            <text:p>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8378">
            <text:p>418378</text:p>
          </table:table-cell>
          <table:table-cell office:value-type="float" office:value="85823847">
            <text:p>85823847</text:p>
          </table:table-cell>
          <table:table-cell office:value-type="string">
            <text:p>2012-03-01</text:p>
          </table:table-cell>
          <table:table-cell office:value-type="string">
            <text:p>S</text:p>
          </table:table-cell>
          <table:table-cell office:value-type="string">
            <text:p>2012-02-21</text:p>
          </table:table-cell>
          <table:table-cell office:value-type="float" office:value="75647276587">
            <text:p>7564727658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38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38">
            <text:p>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23677">
            <text:p>16523677</text:p>
          </table:table-cell>
          <table:table-cell office:value-type="float" office:value="155206262">
            <text:p>155206262</text:p>
          </table:table-cell>
          <table:table-cell office:value-type="string">
            <text:p>2012-12-11</text:p>
          </table:table-cell>
          <table:table-cell office:value-type="string">
            <text:p>S</text:p>
          </table:table-cell>
          <table:table-cell office:value-type="string">
            <text:p>2012-12-03</text:p>
          </table:table-cell>
          <table:table-cell office:value-type="float" office:value="55545093286">
            <text:p>5554509328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38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38">
            <text:p>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75011">
            <text:p>24575011</text:p>
          </table:table-cell>
          <table:table-cell office:value-type="float" office:value="212100362">
            <text:p>212100362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69259221276">
            <text:p>692592212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8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8">
            <text:p>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42043">
            <text:p>4342043</text:p>
          </table:table-cell>
          <table:table-cell office:value-type="float" office:value="127095519">
            <text:p>127095519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6-07</text:p>
          </table:table-cell>
          <table:table-cell office:value-type="float" office:value="52792723016">
            <text:p>527927230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38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38">
            <text:p>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74254">
            <text:p>18974254</text:p>
          </table:table-cell>
          <table:table-cell office:value-type="float" office:value="203125581">
            <text:p>203125581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30108583126">
            <text:p>301085831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0.10.201316 : 05 : HbA1c ( IFCC ) 38.8 mmol/mol</text:p>
          </table:table-cell>
          <table:table-cell office:value-type="string">
            <text:p>HbA1c ( IFCC ) 38.8 mmol/mol</text:p>
          </table:table-cell>
          <table:table-cell office:value-type="string">
            <text:p><text:s/>[ norm 20 - 40 ]</text:p>
          </table:table-cell>
          <table:table-cell office:value-type="string">
            <text:p>HbA1c</text:p>
          </table:table-cell>
          <table:table-cell table:style-name="Default" office:value-type="float" office:value="38.8">
            <text:p>38,8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10625">
            <text:p>18110625</text:p>
          </table:table-cell>
          <table:table-cell office:value-type="float" office:value="195793577">
            <text:p>195793577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8-31</text:p>
          </table:table-cell>
          <table:table-cell office:value-type="float" office:value="48006043426">
            <text:p>480060434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31.08.201313 : 26 : HbA1c ( IFCC ) 38.8 mmol/mol</text:p>
          </table:table-cell>
          <table:table-cell office:value-type="string">
            <text:p>HbA1c ( IFCC ) 38.8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38.8">
            <text:p>38,8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88556">
            <text:p>8688556</text:p>
          </table:table-cell>
          <table:table-cell office:value-type="float" office:value="150077976">
            <text:p>150077976</text:p>
          </table:table-cell>
          <table:table-cell office:value-type="string">
            <text:p>2012-08-24</text:p>
          </table:table-cell>
          <table:table-cell office:value-type="string">
            <text:p>A</text:p>
          </table:table-cell>
          <table:table-cell office:value-type="string">
            <text:p>2012-08-10</text:p>
          </table:table-cell>
          <table:table-cell office:value-type="float" office:value="38132537513">
            <text:p>3813253751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39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39">
            <text:p>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14036">
            <text:p>24214036</text:p>
          </table:table-cell>
          <table:table-cell office:value-type="float" office:value="188314996">
            <text:p>188314996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office:value-type="string">
            <text:p>2013-07-10</text:p>
          </table:table-cell>
          <table:table-cell office:value-type="float" office:value="25782626415">
            <text:p>257826264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9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9">
            <text:p>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52469">
            <text:p>15752469</text:p>
          </table:table-cell>
          <table:table-cell office:value-type="float" office:value="182848419">
            <text:p>182848419</text:p>
          </table:table-cell>
          <table:table-cell office:value-type="string">
            <text:p>2013-06-12</text:p>
          </table:table-cell>
          <table:table-cell office:value-type="string">
            <text:p>S</text:p>
          </table:table-cell>
          <table:table-cell office:value-type="string">
            <text:p>2013-06-10</text:p>
          </table:table-cell>
          <table:table-cell office:value-type="float" office:value="86751220136">
            <text:p>8675122013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9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9">
            <text:p>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57868">
            <text:p>10857868</text:p>
          </table:table-cell>
          <table:table-cell office:value-type="float" office:value="157751469">
            <text:p>157751469</text:p>
          </table:table-cell>
          <table:table-cell office:value-type="string">
            <text:p>2012-09-13</text:p>
          </table:table-cell>
          <table:table-cell office:value-type="string">
            <text:p>A</text:p>
          </table:table-cell>
          <table:table-cell office:value-type="string">
            <text:p>2012-08-16</text:p>
          </table:table-cell>
          <table:table-cell office:value-type="float" office:value="673043816847">
            <text:p>6730438168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39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39">
            <text:p>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27236">
            <text:p>22427236</text:p>
          </table:table-cell>
          <table:table-cell office:value-type="float" office:value="181721317">
            <text:p>181721317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673047526827">
            <text:p>6730475268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9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9">
            <text:p>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0420">
            <text:p>16230420</text:p>
          </table:table-cell>
          <table:table-cell office:value-type="float" office:value="216496173">
            <text:p>216496173</text:p>
          </table:table-cell>
          <table:table-cell office:value-type="string">
            <text:p>2013-12-18</text:p>
          </table:table-cell>
          <table:table-cell office:value-type="string">
            <text:p>S</text:p>
          </table:table-cell>
          <table:table-cell office:value-type="string">
            <text:p>2013-12-13</text:p>
          </table:table-cell>
          <table:table-cell office:value-type="float" office:value="26392981251">
            <text:p>2639298125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9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9">
            <text:p>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28631">
            <text:p>16228631</text:p>
          </table:table-cell>
          <table:table-cell office:value-type="float" office:value="204380653">
            <text:p>204380653</text:p>
          </table:table-cell>
          <table:table-cell office:value-type="string">
            <text:p>2013-10-22</text:p>
          </table:table-cell>
          <table:table-cell office:value-type="string">
            <text:p>S</text:p>
          </table:table-cell>
          <table:table-cell office:value-type="string">
            <text:p>2013-10-21</text:p>
          </table:table-cell>
          <table:table-cell office:value-type="float" office:value="64157632053">
            <text:p>6415763205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1.10.2013 HbA1c ( IFCC ) 39</text:p>
          </table:table-cell>
          <table:table-cell office:value-type="string">
            <text:p>HbA1c ( IFCC ) 39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9">
            <text:p>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40635">
            <text:p>12640635</text:p>
          </table:table-cell>
          <table:table-cell office:value-type="float" office:value="179440863">
            <text:p>179440863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87265266089">
            <text:p>872652660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39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39">
            <text:p>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40905">
            <text:p>19040905</text:p>
          </table:table-cell>
          <table:table-cell office:value-type="float" office:value="194823198">
            <text:p>194823198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74442662805">
            <text:p>744426628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9.08.201310 : 57 : 15 : HbA1c ( IFCC ) 39.9 mmol/mol</text:p>
          </table:table-cell>
          <table:table-cell office:value-type="string">
            <text:p>HbA1c ( IFCC ) 39.9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39.9">
            <text:p>39,9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61109">
            <text:p>22161109</text:p>
          </table:table-cell>
          <table:table-cell office:value-type="float" office:value="155246031">
            <text:p>155246031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52968786020">
            <text:p>529687860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40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5150">
            <text:p>665150</text:p>
          </table:table-cell>
          <table:table-cell office:value-type="float" office:value="90030443">
            <text:p>90030443</text:p>
          </table:table-cell>
          <table:table-cell office:value-type="string">
            <text:p>2012-03-22</text:p>
          </table:table-cell>
          <table:table-cell office:value-type="string">
            <text:p>S</text:p>
          </table:table-cell>
          <table:table-cell office:value-type="string">
            <text:p>2012-03-12</text:p>
          </table:table-cell>
          <table:table-cell office:value-type="float" office:value="35755253779">
            <text:p>3575525377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2.03.2012 B-HbA1c ( IFCC ) 40</text:p>
          </table:table-cell>
          <table:table-cell office:value-type="string">
            <text:p>B-HbA1c ( IFCC ) 40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53431">
            <text:p>6753431</text:p>
          </table:table-cell>
          <table:table-cell office:value-type="float" office:value="131435927">
            <text:p>131435927</text:p>
          </table:table-cell>
          <table:table-cell office:value-type="string">
            <text:p>2012-07-31</text:p>
          </table:table-cell>
          <table:table-cell office:value-type="string">
            <text:p>S</text:p>
          </table:table-cell>
          <table:table-cell office:value-type="string">
            <text:p>2012-07-27</text:p>
          </table:table-cell>
          <table:table-cell office:value-type="float" office:value="54505679411">
            <text:p>5450567941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0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30106">
            <text:p>16630106</text:p>
          </table:table-cell>
          <table:table-cell office:value-type="float" office:value="184912613">
            <text:p>184912613</text:p>
          </table:table-cell>
          <table:table-cell office:value-type="string">
            <text:p>2013-06-25</text:p>
          </table:table-cell>
          <table:table-cell office:value-type="string">
            <text:p>S</text:p>
          </table:table-cell>
          <table:table-cell office:value-type="string">
            <text:p>2013-06-18</text:p>
          </table:table-cell>
          <table:table-cell office:value-type="float" office:value="40487816379">
            <text:p>404878163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40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4426">
            <text:p>764426</text:p>
          </table:table-cell>
          <table:table-cell office:value-type="float" office:value="82525616">
            <text:p>82525616</text:p>
          </table:table-cell>
          <table:table-cell office:value-type="string">
            <text:p>2012-02-02</text:p>
          </table:table-cell>
          <table:table-cell office:value-type="string">
            <text:p>S</text:p>
          </table:table-cell>
          <table:table-cell office:value-type="string">
            <text:p>2012-01-13</text:p>
          </table:table-cell>
          <table:table-cell office:value-type="float" office:value="96753947515">
            <text:p>967539475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0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81728">
            <text:p>16281728</text:p>
          </table:table-cell>
          <table:table-cell office:value-type="float" office:value="210349050">
            <text:p>210349050</text:p>
          </table:table-cell>
          <table:table-cell office:value-type="string">
            <text:p>2013-11-20</text:p>
          </table:table-cell>
          <table:table-cell office:value-type="string">
            <text:p>S</text:p>
          </table:table-cell>
          <table:table-cell office:value-type="string">
            <text:p>2013-10-28</text:p>
          </table:table-cell>
          <table:table-cell office:value-type="float" office:value="69152695513">
            <text:p>691526955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8.10.2013 HbA1c ( IFCC ) 41</text:p>
          </table:table-cell>
          <table:table-cell office:value-type="string">
            <text:p>HbA1c ( IFCC ) 41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41">
            <text:p>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96735">
            <text:p>12696735</text:p>
          </table:table-cell>
          <table:table-cell office:value-type="float" office:value="206494335">
            <text:p>206494335</text:p>
          </table:table-cell>
          <table:table-cell office:value-type="string">
            <text:p>2012-08-02</text:p>
          </table:table-cell>
          <table:table-cell office:value-type="string">
            <text:p>A</text:p>
          </table:table-cell>
          <table:table-cell office:value-type="string">
            <text:p>2012-07-27</text:p>
          </table:table-cell>
          <table:table-cell office:value-type="float" office:value="78473088972">
            <text:p>784730889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1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1">
            <text:p>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13194">
            <text:p>12613194</text:p>
          </table:table-cell>
          <table:table-cell office:value-type="float" office:value="168468558">
            <text:p>168468558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65998518787">
            <text:p>659985187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41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41">
            <text:p>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91551">
            <text:p>4891551</text:p>
          </table:table-cell>
          <table:table-cell office:value-type="float" office:value="132053028">
            <text:p>132053028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office:value-type="string">
            <text:p>2012-06-08</text:p>
          </table:table-cell>
          <table:table-cell office:value-type="float" office:value="50282068482">
            <text:p>502820684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1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1">
            <text:p>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88970">
            <text:p>2488970</text:p>
          </table:table-cell>
          <table:table-cell office:value-type="float" office:value="134443647">
            <text:p>134443647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2012-08-03</text:p>
          </table:table-cell>
          <table:table-cell office:value-type="float" office:value="68438190348">
            <text:p>684381903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3.08.201209 : 55 : HbA1c ( IFCC ) 41.0 mmol/mol</text:p>
          </table:table-cell>
          <table:table-cell office:value-type="string">
            <text:p>HbA1c ( IFCC ) 41.0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41">
            <text:p>41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53560">
            <text:p>23553560</text:p>
          </table:table-cell>
          <table:table-cell office:value-type="float" office:value="197210909">
            <text:p>197210909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office:value-type="string">
            <text:p>2013-07-15</text:p>
          </table:table-cell>
          <table:table-cell office:value-type="float" office:value="35471986605">
            <text:p>354719866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42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42">
            <text:p>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47986">
            <text:p>14947986</text:p>
          </table:table-cell>
          <table:table-cell office:value-type="float" office:value="195331795">
            <text:p>195331795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89730196318">
            <text:p>897301963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42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42">
            <text:p>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04279">
            <text:p>24404279</text:p>
          </table:table-cell>
          <table:table-cell office:value-type="float" office:value="168613680">
            <text:p>168613680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673030385401">
            <text:p>6730303854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42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42">
            <text:p>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4031">
            <text:p>624031</text:p>
          </table:table-cell>
          <table:table-cell office:value-type="float" office:value="144407576">
            <text:p>144407576</text:p>
          </table:table-cell>
          <table:table-cell office:value-type="string">
            <text:p>2012-10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6254463360">
            <text:p>9625446336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2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2">
            <text:p>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18213">
            <text:p>4418213</text:p>
          </table:table-cell>
          <table:table-cell office:value-type="float" office:value="123422889">
            <text:p>123422889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40145779203">
            <text:p>401457792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2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2">
            <text:p>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92355">
            <text:p>18592355</text:p>
          </table:table-cell>
          <table:table-cell office:value-type="float" office:value="199975092">
            <text:p>199975092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85035972586">
            <text:p>850359725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6.09.201316 : 54 : 03 : HbA1c ( IFCC ) 42.1 mmol/mol</text:p>
          </table:table-cell>
          <table:table-cell office:value-type="string">
            <text:p>HbA1c ( IFCC ) 42.1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42.1">
            <text:p>42,1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47422">
            <text:p>21947422</text:p>
          </table:table-cell>
          <table:table-cell office:value-type="float" office:value="171221085">
            <text:p>171221085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673030424445">
            <text:p>6730304244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04.04.201300 : 00 ) VASTUSED : HbA1c ( IFCC ) 43</text:p>
          </table:table-cell>
          <table:table-cell office:value-type="string">
            <text:p>HbA1c ( IFCC ) 43</text:p>
          </table:table-cell>
          <table:table-cell office:value-type="string">
            <text:p><text:s/>( 29 . 42 mmol/mol ) HbA1c 6.1 </text:p>
          </table:table-cell>
          <table:table-cell office:value-type="string">
            <text:p>HbA1c</text:p>
          </table:table-cell>
          <table:table-cell table:style-name="Default" office:value-type="float" office:value="43">
            <text:p>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3108">
            <text:p>473108</text:p>
          </table:table-cell>
          <table:table-cell office:value-type="float" office:value="85811300">
            <text:p>85811300</text:p>
          </table:table-cell>
          <table:table-cell office:value-type="string">
            <text:p>2012-03-02</text:p>
          </table:table-cell>
          <table:table-cell office:value-type="string">
            <text:p>S</text:p>
          </table:table-cell>
          <table:table-cell office:value-type="string">
            <text:p>2012-02-28</text:p>
          </table:table-cell>
          <table:table-cell office:value-type="float" office:value="96557339080">
            <text:p>9655733908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3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3">
            <text:p>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24518">
            <text:p>23824518</text:p>
          </table:table-cell>
          <table:table-cell office:value-type="float" office:value="192826059">
            <text:p>192826059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673030361278">
            <text:p>6730303612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43</text:p>
          </table:table-cell>
          <table:table-cell office:value-type="string">
            <text:p><text:s/>↑ ( 29 . 42 mmol/mol )</text:p>
          </table:table-cell>
          <table:table-cell office:value-type="string">
            <text:p>HbA1c</text:p>
          </table:table-cell>
          <table:table-cell table:style-name="Default" office:value-type="float" office:value="43">
            <text:p>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47596">
            <text:p>5047596</text:p>
          </table:table-cell>
          <table:table-cell office:value-type="float" office:value="134191784">
            <text:p>134191784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office:value-type="string">
            <text:p>2012-08-13</text:p>
          </table:table-cell>
          <table:table-cell office:value-type="float" office:value="39184642922">
            <text:p>391846429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3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3">
            <text:p>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76176">
            <text:p>22976176</text:p>
          </table:table-cell>
          <table:table-cell office:value-type="float" office:value="173504771">
            <text:p>173504771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38685220938">
            <text:p>386852209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43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43">
            <text:p>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70864">
            <text:p>4070864</text:p>
          </table:table-cell>
          <table:table-cell office:value-type="float" office:value="127134306">
            <text:p>127134306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5-10</text:p>
          </table:table-cell>
          <table:table-cell office:value-type="float" office:value="33122090639">
            <text:p>331220906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3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3">
            <text:p>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34057">
            <text:p>22334057</text:p>
          </table:table-cell>
          <table:table-cell office:value-type="float" office:value="164524447">
            <text:p>164524447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19299811829">
            <text:p>192998118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26.02.201300 : 00 ) VASTUSED : HbA1c ( IFCC ) 43</text:p>
          </table:table-cell>
          <table:table-cell office:value-type="string">
            <text:p>HbA1c ( IFCC ) 43</text:p>
          </table:table-cell>
          <table:table-cell office:value-type="string">
            <text:p><text:s/>( 29 . 42 mmol/mol ) HbA1c 6.1 </text:p>
          </table:table-cell>
          <table:table-cell office:value-type="string">
            <text:p>HbA1c</text:p>
          </table:table-cell>
          <table:table-cell table:style-name="Default" office:value-type="float" office:value="43">
            <text:p>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28121">
            <text:p>2628121</text:p>
          </table:table-cell>
          <table:table-cell office:value-type="float" office:value="151616152">
            <text:p>151616152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office:value-type="string">
            <text:p>2012-11-22</text:p>
          </table:table-cell>
          <table:table-cell office:value-type="float" office:value="76546476667">
            <text:p>765464766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Glükohemoglobiin 43 mmol/mol</text:p>
          </table:table-cell>
          <table:table-cell office:value-type="string">
            <text:p><text:s/>20-42</text:p>
          </table:table-cell>
          <table:table-cell office:value-type="string">
            <text:p>Glükohemoglobiin</text:p>
          </table:table-cell>
          <table:table-cell table:style-name="Default" office:value-type="float" office:value="43">
            <text:p>43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00635">
            <text:p>2800635</text:p>
          </table:table-cell>
          <table:table-cell office:value-type="float" office:value="136221329">
            <text:p>136221329</text:p>
          </table:table-cell>
          <table:table-cell office:value-type="string">
            <text:p>2012-09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701337434">
            <text:p>697013374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koos 7.6 mmol/L , HbA1c 6.1 % , HbA1c ( IFCC ) 43.2 mmol/mol</text:p>
          </table:table-cell>
          <table:table-cell office:value-type="string">
            <text:p>HbA1c ( IFCC ) 43.2 mmol/mol</text:p>
          </table:table-cell>
          <table:table-cell office:value-type="string">
            <text:p><text:s/>;</text:p>
          </table:table-cell>
          <table:table-cell office:value-type="string">
            <text:p>HbA1c</text:p>
          </table:table-cell>
          <table:table-cell table:style-name="Default" office:value-type="float" office:value="43.2">
            <text:p>43,2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23876">
            <text:p>7023876</text:p>
          </table:table-cell>
          <table:table-cell office:value-type="float" office:value="96178960">
            <text:p>96178960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75672793251">
            <text:p>7567279325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4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92578">
            <text:p>16492578</text:p>
          </table:table-cell>
          <table:table-cell office:value-type="float" office:value="157588408">
            <text:p>157588408</text:p>
          </table:table-cell>
          <table:table-cell office:value-type="string">
            <text:p>2013-01-08</text:p>
          </table:table-cell>
          <table:table-cell office:value-type="string">
            <text:p>S</text:p>
          </table:table-cell>
          <table:table-cell office:value-type="string">
            <text:p>2013-01-04</text:p>
          </table:table-cell>
          <table:table-cell office:value-type="float" office:value="673036048726">
            <text:p>6730360487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4.01.2013 HbA1c ( IFCC ) 44</text:p>
          </table:table-cell>
          <table:table-cell office:value-type="string">
            <text:p>HbA1c ( IFCC ) 44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6674">
            <text:p>16576674</text:p>
          </table:table-cell>
          <table:table-cell office:value-type="float" office:value="168722301">
            <text:p>168722301</text:p>
          </table:table-cell>
          <table:table-cell office:value-type="string">
            <text:p>2013-03-26</text:p>
          </table:table-cell>
          <table:table-cell office:value-type="string">
            <text:p>S</text:p>
          </table:table-cell>
          <table:table-cell office:value-type="string">
            <text:p>2013-02-28</text:p>
          </table:table-cell>
          <table:table-cell office:value-type="float" office:value="76022694812">
            <text:p>760226948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44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07594">
            <text:p>12807594</text:p>
          </table:table-cell>
          <table:table-cell office:value-type="float" office:value="203233395">
            <text:p>203233395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21432547863">
            <text:p>214325478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44</text:p>
          </table:table-cell>
          <table:table-cell office:value-type="string">
            <text:p><text:s/>↑ ( 29 . 42 mmol/mol )</text:p>
          </table:table-cell>
          <table:table-cell office:value-type="string">
            <text:p>HbA1c</text:p>
          </table:table-cell>
          <table:table-cell table:style-name="Default"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05339">
            <text:p>18305339</text:p>
          </table:table-cell>
          <table:table-cell office:value-type="float" office:value="157928247">
            <text:p>157928247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office:value-type="string">
            <text:p>2012-11-29</text:p>
          </table:table-cell>
          <table:table-cell office:value-type="float" office:value="13221120537">
            <text:p>132211205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- 44 mmol/mol</text:p>
          </table:table-cell>
          <table:table-cell/>
          <table:table-cell office:value-type="string">
            <text:p>B-HbA1c</text:p>
          </table:table-cell>
          <table:table-cell table:style-name="Default"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10466">
            <text:p>22010466</text:p>
          </table:table-cell>
          <table:table-cell office:value-type="float" office:value="167990161">
            <text:p>167990161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673043465395">
            <text:p>6730434653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44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70600">
            <text:p>11570600</text:p>
          </table:table-cell>
          <table:table-cell office:value-type="float" office:value="204151533">
            <text:p>204151533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156513042">
            <text:p>701565130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Korrata HbA1c ( IFCC ) 44.3 mmol/mol</text:p>
          </table:table-cell>
          <table:table-cell office:value-type="string">
            <text:p>HbA1c ( IFCC ) 44.3 mmol/mol</text:p>
          </table:table-cell>
          <table:table-cell office:value-type="string">
            <text:p><text:s/>01-02.2014a</text:p>
          </table:table-cell>
          <table:table-cell office:value-type="string">
            <text:p>HbA1c</text:p>
          </table:table-cell>
          <table:table-cell table:style-name="Default" office:value-type="float" office:value="44.3">
            <text:p>44,3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46004">
            <text:p>17446004</text:p>
          </table:table-cell>
          <table:table-cell office:value-type="float" office:value="172404178">
            <text:p>172404178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673030462415">
            <text:p>6730304624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1.04.201311 : 17 : HbA1c ( IFCC ) 44.3 mmol/mol</text:p>
          </table:table-cell>
          <table:table-cell office:value-type="string">
            <text:p>HbA1c ( IFCC ) 44.3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44.3">
            <text:p>44,3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70883">
            <text:p>2570883</text:p>
          </table:table-cell>
          <table:table-cell office:value-type="float" office:value="146464353">
            <text:p>146464353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41348884540">
            <text:p>413488845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7.09.201215 : 45 : HbA1c ( IFCC ) 44.3 mmol/mol</text:p>
          </table:table-cell>
          <table:table-cell office:value-type="string">
            <text:p>HbA1c ( IFCC ) 44.3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44.3">
            <text:p>44,3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40735">
            <text:p>19840735</text:p>
          </table:table-cell>
          <table:table-cell office:value-type="float" office:value="166861628">
            <text:p>166861628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3-07</text:p>
          </table:table-cell>
          <table:table-cell office:value-type="float" office:value="84835596601">
            <text:p>848355966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7.03.201315 : 56 : HbA1c ( IFCC ) 44.3 mmol/mol</text:p>
          </table:table-cell>
          <table:table-cell office:value-type="string">
            <text:p>HbA1c ( IFCC ) 44.3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44.3">
            <text:p>44,3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62153">
            <text:p>16762153</text:p>
          </table:table-cell>
          <table:table-cell office:value-type="float" office:value="200849103">
            <text:p>200849103</text:p>
          </table:table-cell>
          <table:table-cell office:value-type="string">
            <text:p>2013-10-02</text:p>
          </table:table-cell>
          <table:table-cell office:value-type="string">
            <text:p>S</text:p>
          </table:table-cell>
          <table:table-cell office:value-type="string">
            <text:p>2013-09-30</text:p>
          </table:table-cell>
          <table:table-cell office:value-type="float" office:value="48899967121">
            <text:p>488999671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45</text:p>
          </table:table-cell>
          <table:table-cell office:value-type="string">
            <text:p><text:s/>↑ ( 29 . 42 mmol/mol )</text:p>
          </table:table-cell>
          <table:table-cell office:value-type="string">
            <text:p>HbA1c</text:p>
          </table:table-cell>
          <table:table-cell table:style-name="Default" office:value-type="float" office:value="45">
            <text:p>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50726">
            <text:p>24450726</text:p>
          </table:table-cell>
          <table:table-cell office:value-type="float" office:value="188949739">
            <text:p>188949739</text:p>
          </table:table-cell>
          <table:table-cell office:value-type="string">
            <text:p>2013-07-19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87694012972">
            <text:p>876940129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45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45">
            <text:p>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46052">
            <text:p>7346052</text:p>
          </table:table-cell>
          <table:table-cell office:value-type="float" office:value="124568127">
            <text:p>124568127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2012-03-29</text:p>
          </table:table-cell>
          <table:table-cell office:value-type="float" office:value="22656561001">
            <text:p>2265656100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5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5">
            <text:p>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99591">
            <text:p>4199591</text:p>
          </table:table-cell>
          <table:table-cell office:value-type="float" office:value="123605525">
            <text:p>123605525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office:value-type="string">
            <text:p>2012-04-17</text:p>
          </table:table-cell>
          <table:table-cell office:value-type="float" office:value="66187984411">
            <text:p>661879844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5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5">
            <text:p>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15959">
            <text:p>18515959</text:p>
          </table:table-cell>
          <table:table-cell office:value-type="float" office:value="170626589">
            <text:p>170626589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97917174489">
            <text:p>979171744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1.03.201315 : 45 : 33 : HbA1c ( IFCC ) 45.4 mmol/mol</text:p>
          </table:table-cell>
          <table:table-cell office:value-type="string">
            <text:p>HbA1c ( IFCC ) 45.4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45.4">
            <text:p>45,4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00015">
            <text:p>18800015</text:p>
          </table:table-cell>
          <table:table-cell office:value-type="float" office:value="174451090">
            <text:p>174451090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97469968817">
            <text:p>974699688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2.04.201310 : 15 : HbA1c ( IFCC ) 46 mmol/mol</text:p>
          </table:table-cell>
          <table:table-cell office:value-type="string">
            <text:p>HbA1c ( IFCC ) 46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03250">
            <text:p>8203250</text:p>
          </table:table-cell>
          <table:table-cell office:value-type="float" office:value="133348586">
            <text:p>133348586</text:p>
          </table:table-cell>
          <table:table-cell office:value-type="string">
            <text:p>2012-08-10</text:p>
          </table:table-cell>
          <table:table-cell office:value-type="string">
            <text:p>A</text:p>
          </table:table-cell>
          <table:table-cell office:value-type="string">
            <text:p>2012-08-09</text:p>
          </table:table-cell>
          <table:table-cell office:value-type="float" office:value="52091254986">
            <text:p>5209125498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6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6">
            <text:p>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19289">
            <text:p>18519289</text:p>
          </table:table-cell>
          <table:table-cell office:value-type="float" office:value="169146254">
            <text:p>169146254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3-03-07</text:p>
          </table:table-cell>
          <table:table-cell office:value-type="float" office:value="27337479921">
            <text:p>273374799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7.03.201310 : 31 : HbA1c ( IFCC ) 46.4 mmol/mol</text:p>
          </table:table-cell>
          <table:table-cell office:value-type="string">
            <text:p>HbA1c ( IFCC ) 46.4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46.4">
            <text:p>46,4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29668">
            <text:p>19529668</text:p>
          </table:table-cell>
          <table:table-cell office:value-type="float" office:value="185599145">
            <text:p>185599145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6-06</text:p>
          </table:table-cell>
          <table:table-cell office:value-type="float" office:value="673030342310">
            <text:p>6730303423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6.06.201317 : 36 : HbA1c ( IFCC ) 46.4 mmol/mol</text:p>
          </table:table-cell>
          <table:table-cell office:value-type="string">
            <text:p>HbA1c ( IFCC ) 46.4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46.4">
            <text:p>46,4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51231">
            <text:p>17251231</text:p>
          </table:table-cell>
          <table:table-cell office:value-type="float" office:value="160828937">
            <text:p>160828937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72245916327">
            <text:p>722459163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7.01.201315 : 07 : 26 : HbA1c ( IFCC ) 46.4 mmol/mol</text:p>
          </table:table-cell>
          <table:table-cell office:value-type="string">
            <text:p>HbA1c ( IFCC ) 46.4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46.4">
            <text:p>46,4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83900">
            <text:p>4183900</text:p>
          </table:table-cell>
          <table:table-cell office:value-type="float" office:value="122343414">
            <text:p>122343414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16</text:p>
          </table:table-cell>
          <table:table-cell office:value-type="float" office:value="51635419798">
            <text:p>516354197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8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8">
            <text:p>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00337">
            <text:p>11700337</text:p>
          </table:table-cell>
          <table:table-cell office:value-type="float" office:value="209475037">
            <text:p>209475037</text:p>
          </table:table-cell>
          <table:table-cell office:value-type="string">
            <text:p>2013-11-16</text:p>
          </table:table-cell>
          <table:table-cell office:value-type="string">
            <text:p>A</text:p>
          </table:table-cell>
          <table:table-cell office:value-type="string">
            <text:p>2013-11-11</text:p>
          </table:table-cell>
          <table:table-cell office:value-type="float" office:value="80147578851">
            <text:p>801475788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13 augusti lõpus analüüsides : HbA1c ( IFCC ) 48</text:p>
          </table:table-cell>
          <table:table-cell office:value-type="string">
            <text:p>HbA1c ( IFCC ) 48</text:p>
          </table:table-cell>
          <table:table-cell office:value-type="string">
            <text:p><text:s/>↑ ( 29 . 42 mmol/mol ) , HbA1c </text:p>
          </table:table-cell>
          <table:table-cell office:value-type="string">
            <text:p>HbA1c</text:p>
          </table:table-cell>
          <table:table-cell table:style-name="Default" office:value-type="float" office:value="48">
            <text:p>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9247">
            <text:p>519247</text:p>
          </table:table-cell>
          <table:table-cell office:value-type="float" office:value="142696027">
            <text:p>142696027</text:p>
          </table:table-cell>
          <table:table-cell office:value-type="string">
            <text:p>2012-10-10</text:p>
          </table:table-cell>
          <table:table-cell office:value-type="string">
            <text:p>S</text:p>
          </table:table-cell>
          <table:table-cell office:value-type="string">
            <text:p>2012-10-05</text:p>
          </table:table-cell>
          <table:table-cell office:value-type="float" office:value="37295834381">
            <text:p>3729583438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5.10.2012 B-HbA1c ( IFCC ) 49</text:p>
          </table:table-cell>
          <table:table-cell office:value-type="string">
            <text:p>B-HbA1c ( IFCC ) 49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9">
            <text:p>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43384">
            <text:p>24743384</text:p>
          </table:table-cell>
          <table:table-cell office:value-type="float" office:value="160222414">
            <text:p>160222414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2-10-19</text:p>
          </table:table-cell>
          <table:table-cell office:value-type="float" office:value="79215742277">
            <text:p>792157422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49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49">
            <text:p>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21997">
            <text:p>17321997</text:p>
          </table:table-cell>
          <table:table-cell office:value-type="float" office:value="206414019">
            <text:p>206414019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94704973363">
            <text:p>947049733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31.10.201315 : 30 : HbA1c ( IFCC ) 49.7 mmol/mol</text:p>
          </table:table-cell>
          <table:table-cell office:value-type="string">
            <text:p>HbA1c ( IFCC ) 49.7 mmol/mol</text:p>
          </table:table-cell>
          <table:table-cell office:value-type="string">
            <text:p><text:s/>[ norm 20.0 - 42.0 ]</text:p>
          </table:table-cell>
          <table:table-cell office:value-type="string">
            <text:p>HbA1c</text:p>
          </table:table-cell>
          <table:table-cell table:style-name="Default" office:value-type="float" office:value="49.7">
            <text:p>49,7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65810">
            <text:p>23865810</text:p>
          </table:table-cell>
          <table:table-cell office:value-type="float" office:value="179401782">
            <text:p>179401782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80246725848">
            <text:p>802467258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50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387">
            <text:p>199387</text:p>
          </table:table-cell>
          <table:table-cell office:value-type="float" office:value="90033205">
            <text:p>90033205</text:p>
          </table:table-cell>
          <table:table-cell office:value-type="string">
            <text:p>2012-03-26</text:p>
          </table:table-cell>
          <table:table-cell office:value-type="string">
            <text:p>S</text:p>
          </table:table-cell>
          <table:table-cell office:value-type="string">
            <text:p>2012-03-15</text:p>
          </table:table-cell>
          <table:table-cell office:value-type="float" office:value="87334535124">
            <text:p>8733453512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50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152">
            <text:p>26152</text:p>
          </table:table-cell>
          <table:table-cell office:value-type="float" office:value="120811580">
            <text:p>120811580</text:p>
          </table:table-cell>
          <table:table-cell office:value-type="string">
            <text:p>2012-05-02</text:p>
          </table:table-cell>
          <table:table-cell office:value-type="string">
            <text:p>S</text:p>
          </table:table-cell>
          <table:table-cell office:value-type="string">
            <text:p>2012-04-26</text:p>
          </table:table-cell>
          <table:table-cell office:value-type="float" office:value="83236081130">
            <text:p>8323608113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50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28282">
            <text:p>18728282</text:p>
          </table:table-cell>
          <table:table-cell office:value-type="float" office:value="159903351">
            <text:p>159903351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12545911084">
            <text:p>125459110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4.03.201215 : 24 : HbA1c ( IFCC ) 51.9 mmol/mol</text:p>
          </table:table-cell>
          <table:table-cell office:value-type="string">
            <text:p>HbA1c ( IFCC ) 51.9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51.9">
            <text:p>51,9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14437">
            <text:p>7714437</text:p>
          </table:table-cell>
          <table:table-cell office:value-type="float" office:value="81679930">
            <text:p>81679930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49997284491">
            <text:p>4999728449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52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5795">
            <text:p>275795</text:p>
          </table:table-cell>
          <table:table-cell office:value-type="float" office:value="86472892">
            <text:p>86472892</text:p>
          </table:table-cell>
          <table:table-cell office:value-type="string">
            <text:p>2012-03-06</text:p>
          </table:table-cell>
          <table:table-cell office:value-type="string">
            <text:p>S</text:p>
          </table:table-cell>
          <table:table-cell office:value-type="string">
            <text:p>2012-03-01</text:p>
          </table:table-cell>
          <table:table-cell office:value-type="float" office:value="90255729843">
            <text:p>9025572984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52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22869">
            <text:p>4822869</text:p>
          </table:table-cell>
          <table:table-cell office:value-type="float" office:value="152541583">
            <text:p>152541583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2-11-22</text:p>
          </table:table-cell>
          <table:table-cell office:value-type="float" office:value="54584314254">
            <text:p>545843142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53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70340">
            <text:p>4270340</text:p>
          </table:table-cell>
          <table:table-cell office:value-type="float" office:value="96342394">
            <text:p>96342394</text:p>
          </table:table-cell>
          <table:table-cell office:value-type="string">
            <text:p>2012-04-26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18240711699">
            <text:p>182407116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P-TSH 3.33 ( 0.27 . 4.20 mU/L ) B-HbA1c ( IFCC ) 53</text:p>
          </table:table-cell>
          <table:table-cell office:value-type="string">
            <text:p>B-HbA1c ( IFCC ) 53</text:p>
          </table:table-cell>
          <table:table-cell office:value-type="string">
            <text:p><text:s/>( 29 . 42 mmol/mol ) B-HbA1c 7.</text:p>
          </table:table-cell>
          <table:table-cell office:value-type="string">
            <text:p>B-HbA1c</text:p>
          </table:table-cell>
          <table:table-cell table:style-name="Default"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31503">
            <text:p>16531503</text:p>
          </table:table-cell>
          <table:table-cell office:value-type="float" office:value="171660777">
            <text:p>171660777</text:p>
          </table:table-cell>
          <table:table-cell office:value-type="string">
            <text:p>2013-04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3453124136">
            <text:p>7345312413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Neut 5.29 ( 2 . 7 E9/L ) HbA1c ( IFCC ) 53</text:p>
          </table:table-cell>
          <table:table-cell office:value-type="string">
            <text:p>HbA1c ( IFCC ) 53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90713">
            <text:p>4990713</text:p>
          </table:table-cell>
          <table:table-cell office:value-type="float" office:value="131801946">
            <text:p>131801946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12-07-04</text:p>
          </table:table-cell>
          <table:table-cell office:value-type="float" office:value="12682846345">
            <text:p>126828463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04.07.201200 : 00 ) VASTUSED : B-HbA1c ( IFCC ) 53</text:p>
          </table:table-cell>
          <table:table-cell office:value-type="string">
            <text:p>B-HbA1c ( IFCC ) 53</text:p>
          </table:table-cell>
          <table:table-cell office:value-type="string">
            <text:p><text:s/>( 29 . 42 mmol/mol ) B-HbA1c 7.</text:p>
          </table:table-cell>
          <table:table-cell office:value-type="string">
            <text:p>B-HbA1c</text:p>
          </table:table-cell>
          <table:table-cell table:style-name="Default"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85932">
            <text:p>16385932</text:p>
          </table:table-cell>
          <table:table-cell office:value-type="float" office:value="189525090">
            <text:p>189525090</text:p>
          </table:table-cell>
          <table:table-cell office:value-type="string">
            <text:p>2013-07-23</text:p>
          </table:table-cell>
          <table:table-cell office:value-type="string">
            <text:p>S</text:p>
          </table:table-cell>
          <table:table-cell office:value-type="string">
            <text:p>2013-07-15</text:p>
          </table:table-cell>
          <table:table-cell office:value-type="float" office:value="55500061110">
            <text:p>5550006111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55</text:p>
          </table:table-cell>
          <table:table-cell office:value-type="string">
            <text:p><text:s/>↑ ( 29 . 42 mmol/mol )</text:p>
          </table:table-cell>
          <table:table-cell office:value-type="string">
            <text:p>HbA1c</text:p>
          </table:table-cell>
          <table:table-cell table:style-name="Default" office:value-type="float" office:value="55">
            <text:p>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59100">
            <text:p>22359100</text:p>
          </table:table-cell>
          <table:table-cell office:value-type="float" office:value="178566206">
            <text:p>178566206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673030490532">
            <text:p>6730304905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16.05.201300 : 00 ) VASTUSED : HbA1c ( IFCC ) 56</text:p>
          </table:table-cell>
          <table:table-cell office:value-type="string">
            <text:p>HbA1c ( IFCC ) 56</text:p>
          </table:table-cell>
          <table:table-cell office:value-type="string">
            <text:p><text:s/>( 29 . 42 mmol/mol ) HbA1c 7.3 </text:p>
          </table:table-cell>
          <table:table-cell office:value-type="string">
            <text:p>HbA1c</text:p>
          </table:table-cell>
          <table:table-cell table:style-name="Default" office:value-type="float" office:value="56">
            <text:p>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05670">
            <text:p>4805670</text:p>
          </table:table-cell>
          <table:table-cell office:value-type="float" office:value="139675064">
            <text:p>139675064</text:p>
          </table:table-cell>
          <table:table-cell office:value-type="string">
            <text:p>2012-09-20</text:p>
          </table:table-cell>
          <table:table-cell office:value-type="string">
            <text:p>A</text:p>
          </table:table-cell>
          <table:table-cell office:value-type="string">
            <text:p>2012-09-06</text:p>
          </table:table-cell>
          <table:table-cell office:value-type="float" office:value="81859396117">
            <text:p>818593961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06.09.201200 : 00 ) VASTUSED : B-HbA1c ( IFCC ) 57</text:p>
          </table:table-cell>
          <table:table-cell office:value-type="string">
            <text:p>B-HbA1c ( IFCC ) 57</text:p>
          </table:table-cell>
          <table:table-cell office:value-type="string">
            <text:p><text:s/>( 29 . 42 mmol/mol ) B-HbA1c 7.</text:p>
          </table:table-cell>
          <table:table-cell office:value-type="string">
            <text:p>B-HbA1c</text:p>
          </table:table-cell>
          <table:table-cell table:style-name="Default" office:value-type="float" office:value="57">
            <text:p>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68540">
            <text:p>17868540</text:p>
          </table:table-cell>
          <table:table-cell office:value-type="float" office:value="185010856">
            <text:p>185010856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17849039622">
            <text:p>178490396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8.06.201315 : 47 : HbA1c ( IFCC ) 60.7 mmol/mol</text:p>
          </table:table-cell>
          <table:table-cell office:value-type="string">
            <text:p>HbA1c ( IFCC ) 60.7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60.7">
            <text:p>60,7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46794">
            <text:p>13746794</text:p>
          </table:table-cell>
          <table:table-cell office:value-type="float" office:value="155366894">
            <text:p>155366894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88772766845">
            <text:p>887727668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<text:s/>06.12.201200 : 00 ) VASTUSED : HbA1c ( IFCC ) 61</text:p>
          </table:table-cell>
          <table:table-cell office:value-type="string">
            <text:p>HbA1c ( IFCC ) 61</text:p>
          </table:table-cell>
          <table:table-cell office:value-type="string">
            <text:p><text:s/>( 29 . 42 mmol/mol ) HbA1c 7.7 </text:p>
          </table:table-cell>
          <table:table-cell office:value-type="string">
            <text:p>HbA1c</text:p>
          </table:table-cell>
          <table:table-cell table:style-name="Default" office:value-type="float" office:value="61">
            <text:p>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2944">
            <text:p>492944</text:p>
          </table:table-cell>
          <table:table-cell office:value-type="float" office:value="131554762">
            <text:p>131554762</text:p>
          </table:table-cell>
          <table:table-cell office:value-type="string">
            <text:p>2012-07-29</text:p>
          </table:table-cell>
          <table:table-cell office:value-type="string">
            <text:p>S</text:p>
          </table:table-cell>
          <table:table-cell office:value-type="string">
            <text:p>2012-07-25</text:p>
          </table:table-cell>
          <table:table-cell office:value-type="float" office:value="73676483927">
            <text:p>7367648392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62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62">
            <text:p>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3500">
            <text:p>2403500</text:p>
          </table:table-cell>
          <table:table-cell office:value-type="float" office:value="153318528">
            <text:p>153318528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49935277074">
            <text:p>499352770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1.12.201211 : 03 : HbA1c ( IFCC ) 63.9 mmol/mol</text:p>
          </table:table-cell>
          <table:table-cell office:value-type="string">
            <text:p>HbA1c ( IFCC ) 63.9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63.9">
            <text:p>63,9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98533">
            <text:p>8698533</text:p>
          </table:table-cell>
          <table:table-cell office:value-type="float" office:value="136398705">
            <text:p>136398705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34961867796">
            <text:p>3496186779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64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60852">
            <text:p>24360852</text:p>
          </table:table-cell>
          <table:table-cell office:value-type="float" office:value="177120625">
            <text:p>177120625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673044071468">
            <text:p>6730440714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66</text:p>
          </table:table-cell>
          <table:table-cell office:value-type="string">
            <text:p><text:s/>( 29 . 42 mmol/mol )</text:p>
          </table:table-cell>
          <table:table-cell office:value-type="string">
            <text:p>HbA1c</text:p>
          </table:table-cell>
          <table:table-cell table:style-name="Default" office:value-type="float" office:value="66">
            <text:p>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8225">
            <text:p>16428225</text:p>
          </table:table-cell>
          <table:table-cell office:value-type="float" office:value="213047669">
            <text:p>213047669</text:p>
          </table:table-cell>
          <table:table-cell office:value-type="string">
            <text:p>2013-11-29</text:p>
          </table:table-cell>
          <table:table-cell office:value-type="string">
            <text:p>S</text:p>
          </table:table-cell>
          <table:table-cell office:value-type="string">
            <text:p>2013-11-26</text:p>
          </table:table-cell>
          <table:table-cell office:value-type="float" office:value="51662117690">
            <text:p>516621176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67</text:p>
          </table:table-cell>
          <table:table-cell office:value-type="string">
            <text:p><text:s/>↑ ( 29 . 42 mmol/mol )</text:p>
          </table:table-cell>
          <table:table-cell office:value-type="string">
            <text:p>HbA1c</text:p>
          </table:table-cell>
          <table:table-cell table:style-name="Default" office:value-type="float" office:value="67">
            <text:p>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10102">
            <text:p>7110102</text:p>
          </table:table-cell>
          <table:table-cell office:value-type="float" office:value="124579312">
            <text:p>124579312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office:value-type="string">
            <text:p>2012-04-09</text:p>
          </table:table-cell>
          <table:table-cell office:value-type="float" office:value="10489744170">
            <text:p>1048974417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68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68">
            <text:p>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50591">
            <text:p>8250591</text:p>
          </table:table-cell>
          <table:table-cell office:value-type="float" office:value="132054287">
            <text:p>132054287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46788040434">
            <text:p>4678804043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78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78">
            <text:p>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86206">
            <text:p>23086206</text:p>
          </table:table-cell>
          <table:table-cell office:value-type="float" office:value="181610812">
            <text:p>181610812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673030329808">
            <text:p>6730303298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.9 Hommikuti kell 7–10 pmol/L ) HbA1c ( IFCC ) 80</text:p>
          </table:table-cell>
          <table:table-cell office:value-type="string">
            <text:p>HbA1c ( IFCC ) 80</text:p>
          </table:table-cell>
          <table:table-cell office:value-type="string">
            <text:p><text:s/>↑ ( 29 . 42 mmol/mol ) HbA1c 9.</text:p>
          </table:table-cell>
          <table:table-cell office:value-type="string">
            <text:p>HbA1c</text:p>
          </table:table-cell>
          <table:table-cell table:style-name="Default" office:value-type="float" office:value="80">
            <text:p>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2164">
            <text:p>342164</text:p>
          </table:table-cell>
          <table:table-cell office:value-type="float" office:value="151121037">
            <text:p>151121037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office:value-type="string">
            <text:p>2012-11-22</text:p>
          </table:table-cell>
          <table:table-cell office:value-type="float" office:value="92577657179">
            <text:p>9257765717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83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83">
            <text:p>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45981">
            <text:p>19245981</text:p>
          </table:table-cell>
          <table:table-cell office:value-type="float" office:value="166679580">
            <text:p>166679580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673034920954">
            <text:p>6730349209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1.03.201310 : 30 : HbA1c ( IFCC ) 84.7 mmol/mol</text:p>
          </table:table-cell>
          <table:table-cell office:value-type="string">
            <text:p>HbA1c ( IFCC ) 84.7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84.7">
            <text:p>84,7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7073">
            <text:p>16237073</text:p>
          </table:table-cell>
          <table:table-cell office:value-type="float" office:value="209084594">
            <text:p>209084594</text:p>
          </table:table-cell>
          <table:table-cell office:value-type="string">
            <text:p>2013-11-12</text:p>
          </table:table-cell>
          <table:table-cell office:value-type="string">
            <text:p>S</text:p>
          </table:table-cell>
          <table:table-cell office:value-type="string">
            <text:p>2013-10-30</text:p>
          </table:table-cell>
          <table:table-cell office:value-type="float" office:value="57589825568">
            <text:p>575898255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HbA1c ( IFCC ) 89</text:p>
          </table:table-cell>
          <table:table-cell office:value-type="string">
            <text:p><text:s/>↑ ( 29 . 42 mmol/mol )</text:p>
          </table:table-cell>
          <table:table-cell office:value-type="string">
            <text:p>HbA1c</text:p>
          </table:table-cell>
          <table:table-cell table:style-name="Default" office:value-type="float" office:value="89">
            <text:p>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29874">
            <text:p>7029874</text:p>
          </table:table-cell>
          <table:table-cell office:value-type="float" office:value="96301623">
            <text:p>96301623</text:p>
          </table:table-cell>
          <table:table-cell office:value-type="string">
            <text:p>2012-03-12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63185495374">
            <text:p>6318549537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table:number-columns-repeated="2" office:value-type="string">
            <text:p>B-HbA1c ( IFCC ) 91</text:p>
          </table:table-cell>
          <table:table-cell office:value-type="string">
            <text:p><text:s/>( 29 . 42 mmol/mol )</text:p>
          </table:table-cell>
          <table:table-cell office:value-type="string">
            <text:p>B-HbA1c</text:p>
          </table:table-cell>
          <table:table-cell table:style-name="Default" office:value-type="float" office:value="91">
            <text:p>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02897">
            <text:p>2802897</text:p>
          </table:table-cell>
          <table:table-cell office:value-type="float" office:value="150799128">
            <text:p>150799128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2-10-18</text:p>
          </table:table-cell>
          <table:table-cell office:value-type="float" office:value="70226312836">
            <text:p>702263128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18.10.201213 : 59 : HbA1c ( IFCC ) 91.3 mmol/mol</text:p>
          </table:table-cell>
          <table:table-cell office:value-type="string">
            <text:p>HbA1c ( IFCC ) 91.3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91.3">
            <text:p>91,3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11317">
            <text:p>2711317</text:p>
          </table:table-cell>
          <table:table-cell office:value-type="float" office:value="146837067">
            <text:p>146837067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40749767504">
            <text:p>407497675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25.09.201214 : 59 : HbA1c ( IFCC ) 107.6 mmol/mol</text:p>
          </table:table-cell>
          <table:table-cell office:value-type="string">
            <text:p>HbA1c ( IFCC ) 107.6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107.6">
            <text:p>107,6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39960">
            <text:p>19539960</text:p>
          </table:table-cell>
          <table:table-cell office:value-type="float" office:value="200798258">
            <text:p>200798258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673030389852">
            <text:p>6730303898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GLÜKOHEMOGLOBIIN</text:p>
          </table:table-cell>
          <table:table-cell office:value-type="string">
            <text:p>(?P&lt;key&gt;(glüko?[Hh]gb|glük\.\s*[Hh]gb|[Gg]lüko?hemoglobiin|(B-)?HG?BA1\s*C|(B-)?Hg?bA1\s*c|(B-)?Hg?bA1\s*C|Hba1c|HBA1c|Hba1C|HBa1c|Hgb1ac|hgba1c|HB1ac|HgBa1C))\s*[-:=]?(oli|on|\(\s*IFCC\s*\))?\s*(?P&lt;value&gt;([0-9])+(\s?[,.]\s?[0-9]+)?)(\s*(?P&lt;unit&gt;(mmol/mol</text:p>
          </table:table-cell>
          <table:table-cell office:value-type="string">
            <text:p>NULL</text:p>
          </table:table-cell>
          <table:table-cell office:value-type="string">
            <text:p>08.05.201320 : 12 : 27 : HbA1c ( IFCC ) 114.2 mmol/mol</text:p>
          </table:table-cell>
          <table:table-cell office:value-type="string">
            <text:p>HbA1c ( IFCC ) 114.2 mmol/mol</text:p>
          </table:table-cell>
          <table:table-cell/>
          <table:table-cell office:value-type="string">
            <text:p>HbA1c</text:p>
          </table:table-cell>
          <table:table-cell table:style-name="Default" office:value-type="float" office:value="114.2">
            <text:p>114,2</text:p>
          </table:table-cell>
          <table:table-cell table:number-columns-repeated="2" office:value-type="string">
            <text:p>NULL</text:p>
          </table:table-cell>
          <table:table-cell office:value-type="string">
            <text:p>mmol/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T1048576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0T17:18:53.38</dc:date>
    <meta:document-statistic meta:table-count="1" meta:cell-count="14910" meta:object-count="0"/>
    <meta:generator>LibreOffice/4.0.0.3$Windows_x86 LibreOffice_project/7545bee9c2a0782548772a21bc84a9dcc583b89</meta:generator>
  </office:meta>
</office:document-meta>
</file>